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47in"/>
    </style:style>
    <style:style style:name="co2" style:family="table-column">
      <style:table-column-properties fo:break-before="auto" style:column-width="1.5209in"/>
    </style:style>
    <style:style style:name="co3" style:family="table-column">
      <style:table-column-properties fo:break-before="auto" style:column-width="1.8189in"/>
    </style:style>
    <style:style style:name="co4" style:family="table-column">
      <style:table-column-properties fo:break-before="auto" style:column-width="0.6953in"/>
    </style:style>
    <style:style style:name="ro1" style:family="table-row">
      <style:table-row-properties style:row-height="0.1874in" fo:break-before="auto" style:use-optimal-row-height="false"/>
    </style:style>
    <style:style style:name="ro2" style:family="table-row">
      <style:table-row-properties style:row-height="0.2689in" fo:break-before="auto" style:use-optimal-row-height="false"/>
    </style:style>
    <style:style style:name="ro3" style:family="table-row">
      <style:table-row-properties style:row-height="0.2374in" fo:break-before="auto" style:use-optimal-row-height="false"/>
    </style:style>
    <style:style style:name="ro4" style:family="table-row">
      <style:table-row-properties style:row-height="0.8598in" fo:break-before="auto" style:use-optimal-row-height="false"/>
    </style:style>
    <style:style style:name="ro5" style:family="table-row">
      <style:table-row-properties style:row-height="0.8283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1929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1772in" fo:break-before="auto" style:use-optimal-row-height="false"/>
    </style:style>
    <style:style style:name="ta1" style:family="table" style:master-page-name="PageStyle_5f_CAC">
      <style:table-properties table:display="true" style:writing-mode="lr-tb"/>
    </style:style>
    <style:style style:name="ta2" style:family="table" style:master-page-name="PageStyle_5f_Sheet">
      <style:table-properties table:display="true" style:writing-mode="lr-tb"/>
    </style:style>
    <style:style style:name="ce1" style:family="table-cell" style:parent-style-name="Default">
      <style:table-cell-properties fo:background-color="#d3b5e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5"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9" style:family="table-cell" style:parent-style-name="Default">
      <style:table-cell-properties fo:border-bottom="0.74pt solid #000000" style:diagonal-bl-tr="none" style:diagonal-tl-br="none" fo:border-left="none" fo:border-right="none" style:rotation-align="none" fo:border-top="0.74pt solid #000000"/>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7"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18" style:family="table-cell" style:parent-style-name="Default">
      <style:table-cell-properties fo:background-color="#ffe6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9" style:family="table-cell" style:parent-style-name="Default">
      <style:table-cell-properties fo:background-color="#99ff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0" style:family="table-cell" style:parent-style-name="Default">
      <style:table-cell-properties fo:background-color="#c5e0b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21" style:family="table-cell" style:parent-style-name="Default" style:data-style-name="N144">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22" style:family="table-cell" style:parent-style-name="Default" style:data-style-name="N144">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background-color="#ffe6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fo:background-color="#c5e0b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26" style:family="table-cell" style:parent-style-name="Default" style:data-style-name="N144">
      <style:table-cell-properties fo:background-color="#c5e0b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27" style:family="table-cell" style:parent-style-name="Default">
      <style:table-cell-properties fo:background-color="#ff6d6d"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c5e0b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144">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data-style-name="N144">
      <style:table-cell-properties fo:background-color="#c5e0b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ackground-color="#c5e0b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ackground-color="#ff6d6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35" style:family="table-cell" style:parent-style-name="Default">
      <style:table-cell-properties fo:background-color="#c5e0b4"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37" style:family="table-cell" style:parent-style-name="Default">
      <style:table-cell-properties fo:background-color="#afd095"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ackground-color="#ff6d6d"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afd095"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background-color="#ff6d6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41"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42" style:family="table-cell" style:parent-style-name="Default" style:data-style-name="N144">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fo:background-color="#ff6d6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fo:background-color="#ffe6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background-color="#ff383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table-cell-properties fo:background-color="#99ff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47" style:family="table-cell" style:parent-style-name="Default">
      <style:table-cell-properties fo:background-color="#ffe6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data-style-name="N144">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5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style>
    <style:style style:name="ce5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lr-tb"/>
    </style:style>
    <style:style style:name="ce52" style:family="table-cell" style:parent-style-name="Default">
      <style:table-cell-properties style:text-align-source="fix" style:repeat-content="false"/>
      <style:paragraph-properties fo:text-align="center" fo:margin-left="0in"/>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fo:background-color="#ffff00" style:text-align-source="fix" style:repeat-content="false"/>
      <style:paragraph-properties fo:text-align="center" fo:margin-left="0i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C" table:style-name="ta1">
        <office:forms form:automatic-focus="false" form:apply-design-mode="false"/>
        <table:table-column table:style-name="co1" table:number-columns-repeated="10" table:default-cell-style-name="ce8"/>
        <table:table-column table:style-name="co2" table:default-cell-style-name="ce8"/>
        <table:table-column table:style-name="co1" table:number-columns-repeated="154" table:default-cell-style-name="ce8"/>
        <table:table-column table:style-name="co3" table:default-cell-style-name="ce8"/>
        <table:table-column table:style-name="co4" table:number-columns-repeated="858" table:default-cell-style-name="Default"/>
        <table:table-row table:style-name="ro1">
          <table:table-cell table:style-name="ce1" office:value-type="string" calcext:value-type="string" table:number-columns-spanned="16" table:number-rows-spanned="1">
            <text:p>DATOS BASICOS <text:s text:c="66"/>DATOS BASICOS <text:s text:c="140"/>DATOS BASICOS</text:p>
          </table:table-cell>
          <table:covered-table-cell table:number-columns-repeated="14" table:style-name="ce9"/>
          <table:covered-table-cell table:style-name="ce17"/>
          <table:table-cell table:style-name="ce19" office:value-type="string" calcext:value-type="string" table:number-columns-spanned="14" table:number-rows-spanned="1">
            <text:p>DIAGNOSTICO <text:s text:c="119"/>ESTADIFICACION</text:p>
          </table:table-cell>
          <table:covered-table-cell table:number-columns-repeated="12" table:style-name="ce9"/>
          <table:covered-table-cell table:style-name="ce17"/>
          <table:table-cell table:style-name="ce1" office:value-type="string" calcext:value-type="string" table:number-columns-spanned="3" table:number-rows-spanned="1">
            <text:p>CANCER MAMA</text:p>
          </table:table-cell>
          <table:covered-table-cell table:style-name="ce9"/>
          <table:covered-table-cell table:style-name="ce17"/>
          <table:table-cell table:style-name="ce19" office:value-type="string" calcext:value-type="string" table:number-columns-spanned="2" table:number-rows-spanned="1">
            <text:p>CANCER COLORRECTAL</text:p>
          </table:table-cell>
          <table:covered-table-cell table:style-name="ce17"/>
          <table:table-cell table:style-name="ce1" office:value-type="string" calcext:value-type="string">
            <text:p>HODGKIN</text:p>
          </table:table-cell>
          <table:table-cell table:style-name="ce19" office:value-type="string" calcext:value-type="string">
            <text:p>PROSTATA</text:p>
          </table:table-cell>
          <table:table-cell table:style-name="ce1" office:value-type="string" calcext:value-type="string" table:number-columns-spanned="2" table:number-rows-spanned="1">
            <text:p>LEUCEMIA - LINFOMA</text:p>
          </table:table-cell>
          <table:covered-table-cell table:style-name="ce17"/>
          <table:table-cell table:style-name="ce36" office:value-type="string" calcext:value-type="string" table:number-columns-spanned="5" table:number-rows-spanned="1">
            <text:p>ANTECEDENTES</text:p>
          </table:table-cell>
          <table:covered-table-cell table:number-columns-repeated="3" table:style-name="ce9"/>
          <table:covered-table-cell table:style-name="ce17"/>
          <table:table-cell table:style-name="ce19" office:value-type="string" calcext:value-type="string" table:number-columns-spanned="33" table:number-rows-spanned="1">
            <text:p><text:s text:c="32"/>PRIMER CICLO DE QUIMIOTERAPIA <text:s text:c="113"/>PRIMER CICLO DE QUIMIOTERAPIA <text:s text:c="139"/>PRIMER CICLO DE QUIMIOTERAPIA <text:s text:c="110"/>PRIMER CICLO DE QUIMIOTERAPIA <text:s text:c="36"/></text:p>
          </table:table-cell>
          <table:covered-table-cell table:number-columns-repeated="31" table:style-name="ce9"/>
          <table:covered-table-cell table:style-name="ce17"/>
          <table:table-cell table:style-name="ce1" office:value-type="string" calcext:value-type="string" table:number-columns-spanned="22" table:number-rows-spanned="1">
            <text:p><text:s text:c="53"/>ULTIMO CICLO DE QUIMIOTERAPIA <text:s text:c="106"/>ULTIMO CICLO DE QUIMIOTERAPIA <text:s text:c="130"/>ULTIMO CICLO DE QUIMIOTERAPIA <text:s text:c="36"/></text:p>
          </table:table-cell>
          <table:covered-table-cell table:number-columns-repeated="20" table:style-name="ce9"/>
          <table:covered-table-cell table:style-name="ce17"/>
          <table:table-cell table:style-name="ce19" office:value-type="string" calcext:value-type="string" table:number-columns-spanned="12" table:number-rows-spanned="1">
            <text:p>CIRUGIA <text:s text:c="108"/>CIRUGIA</text:p>
          </table:table-cell>
          <table:covered-table-cell table:number-columns-repeated="10" table:style-name="ce9"/>
          <table:covered-table-cell table:style-name="ce17"/>
          <table:table-cell table:style-name="ce1" office:value-type="string" calcext:value-type="string" table:number-columns-spanned="20" table:number-rows-spanned="1">
            <text:p>&lt;</text:p>
          </table:table-cell>
          <table:covered-table-cell table:number-columns-repeated="18" table:style-name="ce9"/>
          <table:covered-table-cell table:style-name="ce17"/>
          <table:table-cell table:style-name="ce19" office:value-type="string" calcext:value-type="string" table:number-columns-spanned="8" table:number-rows-spanned="1">
            <text:p>NO SE HACEN (TRANSPLANTES)</text:p>
          </table:table-cell>
          <table:covered-table-cell table:number-columns-repeated="6" table:style-name="ce9"/>
          <table:covered-table-cell table:style-name="ce17"/>
          <table:table-cell table:style-name="ce1" office:value-type="string" calcext:value-type="string" table:number-columns-spanned="9" table:number-rows-spanned="1">
            <text:p>CUIDADO <text:s text:c="18"/>PALIATIVO</text:p>
          </table:table-cell>
          <table:covered-table-cell table:number-columns-repeated="7" table:style-name="ce9"/>
          <table:covered-table-cell table:style-name="ce17"/>
          <table:table-cell table:style-name="ce19" office:value-type="string" calcext:value-type="string" table:number-columns-spanned="3" table:number-rows-spanned="1">
            <text:p>NO SE HACEN (PSIQUIATRIA)</text:p>
          </table:table-cell>
          <table:covered-table-cell table:style-name="ce9"/>
          <table:covered-table-cell table:style-name="ce17"/>
          <table:table-cell table:style-name="ce1" office:value-type="string" calcext:value-type="string" table:number-columns-spanned="4" table:number-rows-spanned="1">
            <text:p>NUTRICION</text:p>
          </table:table-cell>
          <table:covered-table-cell table:number-columns-repeated="2" table:style-name="ce9"/>
          <table:covered-table-cell table:style-name="ce17"/>
          <table:table-cell table:style-name="ce46" office:value-type="string" calcext:value-type="string">
            <text:p>NO SE HACE</text:p>
          </table:table-cell>
          <table:table-cell table:style-name="ce1" office:value-type="string" calcext:value-type="string" table:number-columns-spanned="10" table:number-rows-spanned="1">
            <text:p>RESULTADO FINAL DE LA ATENCIÓN</text:p>
          </table:table-cell>
          <table:covered-table-cell table:number-columns-repeated="8" table:style-name="ce9"/>
          <table:covered-table-cell table:style-name="ce17"/>
          <table:table-cell table:style-name="ce36"/>
          <table:table-cell table:number-columns-repeated="857"/>
        </table:table-row>
        <table:table-row table:style-name="ro2">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9" office:value-type="float" office:value="17" calcext:value-type="float">
            <text:p>17</text:p>
          </table:table-cell>
          <table:table-cell table:style-name="ce19" office:value-type="float" office:value="18" calcext:value-type="float">
            <text:p>18</text:p>
          </table:table-cell>
          <table:table-cell table:style-name="ce19" office:value-type="float" office:value="19" calcext:value-type="float">
            <text:p>19</text:p>
          </table:table-cell>
          <table:table-cell table:style-name="ce19" office:value-type="float" office:value="20" calcext:value-type="float">
            <text:p>20</text:p>
          </table:table-cell>
          <table:table-cell table:style-name="ce19" office:value-type="float" office:value="21" calcext:value-type="float">
            <text:p>21</text:p>
          </table:table-cell>
          <table:table-cell table:style-name="ce19" office:value-type="float" office:value="22" calcext:value-type="float">
            <text:p>22</text:p>
          </table:table-cell>
          <table:table-cell table:style-name="ce19" office:value-type="float" office:value="23" calcext:value-type="float">
            <text:p>23</text:p>
          </table:table-cell>
          <table:table-cell table:style-name="ce19" office:value-type="float" office:value="24" calcext:value-type="float">
            <text:p>24</text:p>
          </table:table-cell>
          <table:table-cell table:style-name="ce19" office:value-type="float" office:value="25" calcext:value-type="float">
            <text:p>25</text:p>
          </table:table-cell>
          <table:table-cell table:style-name="ce19" office:value-type="float" office:value="26" calcext:value-type="float">
            <text:p>26</text:p>
          </table:table-cell>
          <table:table-cell table:style-name="ce19" office:value-type="float" office:value="27" calcext:value-type="float">
            <text:p>27</text:p>
          </table:table-cell>
          <table:table-cell table:style-name="ce19" office:value-type="float" office:value="28" calcext:value-type="float">
            <text:p>28</text:p>
          </table:table-cell>
          <table:table-cell table:style-name="ce19" office:value-type="float" office:value="29" calcext:value-type="float">
            <text:p>29</text:p>
          </table:table-cell>
          <table:table-cell table:style-name="ce19" office:value-type="float" office:value="30" calcext:value-type="float">
            <text:p>30</text:p>
          </table:table-cell>
          <table:table-cell table:style-name="ce1" office:value-type="float" office:value="31" calcext:value-type="float">
            <text:p>31</text:p>
          </table:table-cell>
          <table:table-cell table:style-name="ce1" office:value-type="float" office:value="32" calcext:value-type="float">
            <text:p>32</text:p>
          </table:table-cell>
          <table:table-cell table:style-name="ce1" office:value-type="float" office:value="33" calcext:value-type="float">
            <text:p>33</text:p>
          </table:table-cell>
          <table:table-cell table:style-name="ce19" office:value-type="float" office:value="34" calcext:value-type="float">
            <text:p>34</text:p>
          </table:table-cell>
          <table:table-cell table:style-name="ce19" office:value-type="float" office:value="35" calcext:value-type="float">
            <text:p>35</text:p>
          </table:table-cell>
          <table:table-cell table:style-name="ce1" office:value-type="float" office:value="36" calcext:value-type="float">
            <text:p>36</text:p>
          </table:table-cell>
          <table:table-cell table:style-name="ce19" office:value-type="float" office:value="37" calcext:value-type="float">
            <text:p>37</text:p>
          </table:table-cell>
          <table:table-cell table:style-name="ce1" office:value-type="float" office:value="38" calcext:value-type="float">
            <text:p>38</text:p>
          </table:table-cell>
          <table:table-cell table:style-name="ce1" office:value-type="float" office:value="39" calcext:value-type="float">
            <text:p>39</text:p>
          </table:table-cell>
          <table:table-cell table:style-name="ce36" office:value-type="float" office:value="40" calcext:value-type="float">
            <text:p>40</text:p>
          </table:table-cell>
          <table:table-cell table:style-name="ce36" office:value-type="float" office:value="41" calcext:value-type="float">
            <text:p>41</text:p>
          </table:table-cell>
          <table:table-cell table:style-name="ce36" office:value-type="float" office:value="42" calcext:value-type="float">
            <text:p>42</text:p>
          </table:table-cell>
          <table:table-cell table:style-name="ce36" office:value-type="float" office:value="43" calcext:value-type="float">
            <text:p>43</text:p>
          </table:table-cell>
          <table:table-cell table:style-name="ce36" office:value-type="float" office:value="44" calcext:value-type="float">
            <text:p>44</text:p>
          </table:table-cell>
          <table:table-cell table:style-name="ce19" office:value-type="float" office:value="45" calcext:value-type="float">
            <text:p>45</text:p>
          </table:table-cell>
          <table:table-cell table:style-name="ce19" office:value-type="float" office:value="46" calcext:value-type="float">
            <text:p>46</text:p>
          </table:table-cell>
          <table:table-cell table:style-name="ce19" office:value-type="float" office:value="47" calcext:value-type="float">
            <text:p>47</text:p>
          </table:table-cell>
          <table:table-cell table:style-name="ce19" office:value-type="float" office:value="48" calcext:value-type="float">
            <text:p>48</text:p>
          </table:table-cell>
          <table:table-cell table:style-name="ce19" office:value-type="float" office:value="49" calcext:value-type="float">
            <text:p>49</text:p>
          </table:table-cell>
          <table:table-cell table:style-name="ce19" office:value-type="float" office:value="50" calcext:value-type="float">
            <text:p>50</text:p>
          </table:table-cell>
          <table:table-cell table:style-name="ce19" office:value-type="float" office:value="51" calcext:value-type="float">
            <text:p>51</text:p>
          </table:table-cell>
          <table:table-cell table:style-name="ce19" office:value-type="float" office:value="52" calcext:value-type="float">
            <text:p>52</text:p>
          </table:table-cell>
          <table:table-cell table:style-name="ce19" office:value-type="float" office:value="53" calcext:value-type="float">
            <text:p>53</text:p>
          </table:table-cell>
          <table:table-cell table:style-name="ce19" office:value-type="float" office:value="54" calcext:value-type="float">
            <text:p>54</text:p>
          </table:table-cell>
          <table:table-cell table:style-name="ce19" office:value-type="float" office:value="55" calcext:value-type="float">
            <text:p>55</text:p>
          </table:table-cell>
          <table:table-cell table:style-name="ce19" office:value-type="float" office:value="56" calcext:value-type="float">
            <text:p>56</text:p>
          </table:table-cell>
          <table:table-cell table:style-name="ce19" office:value-type="float" office:value="57" calcext:value-type="float">
            <text:p>57</text:p>
          </table:table-cell>
          <table:table-cell table:style-name="ce19" office:value-type="float" office:value="58" calcext:value-type="float">
            <text:p>58</text:p>
          </table:table-cell>
          <table:table-cell table:style-name="ce19" office:value-type="float" office:value="59" calcext:value-type="float">
            <text:p>59</text:p>
          </table:table-cell>
          <table:table-cell table:style-name="ce19" office:value-type="float" office:value="60" calcext:value-type="float">
            <text:p>60</text:p>
          </table:table-cell>
          <table:table-cell table:style-name="ce19" office:value-type="float" office:value="61" calcext:value-type="float">
            <text:p>61</text:p>
          </table:table-cell>
          <table:table-cell table:style-name="ce19" office:value-type="float" office:value="62" calcext:value-type="float">
            <text:p>62</text:p>
          </table:table-cell>
          <table:table-cell table:style-name="ce19" office:value-type="float" office:value="63" calcext:value-type="float">
            <text:p>63</text:p>
          </table:table-cell>
          <table:table-cell table:style-name="ce19" office:value-type="float" office:value="64" calcext:value-type="float">
            <text:p>64</text:p>
          </table:table-cell>
          <table:table-cell table:style-name="ce19" office:value-type="float" office:value="65" calcext:value-type="float">
            <text:p>65</text:p>
          </table:table-cell>
          <table:table-cell table:style-name="ce19" office:value-type="float" office:value="66" calcext:value-type="float">
            <text:p>66</text:p>
          </table:table-cell>
          <table:table-cell table:style-name="ce19" office:value-type="float" office:value="67" calcext:value-type="float">
            <text:p>67</text:p>
          </table:table-cell>
          <table:table-cell table:style-name="ce19" office:value-type="float" office:value="68" calcext:value-type="float">
            <text:p>68</text:p>
          </table:table-cell>
          <table:table-cell table:style-name="ce19" office:value-type="float" office:value="69" calcext:value-type="float">
            <text:p>69</text:p>
          </table:table-cell>
          <table:table-cell table:style-name="ce19" office:value-type="float" office:value="70" calcext:value-type="float">
            <text:p>70</text:p>
          </table:table-cell>
          <table:table-cell table:style-name="ce19" office:value-type="float" office:value="71" calcext:value-type="float">
            <text:p>71</text:p>
          </table:table-cell>
          <table:table-cell table:style-name="ce19" office:value-type="float" office:value="72" calcext:value-type="float">
            <text:p>72</text:p>
          </table:table-cell>
          <table:table-cell table:style-name="ce19" office:value-type="float" office:value="73" calcext:value-type="float">
            <text:p>73</text:p>
          </table:table-cell>
          <table:table-cell table:style-name="ce19" office:value-type="float" office:value="74" calcext:value-type="float">
            <text:p>74</text:p>
          </table:table-cell>
          <table:table-cell table:style-name="ce19" office:value-type="float" office:value="75" calcext:value-type="float">
            <text:p>75</text:p>
          </table:table-cell>
          <table:table-cell table:style-name="ce19" office:value-type="float" office:value="76" calcext:value-type="float">
            <text:p>76</text:p>
          </table:table-cell>
          <table:table-cell table:style-name="ce19" office:value-type="float" office:value="77" calcext:value-type="float">
            <text:p>77</text:p>
          </table:table-cell>
          <table:table-cell table:style-name="ce1" office:value-type="float" office:value="78" calcext:value-type="float">
            <text:p>78</text:p>
          </table:table-cell>
          <table:table-cell table:style-name="ce1" office:value-type="float" office:value="79" calcext:value-type="float">
            <text:p>79</text:p>
          </table:table-cell>
          <table:table-cell table:style-name="ce1" office:value-type="float" office:value="80" calcext:value-type="float">
            <text:p>80</text:p>
          </table:table-cell>
          <table:table-cell table:style-name="ce1" office:value-type="float" office:value="81" calcext:value-type="float">
            <text:p>81</text:p>
          </table:table-cell>
          <table:table-cell table:style-name="ce1" office:value-type="float" office:value="82" calcext:value-type="float">
            <text:p>82</text:p>
          </table:table-cell>
          <table:table-cell table:style-name="ce1" office:value-type="float" office:value="83" calcext:value-type="float">
            <text:p>83</text:p>
          </table:table-cell>
          <table:table-cell table:style-name="ce1" office:value-type="float" office:value="84" calcext:value-type="float">
            <text:p>84</text:p>
          </table:table-cell>
          <table:table-cell table:style-name="ce1" office:value-type="float" office:value="85" calcext:value-type="float">
            <text:p>85</text:p>
          </table:table-cell>
          <table:table-cell table:style-name="ce1" office:value-type="float" office:value="86" calcext:value-type="float">
            <text:p>86</text:p>
          </table:table-cell>
          <table:table-cell table:style-name="ce1" office:value-type="float" office:value="87" calcext:value-type="float">
            <text:p>87</text:p>
          </table:table-cell>
          <table:table-cell table:style-name="ce1" office:value-type="float" office:value="88" calcext:value-type="float">
            <text:p>88</text:p>
          </table:table-cell>
          <table:table-cell table:style-name="ce1" office:value-type="float" office:value="89" calcext:value-type="float">
            <text:p>89</text:p>
          </table:table-cell>
          <table:table-cell table:style-name="ce1" office:value-type="float" office:value="90" calcext:value-type="float">
            <text:p>90</text:p>
          </table:table-cell>
          <table:table-cell table:style-name="ce1" office:value-type="float" office:value="91" calcext:value-type="float">
            <text:p>91</text:p>
          </table:table-cell>
          <table:table-cell table:style-name="ce1" office:value-type="float" office:value="92" calcext:value-type="float">
            <text:p>92</text:p>
          </table:table-cell>
          <table:table-cell table:style-name="ce1" office:value-type="float" office:value="93" calcext:value-type="float">
            <text:p>93</text:p>
          </table:table-cell>
          <table:table-cell table:style-name="ce1" office:value-type="float" office:value="94" calcext:value-type="float">
            <text:p>94</text:p>
          </table:table-cell>
          <table:table-cell table:style-name="ce1" office:value-type="float" office:value="95" calcext:value-type="float">
            <text:p>95</text:p>
          </table:table-cell>
          <table:table-cell table:style-name="ce1" office:value-type="float" office:value="96" calcext:value-type="float">
            <text:p>96</text:p>
          </table:table-cell>
          <table:table-cell table:style-name="ce1" office:value-type="float" office:value="97" calcext:value-type="float">
            <text:p>97</text:p>
          </table:table-cell>
          <table:table-cell table:style-name="ce1" office:value-type="float" office:value="98" calcext:value-type="float">
            <text:p>98</text:p>
          </table:table-cell>
          <table:table-cell table:style-name="ce1" office:value-type="float" office:value="99" calcext:value-type="float">
            <text:p>99</text:p>
          </table:table-cell>
          <table:table-cell table:style-name="ce19" office:value-type="float" office:value="100" calcext:value-type="float">
            <text:p>100</text:p>
          </table:table-cell>
          <table:table-cell table:style-name="ce19" office:value-type="float" office:value="101" calcext:value-type="float">
            <text:p>101</text:p>
          </table:table-cell>
          <table:table-cell table:style-name="ce19" office:value-type="float" office:value="102" calcext:value-type="float">
            <text:p>102</text:p>
          </table:table-cell>
          <table:table-cell table:style-name="ce19" office:value-type="float" office:value="103" calcext:value-type="float">
            <text:p>103</text:p>
          </table:table-cell>
          <table:table-cell table:style-name="ce19" office:value-type="float" office:value="104" calcext:value-type="float">
            <text:p>104</text:p>
          </table:table-cell>
          <table:table-cell table:style-name="ce19" office:value-type="float" office:value="105" calcext:value-type="float">
            <text:p>105</text:p>
          </table:table-cell>
          <table:table-cell table:style-name="ce19" office:value-type="float" office:value="106" calcext:value-type="float">
            <text:p>106</text:p>
          </table:table-cell>
          <table:table-cell table:style-name="ce19" office:value-type="float" office:value="107" calcext:value-type="float">
            <text:p>107</text:p>
          </table:table-cell>
          <table:table-cell table:style-name="ce19" office:value-type="float" office:value="108" calcext:value-type="float">
            <text:p>108</text:p>
          </table:table-cell>
          <table:table-cell table:style-name="ce19" office:value-type="float" office:value="109" calcext:value-type="float">
            <text:p>109</text:p>
          </table:table-cell>
          <table:table-cell table:style-name="ce19" office:value-type="float" office:value="110" calcext:value-type="float">
            <text:p>110</text:p>
          </table:table-cell>
          <table:table-cell table:style-name="ce19" office:value-type="float" office:value="111" calcext:value-type="float">
            <text:p>111</text:p>
          </table:table-cell>
          <table:table-cell table:style-name="ce1" office:value-type="float" office:value="112" calcext:value-type="float">
            <text:p>112</text:p>
          </table:table-cell>
          <table:table-cell table:style-name="ce1" office:value-type="float" office:value="113" calcext:value-type="float">
            <text:p>113</text:p>
          </table:table-cell>
          <table:table-cell table:style-name="ce1" office:value-type="float" office:value="114" calcext:value-type="float">
            <text:p>114</text:p>
          </table:table-cell>
          <table:table-cell table:style-name="ce1" office:value-type="float" office:value="115" calcext:value-type="float">
            <text:p>115</text:p>
          </table:table-cell>
          <table:table-cell table:style-name="ce1" office:value-type="float" office:value="116" calcext:value-type="float">
            <text:p>116</text:p>
          </table:table-cell>
          <table:table-cell table:style-name="ce1" office:value-type="float" office:value="117" calcext:value-type="float">
            <text:p>117</text:p>
          </table:table-cell>
          <table:table-cell table:style-name="ce1" office:value-type="float" office:value="118" calcext:value-type="float">
            <text:p>118</text:p>
          </table:table-cell>
          <table:table-cell table:style-name="ce1" office:value-type="float" office:value="119" calcext:value-type="float">
            <text:p>119</text:p>
          </table:table-cell>
          <table:table-cell table:style-name="ce1" office:value-type="float" office:value="120" calcext:value-type="float">
            <text:p>120</text:p>
          </table:table-cell>
          <table:table-cell table:style-name="ce1" office:value-type="float" office:value="121" calcext:value-type="float">
            <text:p>121</text:p>
          </table:table-cell>
          <table:table-cell table:style-name="ce1" office:value-type="float" office:value="122" calcext:value-type="float">
            <text:p>122</text:p>
          </table:table-cell>
          <table:table-cell table:style-name="ce1" office:value-type="float" office:value="123" calcext:value-type="float">
            <text:p>123</text:p>
          </table:table-cell>
          <table:table-cell table:style-name="ce1" office:value-type="float" office:value="124" calcext:value-type="float">
            <text:p>124</text:p>
          </table:table-cell>
          <table:table-cell table:style-name="ce1" office:value-type="float" office:value="125" calcext:value-type="float">
            <text:p>125</text:p>
          </table:table-cell>
          <table:table-cell table:style-name="ce1" office:value-type="float" office:value="126" calcext:value-type="float">
            <text:p>126</text:p>
          </table:table-cell>
          <table:table-cell table:style-name="ce1" office:value-type="float" office:value="127" calcext:value-type="float">
            <text:p>127</text:p>
          </table:table-cell>
          <table:table-cell table:style-name="ce1" office:value-type="float" office:value="128" calcext:value-type="float">
            <text:p>128</text:p>
          </table:table-cell>
          <table:table-cell table:style-name="ce1" office:value-type="float" office:value="129" calcext:value-type="float">
            <text:p>129</text:p>
          </table:table-cell>
          <table:table-cell table:style-name="ce1" office:value-type="float" office:value="130" calcext:value-type="float">
            <text:p>130</text:p>
          </table:table-cell>
          <table:table-cell table:style-name="ce1" office:value-type="float" office:value="131" calcext:value-type="float">
            <text:p>131</text:p>
          </table:table-cell>
          <table:table-cell table:style-name="ce19" office:value-type="float" office:value="132" calcext:value-type="float">
            <text:p>132</text:p>
          </table:table-cell>
          <table:table-cell table:style-name="ce19" office:value-type="float" office:value="133" calcext:value-type="float">
            <text:p>133</text:p>
          </table:table-cell>
          <table:table-cell table:style-name="ce19" office:value-type="float" office:value="134" calcext:value-type="float">
            <text:p>134</text:p>
          </table:table-cell>
          <table:table-cell table:style-name="ce19" office:value-type="float" office:value="135" calcext:value-type="float">
            <text:p>135</text:p>
          </table:table-cell>
          <table:table-cell table:style-name="ce19" office:value-type="float" office:value="136" calcext:value-type="float">
            <text:p>136</text:p>
          </table:table-cell>
          <table:table-cell table:style-name="ce19" office:value-type="float" office:value="137" calcext:value-type="float">
            <text:p>137</text:p>
          </table:table-cell>
          <table:table-cell table:style-name="ce19" office:value-type="float" office:value="138" calcext:value-type="float">
            <text:p>138</text:p>
          </table:table-cell>
          <table:table-cell table:style-name="ce19" office:value-type="float" office:value="139" calcext:value-type="float">
            <text:p>139</text:p>
          </table:table-cell>
          <table:table-cell table:style-name="ce1" office:value-type="float" office:value="140" calcext:value-type="float">
            <text:p>140</text:p>
          </table:table-cell>
          <table:table-cell table:style-name="ce1" office:value-type="float" office:value="141" calcext:value-type="float">
            <text:p>141</text:p>
          </table:table-cell>
          <table:table-cell table:style-name="ce1" office:value-type="float" office:value="142" calcext:value-type="float">
            <text:p>142</text:p>
          </table:table-cell>
          <table:table-cell table:style-name="ce1" office:value-type="float" office:value="143" calcext:value-type="float">
            <text:p>143</text:p>
          </table:table-cell>
          <table:table-cell table:style-name="ce1" office:value-type="float" office:value="144" calcext:value-type="float">
            <text:p>144</text:p>
          </table:table-cell>
          <table:table-cell table:style-name="ce1" office:value-type="float" office:value="145" calcext:value-type="float">
            <text:p>145</text:p>
          </table:table-cell>
          <table:table-cell table:style-name="ce1" office:value-type="float" office:value="146" calcext:value-type="float">
            <text:p>146</text:p>
          </table:table-cell>
          <table:table-cell table:style-name="ce1" office:value-type="float" office:value="147" calcext:value-type="float">
            <text:p>147</text:p>
          </table:table-cell>
          <table:table-cell table:style-name="ce1" office:value-type="float" office:value="148" calcext:value-type="float">
            <text:p>148</text:p>
          </table:table-cell>
          <table:table-cell table:style-name="ce19" office:value-type="float" office:value="149" calcext:value-type="float">
            <text:p>149</text:p>
          </table:table-cell>
          <table:table-cell table:style-name="ce19" office:value-type="float" office:value="150" calcext:value-type="float">
            <text:p>150</text:p>
          </table:table-cell>
          <table:table-cell table:style-name="ce19" office:value-type="float" office:value="151" calcext:value-type="float">
            <text:p>151</text:p>
          </table:table-cell>
          <table:table-cell table:style-name="ce1" office:value-type="float" office:value="152" calcext:value-type="float">
            <text:p>152</text:p>
          </table:table-cell>
          <table:table-cell table:style-name="ce1" office:value-type="float" office:value="153" calcext:value-type="float">
            <text:p>153</text:p>
          </table:table-cell>
          <table:table-cell table:style-name="ce1" office:value-type="float" office:value="154" calcext:value-type="float">
            <text:p>154</text:p>
          </table:table-cell>
          <table:table-cell table:style-name="ce1" office:value-type="float" office:value="155" calcext:value-type="float">
            <text:p>155</text:p>
          </table:table-cell>
          <table:table-cell table:style-name="ce46" office:value-type="float" office:value="156" calcext:value-type="float">
            <text:p>156</text:p>
          </table:table-cell>
          <table:table-cell table:style-name="ce1" office:value-type="float" office:value="157" calcext:value-type="float">
            <text:p>157</text:p>
          </table:table-cell>
          <table:table-cell table:style-name="ce1" office:value-type="float" office:value="158" calcext:value-type="float">
            <text:p>158</text:p>
          </table:table-cell>
          <table:table-cell table:style-name="ce1" office:value-type="float" office:value="159" calcext:value-type="float">
            <text:p>159</text:p>
          </table:table-cell>
          <table:table-cell table:style-name="ce1" office:value-type="float" office:value="160" calcext:value-type="float">
            <text:p>160</text:p>
          </table:table-cell>
          <table:table-cell table:style-name="ce1" office:value-type="float" office:value="161" calcext:value-type="float">
            <text:p>161</text:p>
          </table:table-cell>
          <table:table-cell table:style-name="ce1" office:value-type="float" office:value="162" calcext:value-type="float">
            <text:p>162</text:p>
          </table:table-cell>
          <table:table-cell table:style-name="ce1" office:value-type="float" office:value="163" calcext:value-type="float">
            <text:p>163</text:p>
          </table:table-cell>
          <table:table-cell table:style-name="ce1" office:value-type="float" office:value="164" calcext:value-type="float">
            <text:p>164</text:p>
          </table:table-cell>
          <table:table-cell table:style-name="ce1" office:value-type="float" office:value="165" calcext:value-type="float">
            <text:p>165</text:p>
          </table:table-cell>
          <table:table-cell table:style-name="ce1" office:value-type="float" office:value="166" calcext:value-type="float">
            <text:p>166</text:p>
          </table:table-cell>
          <table:table-cell table:style-name="ce36"/>
          <table:table-cell table:number-columns-repeated="857"/>
        </table:table-row>
        <table:table-row table:style-name="ro3">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12" calcext:value-type="float">
            <text:p>12</text:p>
          </table:table-cell>
          <table:table-cell table:style-name="ce11" office:value-type="float" office:value="13" calcext:value-type="float">
            <text:p>13</text:p>
          </table:table-cell>
          <table:table-cell table:style-name="ce2" office:value-type="float" office:value="14" calcext:value-type="float">
            <text:p>14</text:p>
          </table:table-cell>
          <table:table-cell table:style-name="ce14" office:value-type="float" office:value="15" calcext:value-type="float">
            <text:p>15</text:p>
          </table:table-cell>
          <table:table-cell table:style-name="ce2" office:value-type="float" office:value="16" calcext:value-type="float">
            <text:p>16</text:p>
          </table:table-cell>
          <table:table-cell table:style-name="ce2" office:value-type="float" office:value="17" calcext:value-type="float">
            <text:p>17</text:p>
          </table:table-cell>
          <table:table-cell table:style-name="ce2" office:value-type="float" office:value="18" calcext:value-type="float">
            <text:p>18</text:p>
          </table:table-cell>
          <table:table-cell table:style-name="ce2" office:value-type="float" office:value="19" calcext:value-type="float">
            <text:p>19</text:p>
          </table:table-cell>
          <table:table-cell table:style-name="ce2" office:value-type="float" office:value="20" calcext:value-type="float">
            <text:p>20</text:p>
          </table:table-cell>
          <table:table-cell table:style-name="ce2" office:value-type="float" office:value="21" calcext:value-type="float">
            <text:p>21</text:p>
          </table:table-cell>
          <table:table-cell table:style-name="ce2" office:value-type="float" office:value="22" calcext:value-type="float">
            <text:p>22</text:p>
          </table:table-cell>
          <table:table-cell table:style-name="ce2" office:value-type="float" office:value="23" calcext:value-type="float">
            <text:p>23</text:p>
          </table:table-cell>
          <table:table-cell table:style-name="ce2" office:value-type="float" office:value="24" calcext:value-type="float">
            <text:p>24</text:p>
          </table:table-cell>
          <table:table-cell table:style-name="ce2" office:value-type="float" office:value="25" calcext:value-type="float">
            <text:p>25</text:p>
          </table:table-cell>
          <table:table-cell table:style-name="ce2" office:value-type="float" office:value="26" calcext:value-type="float">
            <text:p>26</text:p>
          </table:table-cell>
          <table:table-cell table:style-name="ce2" office:value-type="float" office:value="27" calcext:value-type="float">
            <text:p>27</text:p>
          </table:table-cell>
          <table:table-cell table:style-name="ce2" office:value-type="float" office:value="28" calcext:value-type="float">
            <text:p>28</text:p>
          </table:table-cell>
          <table:table-cell table:style-name="ce2" office:value-type="float" office:value="29" calcext:value-type="float">
            <text:p>29</text:p>
          </table:table-cell>
          <table:table-cell table:style-name="ce2" office:value-type="float" office:value="30" calcext:value-type="float">
            <text:p>30</text:p>
          </table:table-cell>
          <table:table-cell table:style-name="ce2" office:value-type="float" office:value="31" calcext:value-type="float">
            <text:p>31</text:p>
          </table:table-cell>
          <table:table-cell table:style-name="ce2" office:value-type="float" office:value="32" calcext:value-type="float">
            <text:p>32</text:p>
          </table:table-cell>
          <table:table-cell table:style-name="ce2" office:value-type="float" office:value="33" calcext:value-type="float">
            <text:p>33</text:p>
          </table:table-cell>
          <table:table-cell table:style-name="ce2" office:value-type="float" office:value="34" calcext:value-type="float">
            <text:p>34</text:p>
          </table:table-cell>
          <table:table-cell table:style-name="ce2" office:value-type="float" office:value="35" calcext:value-type="float">
            <text:p>35</text:p>
          </table:table-cell>
          <table:table-cell table:style-name="ce2" office:value-type="float" office:value="36" calcext:value-type="float">
            <text:p>36</text:p>
          </table:table-cell>
          <table:table-cell table:style-name="ce2" office:value-type="float" office:value="37" calcext:value-type="float">
            <text:p>37</text:p>
          </table:table-cell>
          <table:table-cell table:style-name="ce34" office:value-type="float" office:value="38" calcext:value-type="float">
            <text:p>38</text:p>
          </table:table-cell>
          <table:table-cell table:style-name="ce34" office:value-type="float" office:value="39" calcext:value-type="float">
            <text:p>39</text:p>
          </table:table-cell>
          <table:table-cell table:style-name="ce2" office:value-type="float" office:value="40" calcext:value-type="float">
            <text:p>40</text:p>
          </table:table-cell>
          <table:table-cell table:style-name="ce2" office:value-type="float" office:value="41" calcext:value-type="float">
            <text:p>41</text:p>
          </table:table-cell>
          <table:table-cell table:style-name="ce2" office:value-type="float" office:value="42" calcext:value-type="float">
            <text:p>42</text:p>
          </table:table-cell>
          <table:table-cell table:style-name="ce2" office:value-type="float" office:value="43" calcext:value-type="float">
            <text:p>43</text:p>
          </table:table-cell>
          <table:table-cell table:style-name="ce2" office:value-type="float" office:value="44" calcext:value-type="float">
            <text:p>44</text:p>
          </table:table-cell>
          <table:table-cell table:style-name="ce2" office:value-type="float" office:value="45" calcext:value-type="float">
            <text:p>45</text:p>
          </table:table-cell>
          <table:table-cell table:style-name="ce40" office:value-type="float" office:value="46" calcext:value-type="float">
            <text:p>46</text:p>
          </table:table-cell>
          <table:table-cell table:style-name="ce34" office:value-type="string" calcext:value-type="string">
            <text:p>46.1</text:p>
          </table:table-cell>
          <table:table-cell table:style-name="ce34" office:value-type="string" calcext:value-type="string">
            <text:p>46.2</text:p>
          </table:table-cell>
          <table:table-cell table:style-name="ce34" office:value-type="string" calcext:value-type="string">
            <text:p>46.3</text:p>
          </table:table-cell>
          <table:table-cell table:style-name="ce34" office:value-type="string" calcext:value-type="string">
            <text:p>46.4</text:p>
          </table:table-cell>
          <table:table-cell table:style-name="ce34" office:value-type="string" calcext:value-type="string">
            <text:p>46.5</text:p>
          </table:table-cell>
          <table:table-cell table:style-name="ce34" office:value-type="string" calcext:value-type="string">
            <text:p>46.6</text:p>
          </table:table-cell>
          <table:table-cell table:style-name="ce34" office:value-type="string" calcext:value-type="string">
            <text:p>46.7</text:p>
          </table:table-cell>
          <table:table-cell table:style-name="ce34" office:value-type="string" calcext:value-type="string">
            <text:p>46.8</text:p>
          </table:table-cell>
          <table:table-cell table:style-name="ce2" office:value-type="float" office:value="47" calcext:value-type="float">
            <text:p>47</text:p>
          </table:table-cell>
          <table:table-cell table:style-name="ce2" office:value-type="float" office:value="48" calcext:value-type="float">
            <text:p>48</text:p>
          </table:table-cell>
          <table:table-cell table:style-name="ce2" office:value-type="float" office:value="49" calcext:value-type="float">
            <text:p>49</text:p>
          </table:table-cell>
          <table:table-cell table:style-name="ce2" office:value-type="float" office:value="50" calcext:value-type="float">
            <text:p>50</text:p>
          </table:table-cell>
          <table:table-cell table:style-name="ce2" office:value-type="float" office:value="51" calcext:value-type="float">
            <text:p>51</text:p>
          </table:table-cell>
          <table:table-cell table:style-name="ce2" office:value-type="float" office:value="52" calcext:value-type="float">
            <text:p>52</text:p>
          </table:table-cell>
          <table:table-cell table:style-name="ce2" office:value-type="float" office:value="53" calcext:value-type="float">
            <text:p>53</text:p>
          </table:table-cell>
          <table:table-cell table:style-name="ce41" office:value-type="string" calcext:value-type="string">
            <text:p>53.1</text:p>
          </table:table-cell>
          <table:table-cell table:style-name="ce41" office:value-type="string" calcext:value-type="string">
            <text:p>53.2</text:p>
          </table:table-cell>
          <table:table-cell table:style-name="ce41" office:value-type="string" calcext:value-type="string">
            <text:p>53.3</text:p>
          </table:table-cell>
          <table:table-cell table:style-name="ce41" office:value-type="string" calcext:value-type="string">
            <text:p>53.4</text:p>
          </table:table-cell>
          <table:table-cell table:style-name="ce41" office:value-type="string" calcext:value-type="string">
            <text:p>53.5</text:p>
          </table:table-cell>
          <table:table-cell table:style-name="ce41" office:value-type="string" calcext:value-type="string">
            <text:p>53.6</text:p>
          </table:table-cell>
          <table:table-cell table:style-name="ce41" office:value-type="string" calcext:value-type="string">
            <text:p>53.7</text:p>
          </table:table-cell>
          <table:table-cell table:style-name="ce41" office:value-type="string" calcext:value-type="string">
            <text:p>53.8</text:p>
          </table:table-cell>
          <table:table-cell table:style-name="ce41" office:value-type="string" calcext:value-type="string">
            <text:p>53.9</text:p>
          </table:table-cell>
          <table:table-cell table:style-name="ce41" office:value-type="float" office:value="54" calcext:value-type="float">
            <text:p>54</text:p>
          </table:table-cell>
          <table:table-cell table:style-name="ce41" office:value-type="float" office:value="55" calcext:value-type="float">
            <text:p>55</text:p>
          </table:table-cell>
          <table:table-cell table:style-name="ce41" office:value-type="float" office:value="56" calcext:value-type="float">
            <text:p>56</text:p>
          </table:table-cell>
          <table:table-cell table:style-name="ce2" office:value-type="float" office:value="57" calcext:value-type="float">
            <text:p>57</text:p>
          </table:table-cell>
          <table:table-cell table:style-name="ce2" office:value-type="float" office:value="58" calcext:value-type="float">
            <text:p>58</text:p>
          </table:table-cell>
          <table:table-cell table:style-name="ce2" office:value-type="float" office:value="59" calcext:value-type="float">
            <text:p>59</text:p>
          </table:table-cell>
          <table:table-cell table:style-name="ce2" office:value-type="float" office:value="60" calcext:value-type="float">
            <text:p>60</text:p>
          </table:table-cell>
          <table:table-cell table:style-name="ce2" office:value-type="float" office:value="61" calcext:value-type="float">
            <text:p>61</text:p>
          </table:table-cell>
          <table:table-cell table:style-name="ce2" office:value-type="float" office:value="62" calcext:value-type="float">
            <text:p>62</text:p>
          </table:table-cell>
          <table:table-cell table:style-name="ce2" office:value-type="float" office:value="63" calcext:value-type="float">
            <text:p>63</text:p>
          </table:table-cell>
          <table:table-cell table:style-name="ce2" office:value-type="float" office:value="64" calcext:value-type="float">
            <text:p>64</text:p>
          </table:table-cell>
          <table:table-cell table:style-name="ce2" office:value-type="float" office:value="65" calcext:value-type="float">
            <text:p>65</text:p>
          </table:table-cell>
          <table:table-cell table:style-name="ce2" office:value-type="float" office:value="66" calcext:value-type="float">
            <text:p>66</text:p>
          </table:table-cell>
          <table:table-cell table:style-name="ce41" office:value-type="string" calcext:value-type="string">
            <text:p>66.1</text:p>
          </table:table-cell>
          <table:table-cell table:style-name="ce41" office:value-type="string" calcext:value-type="string">
            <text:p>66.2</text:p>
          </table:table-cell>
          <table:table-cell table:style-name="ce41" office:value-type="string" calcext:value-type="string">
            <text:p>66.3</text:p>
          </table:table-cell>
          <table:table-cell table:style-name="ce41" office:value-type="string" calcext:value-type="string">
            <text:p>66.4</text:p>
          </table:table-cell>
          <table:table-cell table:style-name="ce41" office:value-type="string" calcext:value-type="string">
            <text:p>66.5</text:p>
          </table:table-cell>
          <table:table-cell table:style-name="ce41" office:value-type="string" calcext:value-type="string">
            <text:p>66.6</text:p>
          </table:table-cell>
          <table:table-cell table:style-name="ce41" office:value-type="string" calcext:value-type="string">
            <text:p>66.7</text:p>
          </table:table-cell>
          <table:table-cell table:style-name="ce41" office:value-type="string" calcext:value-type="string">
            <text:p>66.8</text:p>
          </table:table-cell>
          <table:table-cell table:style-name="ce41" office:value-type="string" calcext:value-type="string">
            <text:p>66.9</text:p>
          </table:table-cell>
          <table:table-cell table:style-name="ce41" office:value-type="float" office:value="67" calcext:value-type="float">
            <text:p>67</text:p>
          </table:table-cell>
          <table:table-cell table:style-name="ce41" office:value-type="float" office:value="68" calcext:value-type="float">
            <text:p>68</text:p>
          </table:table-cell>
          <table:table-cell table:style-name="ce41" office:value-type="float" office:value="69" calcext:value-type="float">
            <text:p>69</text:p>
          </table:table-cell>
          <table:table-cell table:style-name="ce2" office:value-type="float" office:value="70" calcext:value-type="float">
            <text:p>70</text:p>
          </table:table-cell>
          <table:table-cell table:style-name="ce2" office:value-type="float" office:value="71" calcext:value-type="float">
            <text:p>71</text:p>
          </table:table-cell>
          <table:table-cell table:style-name="ce2" office:value-type="float" office:value="72" calcext:value-type="float">
            <text:p>72</text:p>
          </table:table-cell>
          <table:table-cell table:style-name="ce2" office:value-type="float" office:value="73" calcext:value-type="float">
            <text:p>73</text:p>
          </table:table-cell>
          <table:table-cell table:style-name="ce2" office:value-type="float" office:value="74" calcext:value-type="float">
            <text:p>74</text:p>
          </table:table-cell>
          <table:table-cell table:style-name="ce2" office:value-type="float" office:value="75" calcext:value-type="float">
            <text:p>75</text:p>
          </table:table-cell>
          <table:table-cell table:style-name="ce2" office:value-type="float" office:value="76" calcext:value-type="float">
            <text:p>76</text:p>
          </table:table-cell>
          <table:table-cell table:style-name="ce2" office:value-type="float" office:value="77" calcext:value-type="float">
            <text:p>77</text:p>
          </table:table-cell>
          <table:table-cell table:style-name="ce2" office:value-type="float" office:value="78" calcext:value-type="float">
            <text:p>78</text:p>
          </table:table-cell>
          <table:table-cell table:style-name="ce2" office:value-type="float" office:value="79" calcext:value-type="float">
            <text:p>79</text:p>
          </table:table-cell>
          <table:table-cell table:style-name="ce2" office:value-type="float" office:value="80" calcext:value-type="float">
            <text:p>80</text:p>
          </table:table-cell>
          <table:table-cell table:style-name="ce2" office:value-type="float" office:value="81" calcext:value-type="float">
            <text:p>81</text:p>
          </table:table-cell>
          <table:table-cell table:style-name="ce2" office:value-type="float" office:value="82" calcext:value-type="float">
            <text:p>82</text:p>
          </table:table-cell>
          <table:table-cell table:style-name="ce2" office:value-type="float" office:value="83" calcext:value-type="float">
            <text:p>83</text:p>
          </table:table-cell>
          <table:table-cell table:style-name="ce2" office:value-type="float" office:value="84" calcext:value-type="float">
            <text:p>84</text:p>
          </table:table-cell>
          <table:table-cell table:style-name="ce2" office:value-type="float" office:value="85" calcext:value-type="float">
            <text:p>85</text:p>
          </table:table-cell>
          <table:table-cell table:style-name="ce2" office:value-type="float" office:value="86" calcext:value-type="float">
            <text:p>86</text:p>
          </table:table-cell>
          <table:table-cell table:style-name="ce2" office:value-type="float" office:value="87" calcext:value-type="float">
            <text:p>87</text:p>
          </table:table-cell>
          <table:table-cell table:style-name="ce2" office:value-type="float" office:value="88" calcext:value-type="float">
            <text:p>88</text:p>
          </table:table-cell>
          <table:table-cell table:style-name="ce2" office:value-type="float" office:value="89" calcext:value-type="float">
            <text:p>89</text:p>
          </table:table-cell>
          <table:table-cell table:style-name="ce2" office:value-type="float" office:value="90" calcext:value-type="float">
            <text:p>90</text:p>
          </table:table-cell>
          <table:table-cell table:style-name="ce2" office:value-type="float" office:value="91" calcext:value-type="float">
            <text:p>91</text:p>
          </table:table-cell>
          <table:table-cell table:style-name="ce2" office:value-type="float" office:value="92" calcext:value-type="float">
            <text:p>92</text:p>
          </table:table-cell>
          <table:table-cell table:style-name="ce2" office:value-type="float" office:value="93" calcext:value-type="float">
            <text:p>93</text:p>
          </table:table-cell>
          <table:table-cell table:style-name="ce2" office:value-type="float" office:value="94" calcext:value-type="float">
            <text:p>94</text:p>
          </table:table-cell>
          <table:table-cell table:style-name="ce2" office:value-type="float" office:value="95" calcext:value-type="float">
            <text:p>95</text:p>
          </table:table-cell>
          <table:table-cell table:style-name="ce2" office:value-type="float" office:value="96" calcext:value-type="float">
            <text:p>96</text:p>
          </table:table-cell>
          <table:table-cell table:style-name="ce2" office:value-type="float" office:value="97" calcext:value-type="float">
            <text:p>97</text:p>
          </table:table-cell>
          <table:table-cell table:style-name="ce2" office:value-type="float" office:value="98" calcext:value-type="float">
            <text:p>98</text:p>
          </table:table-cell>
          <table:table-cell table:style-name="ce2" office:value-type="float" office:value="99" calcext:value-type="float">
            <text:p>99</text:p>
          </table:table-cell>
          <table:table-cell table:style-name="ce2" office:value-type="float" office:value="100" calcext:value-type="float">
            <text:p>100</text:p>
          </table:table-cell>
          <table:table-cell table:style-name="ce2" office:value-type="float" office:value="101" calcext:value-type="float">
            <text:p>101</text:p>
          </table:table-cell>
          <table:table-cell table:style-name="ce2" office:value-type="float" office:value="102" calcext:value-type="float">
            <text:p>102</text:p>
          </table:table-cell>
          <table:table-cell table:style-name="ce2" office:value-type="float" office:value="103" calcext:value-type="float">
            <text:p>103</text:p>
          </table:table-cell>
          <table:table-cell table:style-name="ce2" office:value-type="float" office:value="104" calcext:value-type="float">
            <text:p>104</text:p>
          </table:table-cell>
          <table:table-cell table:style-name="ce2" office:value-type="float" office:value="105" calcext:value-type="float">
            <text:p>105</text:p>
          </table:table-cell>
          <table:table-cell table:style-name="ce2" office:value-type="float" office:value="106" calcext:value-type="float">
            <text:p>106</text:p>
          </table:table-cell>
          <table:table-cell table:style-name="ce2" office:value-type="float" office:value="107" calcext:value-type="float">
            <text:p>107</text:p>
          </table:table-cell>
          <table:table-cell table:style-name="ce2" office:value-type="float" office:value="108" calcext:value-type="float">
            <text:p>108</text:p>
          </table:table-cell>
          <table:table-cell table:style-name="ce2" office:value-type="float" office:value="109" calcext:value-type="float">
            <text:p>109</text:p>
          </table:table-cell>
          <table:table-cell table:style-name="ce2" office:value-type="float" office:value="110" calcext:value-type="float">
            <text:p>110</text:p>
          </table:table-cell>
          <table:table-cell table:style-name="ce2" office:value-type="float" office:value="111" calcext:value-type="float">
            <text:p>111</text:p>
          </table:table-cell>
          <table:table-cell table:style-name="ce2" office:value-type="float" office:value="112" calcext:value-type="float">
            <text:p>112</text:p>
          </table:table-cell>
          <table:table-cell table:style-name="ce2" office:value-type="float" office:value="113" calcext:value-type="float">
            <text:p>113</text:p>
          </table:table-cell>
          <table:table-cell table:style-name="ce2" office:value-type="float" office:value="114" calcext:value-type="float">
            <text:p>114</text:p>
          </table:table-cell>
          <table:table-cell table:style-name="ce2" office:value-type="string" calcext:value-type="string">
            <text:p>114.1</text:p>
          </table:table-cell>
          <table:table-cell table:style-name="ce2" office:value-type="string" calcext:value-type="string">
            <text:p>114.2</text:p>
          </table:table-cell>
          <table:table-cell table:style-name="ce2" office:value-type="string" calcext:value-type="string">
            <text:p>114.3</text:p>
          </table:table-cell>
          <table:table-cell table:style-name="ce2" office:value-type="string" calcext:value-type="string">
            <text:p>114.4</text:p>
          </table:table-cell>
          <table:table-cell table:style-name="ce2" office:value-type="string" calcext:value-type="string">
            <text:p>114.5</text:p>
          </table:table-cell>
          <table:table-cell table:style-name="ce2" office:value-type="string" calcext:value-type="string">
            <text:p>114.6</text:p>
          </table:table-cell>
          <table:table-cell table:style-name="ce2" office:value-type="float" office:value="115" calcext:value-type="float">
            <text:p>115</text:p>
          </table:table-cell>
          <table:table-cell table:style-name="ce2" office:value-type="float" office:value="116" calcext:value-type="float">
            <text:p>116</text:p>
          </table:table-cell>
          <table:table-cell table:style-name="ce2" office:value-type="float" office:value="117" calcext:value-type="float">
            <text:p>117</text:p>
          </table:table-cell>
          <table:table-cell table:style-name="ce2" office:value-type="float" office:value="118" calcext:value-type="float">
            <text:p>118</text:p>
          </table:table-cell>
          <table:table-cell table:style-name="ce2" office:value-type="float" office:value="119" calcext:value-type="float">
            <text:p>119</text:p>
          </table:table-cell>
          <table:table-cell table:style-name="ce2" office:value-type="float" office:value="120" calcext:value-type="float">
            <text:p>120</text:p>
          </table:table-cell>
          <table:table-cell table:style-name="ce2" office:value-type="float" office:value="121" calcext:value-type="float">
            <text:p>121</text:p>
          </table:table-cell>
          <table:table-cell table:style-name="ce2" office:value-type="float" office:value="122" calcext:value-type="float">
            <text:p>122</text:p>
          </table:table-cell>
          <table:table-cell table:style-name="ce2" office:value-type="float" office:value="123" calcext:value-type="float">
            <text:p>123</text:p>
          </table:table-cell>
          <table:table-cell table:style-name="ce2" office:value-type="float" office:value="124" calcext:value-type="float">
            <text:p>124</text:p>
          </table:table-cell>
          <table:table-cell table:style-name="ce2" office:value-type="float" office:value="125" calcext:value-type="float">
            <text:p>125</text:p>
          </table:table-cell>
          <table:table-cell table:style-name="ce2" office:value-type="float" office:value="126" calcext:value-type="float">
            <text:p>126</text:p>
          </table:table-cell>
          <table:table-cell table:style-name="ce2" office:value-type="float" office:value="127" calcext:value-type="float">
            <text:p>127</text:p>
          </table:table-cell>
          <table:table-cell table:style-name="ce2" office:value-type="float" office:value="128" calcext:value-type="float">
            <text:p>128</text:p>
          </table:table-cell>
          <table:table-cell table:style-name="ce2" office:value-type="float" office:value="129" calcext:value-type="float">
            <text:p>129</text:p>
          </table:table-cell>
          <table:table-cell table:style-name="ce2" office:value-type="float" office:value="130" calcext:value-type="float">
            <text:p>130</text:p>
          </table:table-cell>
          <table:table-cell table:style-name="ce2" office:value-type="float" office:value="131" calcext:value-type="float">
            <text:p>131</text:p>
          </table:table-cell>
          <table:table-cell table:style-name="ce2" office:value-type="float" office:value="132" calcext:value-type="float">
            <text:p>132</text:p>
          </table:table-cell>
          <table:table-cell table:style-name="ce2" office:value-type="float" office:value="133" calcext:value-type="float">
            <text:p>133</text:p>
          </table:table-cell>
          <table:table-cell table:style-name="ce2" office:value-type="float" office:value="134" calcext:value-type="float">
            <text:p>134</text:p>
          </table:table-cell>
          <table:table-cell table:style-name="ce49"/>
          <table:table-cell table:number-columns-repeated="857"/>
        </table:table-row>
        <table:table-row table:style-name="ro4">
          <table:table-cell table:style-name="ce3" office:value-type="string" calcext:value-type="string">
            <text:p>Primer nombre</text:p>
          </table:table-cell>
          <table:table-cell table:style-name="ce3" office:value-type="string" calcext:value-type="string">
            <text:p>Segundo nombre</text:p>
          </table:table-cell>
          <table:table-cell table:style-name="ce3" office:value-type="string" calcext:value-type="string">
            <text:p>Primer apellido</text:p>
          </table:table-cell>
          <table:table-cell table:style-name="ce3" office:value-type="string" calcext:value-type="string">
            <text:p>Segundo apellido</text:p>
          </table:table-cell>
          <table:table-cell table:style-name="ce3" office:value-type="string" calcext:value-type="string">
            <text:p>Tipo de Identificación</text:p>
          </table:table-cell>
          <table:table-cell table:style-name="ce3" office:value-type="string" calcext:value-type="string">
            <text:p>Número de Identificación</text:p>
          </table:table-cell>
          <table:table-cell table:style-name="ce3" office:value-type="string" calcext:value-type="string">
            <text:p>Fecha de nacimiento</text:p>
          </table:table-cell>
          <table:table-cell table:style-name="ce3" office:value-type="string" calcext:value-type="string">
            <text:p>Sexo</text:p>
          </table:table-cell>
          <table:table-cell table:style-name="ce3" office:value-type="string" calcext:value-type="string">
            <text:p>Ocupación</text:p>
          </table:table-cell>
          <table:table-cell table:style-name="ce3" office:value-type="string" calcext:value-type="string">
            <text:p>Régimen de afiliación AL SGSSS</text:p>
          </table:table-cell>
          <table:table-cell table:style-name="ce3" office:value-type="string" calcext:value-type="string">
            <text:p>EPS</text:p>
          </table:table-cell>
          <table:table-cell table:style-name="ce3" office:value-type="string" calcext:value-type="string">
            <text:p>Código pertenencia étnica</text:p>
          </table:table-cell>
          <table:table-cell table:style-name="ce12" office:value-type="string" calcext:value-type="string">
            <text:p>Grupo poblacional</text:p>
          </table:table-cell>
          <table:table-cell table:style-name="ce3" office:value-type="string" calcext:value-type="string">
            <text:p>Municipio <text:s/>de residencia</text:p>
          </table:table-cell>
          <table:table-cell table:style-name="ce15" office:value-type="string" calcext:value-type="string">
            <text:p>Número telefónico del paciente (incluyendo a familiares y cuidadores)</text:p>
          </table:table-cell>
          <table:table-cell table:style-name="ce18" office:value-type="string" calcext:value-type="string">
            <text:p>Fecha de afiliación a la EAPB que reporta</text:p>
          </table:table-cell>
          <table:table-cell table:style-name="ce3" office:value-type="string" calcext:value-type="string">
            <text:p>Nombre de la neoplasia, cáncer o tumor</text:p>
          </table:table-cell>
          <table:table-cell table:style-name="ce20" office:value-type="string" calcext:value-type="string">
            <text:p>Fecha de Diagnóstico del Cáncer reportado </text:p>
          </table:table-cell>
          <table:table-cell table:style-name="ce21" office:value-type="string" calcext:value-type="string">
            <text:p>Fecha de la nota de remisión del médico</text:p>
          </table:table-cell>
          <table:table-cell table:style-name="ce22" office:value-type="string" calcext:value-type="string">
            <text:p>Fecha de ingreso a la institución que realizó el diagnóstico luego de la remisión intenconsulta </text:p>
          </table:table-cell>
          <table:table-cell table:style-name="ce23" office:value-type="string" calcext:value-type="string">
            <text:p>Tipo de estudio con el que se realizó el diagnóstico de cáncer</text:p>
          </table:table-cell>
          <table:table-cell table:style-name="ce24" office:value-type="string" calcext:value-type="string">
            <text:p>Motivo por el cual el usuario no tuvo diagnóstico por histopatología (aplica para registros con respuesta igual a 7 en la variable anterior)</text:p>
          </table:table-cell>
          <table:table-cell table:style-name="ce25" office:value-type="string" calcext:value-type="string">
            <text:p>Fecha de recolección de muestra para estudio histopatológico de diagnóstico </text:p>
          </table:table-cell>
          <table:table-cell table:style-name="ce26" office:value-type="string" calcext:value-type="string">
            <text:p>Fecha de Primero o único informe histopatológico válido de diagnóstico </text:p>
          </table:table-cell>
          <table:table-cell table:style-name="ce27" office:value-type="string" calcext:value-type="string">
            <text:p>Código válido de habilitación de la IPS donde se realiza la confirmación diagnóstica</text:p>
          </table:table-cell>
          <table:table-cell table:style-name="ce22" office:value-type="string" calcext:value-type="string">
            <text:p>Fecha de primera consulta con médico tratante de la enfermedad maligna(médico especialista que define la primera conducta terapéutica-terapia sistémica, cirugía , radioterapia <text:s/>o cuidado paliativos- manejo expectante)</text:p>
          </table:table-cell>
          <table:table-cell table:style-name="ce28" office:value-type="string" calcext:value-type="string">
            <text:p>Histología del tumor en muestra de biopsia o quirúrgica</text:p>
          </table:table-cell>
          <table:table-cell table:style-name="ce29" office:value-type="string" calcext:value-type="string">
            <text:p>Grado de diferenciación del tumor sólido maligno según la biopsia o informe de primera cirugía</text:p>
          </table:table-cell>
          <table:table-cell table:style-name="ce29" office:value-type="string" calcext:value-type="string">
            <text:p>Si es tumor sólido, cuál fue la primera estadificación basada en TNM, FIGO, u otras compatibles con esta numeración según tumor.</text:p>
          </table:table-cell>
          <table:table-cell table:style-name="ce30" office:value-type="string" calcext:value-type="string">
            <text:p>Fecha en que se realizó esta estadificación</text:p>
          </table:table-cell>
          <table:table-cell table:style-name="ce31" office:value-type="string" calcext:value-type="string">
            <text:p>Para cáncer de mama, ¿se le realizó a este usuario la prueba HER2 (llamado también receptor 2 del factor de crecimiento epidérmico humano, también llamado erb-B2) antes del inicio del tratamiento?</text:p>
          </table:table-cell>
          <table:table-cell table:style-name="ce32" office:value-type="string" calcext:value-type="string">
            <text:p>Para cáncer de mama, fecha de realización de la primera prueba HER2</text:p>
          </table:table-cell>
          <table:table-cell table:style-name="ce33" office:value-type="string" calcext:value-type="string">
            <text:p>Para cáncer de mama, resultado de la ultima prueba HER2</text:p>
          </table:table-cell>
          <table:table-cell table:style-name="ce33" office:value-type="string" calcext:value-type="string">
            <text:p>Para cáncer colorrectal, estadificación de Dukes</text:p>
          </table:table-cell>
          <table:table-cell table:style-name="ce33" office:value-type="string" calcext:value-type="string">
            <text:p>Fecha en que se realizó la estadificación de Dukes</text:p>
          </table:table-cell>
          <table:table-cell table:style-name="ce29" office:value-type="string" calcext:value-type="string">
            <text:p>Estadificación clínica <text:s/>en linfoma no Hodgkin (Murphy) y linfoma Hodgkin (Ann Arbor)</text:p>
          </table:table-cell>
          <table:table-cell table:style-name="ce29" office:value-type="string" calcext:value-type="string">
            <text:p>Para cáncer de próstata, valor de clasificación de la escala Gleason en el momento del diagnóstico</text:p>
          </table:table-cell>
          <table:table-cell table:style-name="ce35" office:value-type="string" calcext:value-type="string">
            <text:p>Clasificación de riesgo leucemias o linfomas (para toda la población), (ver documento de apoyo Clasificación de Riesgo por tipo de cáncer, disponible en la página web CAC)</text:p>
          </table:table-cell>
          <table:table-cell table:style-name="ce33" office:value-type="string" calcext:value-type="string">
            <text:p>Fecha de clasificación de riesgo</text:p>
          </table:table-cell>
          <table:table-cell table:style-name="ce37" office:value-type="string" calcext:value-type="string">
            <text:p>Objetivo (o intención) del tratamiento médico inicial (al diagnóstico)</text:p>
          </table:table-cell>
          <table:table-cell table:style-name="ce38" office:value-type="string" calcext:value-type="string">
            <text:p>Objetivo de la intervención médica durante el periodo de reporte.</text:p>
          </table:table-cell>
          <table:table-cell table:style-name="ce31" office:value-type="string" calcext:value-type="string">
            <text:p>Tiene antecedente de otro cáncer primario (es decir, tiene o tuvo otro tumor maligno diferente al que está notificando)</text:p>
          </table:table-cell>
          <table:table-cell table:style-name="ce28" office:value-type="string" calcext:value-type="string">
            <text:p>Fecha de diagnóstico del otro cáncer primario</text:p>
          </table:table-cell>
          <table:table-cell table:style-name="ce39" office:value-type="string" calcext:value-type="string">
            <text:p>Tipo (CIE-10) <text:s/>de ese cáncer antecedente</text:p>
          </table:table-cell>
          <table:table-cell table:style-name="ce31" office:value-type="string" calcext:value-type="string">
            <text:p>¿Recibió el usuario quimioterapia u otra terapia sistémica (incluye quimioterapia, hormonoterapia, inmunoterapia) dentro del periodo de corte actual? (Aclaración: en esta sección solo incluya ciclos iniciados en este corte. Por favor, no incluya el último ciclo informado como "actual" en el corte anterior, así se haya terminado en el periodo actual de reporte).</text:p>
          </table:table-cell>
          <table:table-cell table:style-name="ce31" office:value-type="string" calcext:value-type="string">
            <text:p>¿Cuántas fases de quimioterapia recibió el usuario en este periodo de reporte? (aplica para hematolinfáticos con los siguientes códigos de clasificación diagnóstica CIE-10; C835 Linfoma no hodgkin linfoblástico (difuso), C910 Leucemia linfoblástica aguda, C920 Leucemia mieloide aguda, C924 Leucemia promielocitica aguda y C925 Leucemia mielomonocítica aguda)</text:p>
          </table:table-cell>
          <table:table-cell table:style-name="ce31" office:value-type="string" calcext:value-type="string">
            <text:p>El usuario recibió en este corte la fase de quimioterapia denominada Prefase o Citorreducción inicial (aplica solo para leucemia linfoide aguda y linfoma linfoblástico, puede haber recibido más de una fase): </text:p>
          </table:table-cell>
          <table:table-cell table:style-name="ce31" office:value-type="string" calcext:value-type="string">
            <text:p>El usuario recibió en este corte la fase de quimioterapia denominada Inducción (aplica solo para leucemia linfoide o mieloide aguda y linfoma linfoblástico, puede haber recibido más de una fase)</text:p>
          </table:table-cell>
          <table:table-cell table:style-name="ce31" office:value-type="string" calcext:value-type="string">
            <text:p>El usuario recibió en este corte la fase de quimioterapia denominada Intensificación (aplica solo para leucemia linfoide aguda y o mieloide <text:s/>aguda ,linfoma linfoblástico, puede haber recibido más de una fase)</text:p>
          </table:table-cell>
          <table:table-cell table:style-name="ce31" office:value-type="string" calcext:value-type="string">
            <text:p>El usuario recibió en este corte la fase de quimioterapia denominada Consolidación (aplica solo para leucemia linfoide aguda y o mieloide aguda ,linfoma linfoblástico, puede haber recibido más de una fase)</text:p>
          </table:table-cell>
          <table:table-cell table:style-name="ce31" office:value-type="string" calcext:value-type="string">
            <text:p>El usuario recibió en este corte la fase de quimioterapia denominada Reinducción (aplica solo para leucemia linfoide aguda y linfoma linfoblástico, puede haber recibido más de una fase</text:p>
          </table:table-cell>
          <table:table-cell table:style-name="ce31" office:value-type="string" calcext:value-type="string">
            <text:p>El usuario recibió en este corte la fase de quimioterapia denominada Mantenimiento (aplica solo para leucemia linfoide o mieloide aguda y linfoma linfoblástico, puede haber recibido más de una fase)</text:p>
          </table:table-cell>
          <table:table-cell table:style-name="ce31" office:value-type="string" calcext:value-type="string">
            <text:p>El usuario recibió en este corte la fase de quimioterapia denominada Mantenimiento largo o final (aplica solo para leucemia linfoide o mieloide aguda y linfoma linfoblástico, puede haber recibido más de una fase)</text:p>
          </table:table-cell>
          <table:table-cell table:style-name="ce31" office:value-type="string" calcext:value-type="string">
            <text:p>El usuario recibió en este corte Otra fase de quimioterapia denominada diferente a las anteriores (aplica solo para leucemia linfoide o mieloide <text:s/>aguda y linfoma linfoblástico, puede haber recibido más de una fase)</text:p>
          </table:table-cell>
          <table:table-cell table:style-name="ce27" office:value-type="string" calcext:value-type="string">
            <text:p>Número de ciclos iniciados y administrados en el periodo de reporte, incluyendo <text:s/>el que aún recibe en la fecha de corte.</text:p>
          </table:table-cell>
          <table:table-cell table:style-name="ce38" office:value-type="string" calcext:value-type="string">
            <text:p>Ubicación temporal del primer o único esquema de quimioterapia o terapía sistemica en el periodo en relación al manejo oncológico</text:p>
          </table:table-cell>
          <table:table-cell table:style-name="ce22" office:value-type="string" calcext:value-type="string">
            <text:p>Fecha de inicio del primer o único esquema de quimioterapia o terapia sistémica que recibió en este periodo. <text:s/>Este esquema pudo haber sido iniciado antes de periodo de reporte</text:p>
          </table:table-cell>
          <table:table-cell table:style-name="ce38" office:value-type="string" calcext:value-type="string">
            <text:p>Número de IPS que suministran el primer o único esquema <text:s/>de quimioterapia <text:s/>o terapia sistemica de este periodo de reporte </text:p>
          </table:table-cell>
          <table:table-cell table:style-name="ce38" office:value-type="string" calcext:value-type="string">
            <text:p>Código de la IPS1 que suministra el primer o único esquema de quimioterapia o terapía sistemica <text:s/>de este corte</text:p>
          </table:table-cell>
          <table:table-cell table:style-name="ce28" office:value-type="string" calcext:value-type="string">
            <text:p>Código de la IPS2 que suministra el primer ciclo de este corte</text:p>
          </table:table-cell>
          <table:table-cell table:style-name="ce38" office:value-type="string" calcext:value-type="string">
            <text:p>Cuantos medicamentos antineoplásicos, el (los) especialista(s) tratante(s) del cáncer propusieron como manejo en el primer o único esquema de quimioterapia o terapia sistemica <text:s/>de este corte</text:p>
          </table:table-cell>
          <table:table-cell table:number-columns-repeated="9" table:style-name="ce31" office:value-type="string" calcext:value-type="string">
            <text:p>Medicamento antineoplasico administrado al usuario - primer o unico esquema del periodo</text:p>
          </table:table-cell>
          <table:table-cell table:style-name="ce23" office:value-type="string" calcext:value-type="string">
            <text:p>Medicamento Antineoplásico o terapia hormonal para el cáncer, adicional a los reportados en las variables 53.1 a 53.9 - 1 administrado al usuario- primer o único esquema del periodo de reporte</text:p>
          </table:table-cell>
          <table:table-cell table:style-name="ce23" office:value-type="string" calcext:value-type="string">
            <text:p>Medicamento Antineoplásico o terapia hormonal para el cáncer, adicional a los reportados en</text:p>
            <text:p>las variables 53.1 a 53.9 - 2 administrado al usuario- primer o único esquema del periodo de</text:p>
            <text:p>reporte</text:p>
          </table:table-cell>
          <table:table-cell table:style-name="ce23" office:value-type="string" calcext:value-type="string">
            <text:p>Medicamento Antineoplásico o terapia hormonal para el cáncer, adicional a los reportados en</text:p>
            <text:p>las variables 53.1 a 53.9 - 3 administrado al usuario- primer o único esquema del periodo de</text:p>
            <text:p>reporte</text:p>
          </table:table-cell>
          <table:table-cell table:style-name="ce31" office:value-type="string" calcext:value-type="string">
            <text:p>¿Recibió quimioterapia intratecal en el primer o único esquema de este periodo de reporte?: </text:p>
          </table:table-cell>
          <table:table-cell table:style-name="ce42" office:value-type="string" calcext:value-type="string">
            <text:p>Fecha de finalización del primer o único <text:s/>Fecha de finalización del primer o único esquema de este periodo de reporte. Si es hormonoterapia terminada o esquema terminado en este periodo reporte la fecha de finalización del tratamiento actual</text:p>
          </table:table-cell>
          <table:table-cell table:style-name="ce28" office:value-type="string" calcext:value-type="string">
            <text:p>Características actuales del primer o unico esquema <text:s/>de este corte</text:p>
          </table:table-cell>
          <table:table-cell table:style-name="ce31" office:value-type="string" calcext:value-type="string">
            <text:p><text:s/>Motivo de la finalización (prematura) de este primer o único esquema (Aplica si registró la opción 2 de la variable anterior). Seleccione un sólo número (lo que primero ocurrió</text:p>
          </table:table-cell>
          <table:table-cell table:style-name="ce31" office:value-type="string" calcext:value-type="string">
            <text:p>Ubicación temporal del último esquema de quimioterapia o terapia sistémica de este periodo de reporte en relación al manejo oncológico: (Si en el periodo recibió únicamente hormonoterapia no reportar nuevamente en esquema final</text:p>
          </table:table-cell>
          <table:table-cell table:style-name="ce42" office:value-type="string" calcext:value-type="string">
            <text:p>Fecha de inicio del último esquema de quimioterapia o terapia sistémica de este periodo de reporte. Si es hormonoterapia reporte la fecha de inicio del tratamiento actual, así haya sido iniciada previo al </text:p>
            <text:p>reporte actual</text:p>
          </table:table-cell>
          <table:table-cell table:style-name="ce38" office:value-type="string" calcext:value-type="string">
            <text:p>Número de IPS que suministran el último esquema de este periodo de reporte</text:p>
          </table:table-cell>
          <table:table-cell table:style-name="ce38" office:value-type="string" calcext:value-type="string">
            <text:p>Código de la IPS1 que suministra el último esquema en este periodo de reporte</text:p>
          </table:table-cell>
          <table:table-cell table:style-name="ce31" office:value-type="string" calcext:value-type="string">
            <text:p>Código de la IPS2 que suministra el último esquema en este periodo de reporte</text:p>
          </table:table-cell>
          <table:table-cell table:style-name="ce31" office:value-type="string" calcext:value-type="string">
            <text:p><text:s/>Cuántos medicamentos antineoplásicos o terapia hormonal para el cáncer, el (los) especialista(s) tratante(s) del cáncer propusieron como manejo en este último esquema de este periodo de reporte</text:p>
          </table:table-cell>
          <table:table-cell table:number-columns-repeated="9" table:style-name="ce31" office:value-type="string" calcext:value-type="string">
            <text:p><text:s/>Medicamento antineoplasico administrado al usuario - ultimo esquema del periodo</text:p>
          </table:table-cell>
          <table:table-cell table:style-name="ce23" office:value-type="string" calcext:value-type="string">
            <text:p>Medicamento Antineoplásico o terapia hormonal para cáncer, adicional a los reportados en variables 66.1 a 66.9 -1 administrado al usuario- último esquema</text:p>
          </table:table-cell>
          <table:table-cell table:style-name="ce23" office:value-type="string" calcext:value-type="string">
            <text:p>Medicamento Antineoplásico o terapia hormonal para cáncer, adicional a los reportados en</text:p>
            <text:p>variables 66.1 a 66.9 -2 administrado al usuario- último esquema:</text:p>
          </table:table-cell>
          <table:table-cell table:style-name="ce23" office:value-type="string" calcext:value-type="string">
            <text:p>Medicamento Antineoplásico o terapia hormonal para cáncer, adicional a los reportados en</text:p>
            <text:p>variables 66.1 a 66.9 -2 administrado al usuario- último esquema</text:p>
          </table:table-cell>
          <table:table-cell table:style-name="ce28" office:value-type="string" calcext:value-type="string">
            <text:p>¿Recibió quimioterapia intratecal en el último esquema <text:s/>de este corte?</text:p>
          </table:table-cell>
          <table:table-cell table:style-name="ce42" office:value-type="string" calcext:value-type="string">
            <text:p>Fecha de finalización del último esquema de quimioterapia o terapia sistémica este periodo de</text:p>
            <text:p>reporte. Si es hormonoterapia terminada o esquema terminado en este periodo reporte la fecha de</text:p>
            <text:p>finalización del tratamiento actual</text:p>
          </table:table-cell>
          <table:table-cell table:style-name="ce31" office:value-type="string" calcext:value-type="string">
            <text:p>Características actuales del último <text:s/>esquema de quimioterapia <text:s/>de este corte</text:p>
          </table:table-cell>
          <table:table-cell table:style-name="ce31" office:value-type="string" calcext:value-type="string">
            <text:p>Motivo de la finalización (prematura) de este último esquema (Aplica si registró la opción 2 de la</text:p>
            <text:p>pregunta anterior) Seleccione un sólo número (lo que primero ocurrió)</text:p>
          </table:table-cell>
          <table:table-cell table:style-name="ce31" office:value-type="string" calcext:value-type="string">
            <text:p>¿Fue sometido el usuario a una o más cirugías curativas o paliativas como parte del manejo del cáncer durante este periodo de reporte?</text:p>
          </table:table-cell>
          <table:table-cell table:style-name="ce31" office:value-type="string" calcext:value-type="string">
            <text:p>Número de cirugías a las que fue sometido el usuario durante el periodo de reporte actual</text:p>
          </table:table-cell>
          <table:table-cell table:style-name="ce42" office:value-type="string" calcext:value-type="string">
            <text:p><text:s/>Fecha de realización de la primera cirugía en este periodo de reporte</text:p>
          </table:table-cell>
          <table:table-cell table:style-name="ce43" office:value-type="string" calcext:value-type="string">
            <text:p>Código de la IPS que realizó la primera cirugía de este periodo de reporte</text:p>
          </table:table-cell>
          <table:table-cell table:style-name="ce43" office:value-type="string" calcext:value-type="string">
            <text:p><text:s/>Código de primera cirugía en este periodo de reporte</text:p>
          </table:table-cell>
          <table:table-cell table:style-name="ce38" office:value-type="string" calcext:value-type="string">
            <text:p><text:s/>Ubicación temporal de esta primera cirugía en relación al manejo oncológico</text:p>
          </table:table-cell>
          <table:table-cell table:style-name="ce42" office:value-type="string" calcext:value-type="string">
            <text:p>Fecha de realización de la última cirugía o cirugía de reintervención en este periodo de reporte</text:p>
          </table:table-cell>
          <table:table-cell table:style-name="ce31" office:value-type="string" calcext:value-type="string">
            <text:p>Motivo de haber realizado la última cirugía de este periodo de reporte</text:p>
          </table:table-cell>
          <table:table-cell table:style-name="ce38" office:value-type="string" calcext:value-type="string">
            <text:p>Código de la IPS que realiza la última cirugía en este periodo de reporte</text:p>
          </table:table-cell>
          <table:table-cell table:style-name="ce43" office:value-type="string" calcext:value-type="string">
            <text:p>Código de última cirugía en este periodo de reporte</text:p>
          </table:table-cell>
          <table:table-cell table:style-name="ce38" office:value-type="string" calcext:value-type="string">
            <text:p> Ubicación temporal de esta última cirugía en relación al manejo oncológico, en este periodo de</text:p>
            <text:p>reporte</text:p>
          </table:table-cell>
          <table:table-cell table:style-name="ce31" office:value-type="string" calcext:value-type="string">
            <text:p>. Estado vital al finalizar la única o última cirugía de este periodo de reporte</text:p>
          </table:table-cell>
          <table:table-cell table:style-name="ce31" office:value-type="string" calcext:value-type="string">
            <text:p>¿Recibió el usuario algún tipo de radioterapia en el periodo de reporte actual?</text:p>
          </table:table-cell>
          <table:table-cell table:style-name="ce31" office:value-type="string" calcext:value-type="string">
            <text:p>Número de sesiones de radioterapia externa suministrados en el periodo de reporte actual</text:p>
          </table:table-cell>
          <table:table-cell table:style-name="ce42" office:value-type="string" calcext:value-type="string">
            <text:p>Fecha de inicio de primer o único esquema de cualquier tipo de radioterapia suministrado en el</text:p>
            <text:p>periodo de reporte actual. Reporte la fecha de inicio del tratamiento actual, así haya sido iniciada previo</text:p>
            <text:p>al reporte actual</text:p>
          </table:table-cell>
          <table:table-cell table:style-name="ce38" office:value-type="string" calcext:value-type="string">
            <text:p>Ubicación temporal del primer o único esquema de cualquier tipo de radioterapia en este periodo</text:p>
            <text:p>de reporte en relación al tratamiento oncológico</text:p>
          </table:table-cell>
          <table:table-cell table:style-name="ce38" office:value-type="string" calcext:value-type="string">
            <text:p>Tipo de radioterapia aplicada en este primer o único esquema: Registre el código de procedimiento CUPS (archivo operativo CAC)</text:p>
          </table:table-cell>
          <table:table-cell table:style-name="ce38" office:value-type="string" calcext:value-type="string">
            <text:p><text:s/>Número de IPS que suministran este primer o único esquema de radioterapia</text:p>
          </table:table-cell>
          <table:table-cell table:style-name="ce31" office:value-type="string" calcext:value-type="string">
            <text:p>Código de la IPS1 que suministra la radioterapia de este primer o único esquema</text:p>
          </table:table-cell>
          <table:table-cell table:style-name="ce31" office:value-type="string" calcext:value-type="string">
            <text:p>Código de la IPS2 que suministra la radioterapia de este primer o único esquema</text:p>
          </table:table-cell>
          <table:table-cell table:style-name="ce31" office:value-type="string" calcext:value-type="string">
            <text:p><text:s/>Fecha de finalización de primer o único esquema de radioterapia</text:p>
          </table:table-cell>
          <table:table-cell table:style-name="ce28" office:value-type="string" calcext:value-type="string">
            <text:p><text:s/>Características actuales de este primer o único esquema de radioterapia</text:p>
          </table:table-cell>
          <table:table-cell table:style-name="ce31" office:value-type="string" calcext:value-type="string">
            <text:p> Motivo de la finalización de este primer o único esquema de radioterapia (aplica si registró la opción</text:p>
            <text:p>2 de la pregunta anterior). Seleccione un sólo número (lo que primero ocurrió)</text:p>
          </table:table-cell>
          <table:table-cell table:style-name="ce42" office:value-type="string" calcext:value-type="string">
            <text:p><text:s/>Fecha de inicio del último esquema de cualquier tipo de radioterapia suministrado en el periodo de reporte actual</text:p>
          </table:table-cell>
          <table:table-cell table:style-name="ce38" office:value-type="string" calcext:value-type="string">
            <text:p>Ubicación temporal del último esquema de cualquier tipo de radioterapia suministrado en el</text:p>
            <text:p>periodo actual en relación al tratamiento oncológico</text:p>
          </table:table-cell>
          <table:table-cell table:style-name="ce38" office:value-type="string" calcext:value-type="string">
            <text:p><text:s/>Tipo de radioterapia aplicada en el ÚLTIMO esquema de cualquier tipo de radioterapia suministrado en el periodo de reporte actual: Registre el código de procedimiento CUPS (archivo operativo CAC)</text:p>
          </table:table-cell>
          <table:table-cell table:style-name="ce38" office:value-type="string" calcext:value-type="string">
            <text:p>Número de IPS que suministran este último esquema de cualquier tipo de radioterapia en el</text:p>
            <text:p>periodo de reporte actual</text:p>
          </table:table-cell>
          <table:table-cell table:style-name="ce31" office:value-type="string" calcext:value-type="string">
            <text:p><text:s/>Código de la IPS1 que suministra último esquema de cualquier tipo de radioterapia en el periodo de reporte actual</text:p>
          </table:table-cell>
          <table:table-cell table:style-name="ce31" office:value-type="string" calcext:value-type="string">
            <text:p>Código de la IPS2 que suministra último esquema de cualquier tipo de radioterapia en el periodo</text:p>
            <text:p>de reporte actual</text:p>
          </table:table-cell>
          <table:table-cell table:style-name="ce42" office:value-type="string" calcext:value-type="string">
            <text:p>Fecha de finalización del último esquema de cualquier tipo de radioterapia suministrado en el</text:p>
            <text:p>periodo de reporte actual</text:p>
          </table:table-cell>
          <table:table-cell table:style-name="ce31" office:value-type="string" calcext:value-type="string">
            <text:p>Características actuales de este último esquema de cualquier tipo de radioterapia suministrado</text:p>
            <text:p>en el periodo de reporte actual:</text:p>
          </table:table-cell>
          <table:table-cell table:style-name="ce31" office:value-type="string" calcext:value-type="string">
            <text:p> Motivo de la finalización de este último esquema de cualquier tipo de radioterapia suministrado</text:p>
            <text:p>en el periodo de reporte actual (aplica si registró la opción 2 de la pregunta anterior). Seleccione un</text:p>
            <text:p>sólo número (lo que primero ocurrió)</text:p>
          </table:table-cell>
          <table:table-cell table:style-name="ce31" office:value-type="string" calcext:value-type="string">
            <text:p>¿Recibió el usuario trasplante de células progenitoras hematopoyética dentro del periodo de reporte actual?</text:p>
          </table:table-cell>
          <table:table-cell table:style-name="ce28" office:value-type="string" calcext:value-type="string">
            <text:p>Tipo de trasplante recibido</text:p>
          </table:table-cell>
          <table:table-cell table:style-name="ce31" office:value-type="string" calcext:value-type="string">
            <text:p><text:s/>Ubicación temporal de este trasplante en relación al manejo oncológico</text:p>
          </table:table-cell>
          <table:table-cell table:style-name="ce28" office:value-type="string" calcext:value-type="string">
            <text:p>Fecha de trasplante</text:p>
          </table:table-cell>
          <table:table-cell table:style-name="ce28" office:value-type="string" calcext:value-type="string">
            <text:p>Código de la IPS que realizó este trasplante</text:p>
          </table:table-cell>
          <table:table-cell table:style-name="ce31" office:value-type="string" calcext:value-type="string">
            <text:p><text:s/>El usuario, ¿recibió cirugía reconstructiva en el periodo de reporte actual?</text:p>
          </table:table-cell>
          <table:table-cell table:style-name="ce28" office:value-type="string" calcext:value-type="string">
            <text:p><text:s/>Fecha de la cirugía reconstructiva</text:p>
          </table:table-cell>
          <table:table-cell table:style-name="ce28" office:value-type="string" calcext:value-type="string">
            <text:p>Código de la IPS que realizó cirugía reconstructiva</text:p>
          </table:table-cell>
          <table:table-cell table:style-name="ce31" office:value-type="string" calcext:value-type="string">
            <text:p><text:s/>¿El usuario fue valorado en consulta o procedimiento de cuidado paliativo en el periodo de reporte actual? (pueden haber sido múltiples)</text:p>
          </table:table-cell>
          <table:table-cell table:style-name="ce31" office:value-type="string" calcext:value-type="string">
            <text:p>El usuario recibió consulta o procedimiento de cuidado paliativo en el periodo de reporte actual, por médico especialista en cuidado paliativo</text:p>
          </table:table-cell>
          <table:table-cell table:style-name="ce44" office:value-type="string" calcext:value-type="string">
            <text:p><text:s/>El usuario recibió consulta o procedimiento de cuidado paliativo en el periodo de reporte actual, por profesional de la salud (no médico, incluye psicólogo) especialista en cuidado paliativo</text:p>
          </table:table-cell>
          <table:table-cell table:style-name="ce44" office:value-type="string" calcext:value-type="string">
            <text:p>El usuario recibió consulta o procedimiento de cuidado paliativo en el periodo de reporte actual, por médico especialista, otra especialidad</text:p>
          </table:table-cell>
          <table:table-cell table:style-name="ce44" office:value-type="string" calcext:value-type="string">
            <text:p><text:s/>El usuario recibió consulta o procedimiento de cuidado paliativo en el periodo de reporte actual, por médico general</text:p>
          </table:table-cell>
          <table:table-cell table:style-name="ce44" office:value-type="string" calcext:value-type="string">
            <text:p><text:s/>El usuario recibió consulta o procedimiento de cuidado paliativo en el periodo de reporte actual, por trabajo social</text:p>
          </table:table-cell>
          <table:table-cell table:style-name="ce31" office:value-type="string" calcext:value-type="string">
            <text:p><text:s/>El usuario recibió consulta o procedimiento de cuidado paliativo en el periodo de reporte actual, por otro profesional de salud (no médico, incluye psicólogo) no especializado</text:p>
          </table:table-cell>
          <table:table-cell table:style-name="ce42" office:value-type="string" calcext:value-type="string">
            <text:p><text:s/>Fecha de primera consulta o procedimiento de cuidado paliativo en el periodo de reporte actual</text:p>
          </table:table-cell>
          <table:table-cell table:style-name="ce38" office:value-type="string" calcext:value-type="string">
            <text:p>Código de la IPS donde recibe la atención de cuidado paliativo en el periodo de reporte actual:</text:p>
          </table:table-cell>
          <table:table-cell table:style-name="ce31" office:value-type="string" calcext:value-type="string">
            <text:p>¿Ha sido valorado el usuario por el servicio de psiquiatría en el periodo de reporte actual?</text:p>
          </table:table-cell>
          <table:table-cell table:style-name="ce31" office:value-type="string" calcext:value-type="string">
            <text:p> Fecha de primera consulta con el servicio de psiquiatría (para todos los usuarios) en el periodo de</text:p>
            <text:p>reporte actual</text:p>
          </table:table-cell>
          <table:table-cell table:style-name="ce45" office:value-type="string" calcext:value-type="string">
            <text:p><text:s/>Código de la IPS donde recibió la primera valoración de psiquiatría en el periodo de reporte actual</text:p>
          </table:table-cell>
          <table:table-cell table:style-name="ce31" office:value-type="string" calcext:value-type="string">
            <text:p>¿Fue valorado el usuario por profesional en nutrición en el periodo de reporte actual?</text:p>
          </table:table-cell>
          <table:table-cell table:style-name="ce42" office:value-type="string" calcext:value-type="string">
            <text:p><text:s/>Fecha de consulta inicial con nutrición en el periodo de reporte actual</text:p>
          </table:table-cell>
          <table:table-cell table:style-name="ce38" office:value-type="string" calcext:value-type="string">
            <text:p><text:s/>Código de la IPS donde recibió la valoración por nutrición, en el periodo de reporte actual</text:p>
          </table:table-cell>
          <table:table-cell table:style-name="ce28" office:value-type="string" calcext:value-type="string">
            <text:p>¿El usuario recibió soporte nutricional?</text:p>
          </table:table-cell>
          <table:table-cell table:style-name="ce31" office:value-type="string" calcext:value-type="string">
            <text:p><text:s/>¿El usuario ha recibido terapias complementarias para su rehabilitación?</text:p>
          </table:table-cell>
          <table:table-cell table:style-name="ce31" office:value-type="string" calcext:value-type="string">
            <text:p><text:s/>Tipo de tratamiento que está recibiendo el usuario a la fecha de corte (el día 01/01/2020)</text:p>
          </table:table-cell>
          <table:table-cell table:style-name="ce38" office:value-type="string" calcext:value-type="string">
            <text:p>Resultado final del manejo oncológico en este periodo de reporte, luego de ser tratado en este periodo el usuario está en</text:p>
          </table:table-cell>
          <table:table-cell table:style-name="ce28" office:value-type="string" calcext:value-type="string">
            <text:p><text:s/>Estado vital al finalizar este periodo de reporte</text:p>
          </table:table-cell>
          <table:table-cell table:style-name="ce38" office:value-type="string" calcext:value-type="string">
            <text:p>Novedad ADMINISTRATIVA del usuario respecto al reporte anterior</text:p>
          </table:table-cell>
          <table:table-cell table:style-name="ce38" office:value-type="string" calcext:value-type="string">
            <text:p>Novedad clínica del usuario a la fecha de corte</text:p>
          </table:table-cell>
          <table:table-cell table:style-name="ce47" office:value-type="string" calcext:value-type="string">
            <text:p><text:s/>Fecha de desafiliación de la EAPB</text:p>
          </table:table-cell>
          <table:table-cell table:style-name="ce30" office:value-type="string" calcext:value-type="string">
            <text:p><text:s/>Fecha de muerte</text:p>
          </table:table-cell>
          <table:table-cell table:style-name="ce43" office:value-type="string" calcext:value-type="string">
            <text:p><text:s/>Causa de muerte</text:p>
          </table:table-cell>
          <table:table-cell table:style-name="ce47" office:value-type="string" calcext:value-type="string">
            <text:p>Código único de identificación (BDUA-BDEX-PVS)</text:p>
          </table:table-cell>
          <table:table-cell table:style-name="ce48" office:value-type="string" calcext:value-type="string">
            <text:p>Fecha de Corte</text:p>
          </table:table-cell>
          <table:table-cell table:style-name="ce50"/>
          <table:table-cell table:style-name="ce53" table:number-columns-repeated="13"/>
          <table:table-cell table:number-columns-repeated="844"/>
        </table:table-row>
        <table:table-row table:style-name="ro5">
          <table:table-cell table:style-name="ce4" office:value-type="string" calcext:value-type="string">
            <text:p>Escriba el primer nombre del usuario. No se pueden utilizar símbolos, puntos, tildes, ni el carácter numeral, ni ningún otro carácter especial. Verifique que no esté registrando el primer apellido en lugar del primer nombre.</text:p>
          </table:table-cell>
          <table:table-cell table:style-name="ce4" office:value-type="string" calcext:value-type="string">
            <text:p>Escriba el segundo nombre del usuario. En caso de un tercer nombre, escríbalo separado por un espacio. Registre NONE, en mayúscula sostenida, cuando el usuario no tiene segundo nombre (NONE=Ningún Otro Nombre Escrito). No se pueden utilizar símbolos, puntos, tildes, -, ni el carácter numeral, ni ningún otro carácter especial. Verifique que no esté registrando el primer nombre en lugar del segundo nombre.</text:p>
          </table:table-cell>
          <table:table-cell table:style-name="ce4" office:value-type="string" calcext:value-type="string">
            <text:p>Escriba el primer apellido del usuario. No se pueden utilizar símbolos, puntos, tildes, -, ni el carácter numeral, ni ningún otro carácter especial. Verifique que no esté registrando el primer apellido en lugar del primer nombre.</text:p>
          </table:table-cell>
          <table:table-cell table:style-name="ce4" office:value-type="string" calcext:value-type="string">
            <text:p>Escriba el segundo apellido del usuario. Registre NOAP, en mayúscula sostenida, cuando el usuario no tiene segundo apellido (NOAP=Ningún Otro Apellido)</text:p>
          </table:table-cell>
          <table:table-cell table:style-name="ce4" office:value-type="string" calcext:value-type="string">
            <text:p>RC=Registro Civil TI= Tarjeta Identidad CC= Cédula de Ciudadanía CE= Cédula Extranjería PA= Pasaporte MS= Menor sin Identificación (solo para el Régimen Subsidiado) AS= Adulto sin Identificación (solo para el Régimen Subsidiado) CD= Carné Diplomático SC= Salvoconducto de permanencia PE= Permiso Especial</text:p>
          </table:table-cell>
          <table:table-cell table:style-name="ce4" office:value-type="string" calcext:value-type="string">
            <text:p>Número de identificación del afiliado según el tipo de identificación. Para MS y AS registre el consecutivo interno del afiliado según lo dispuesto en la Resolución 4622/2016.</text:p>
          </table:table-cell>
          <table:table-cell table:style-name="ce4" office:value-type="string" calcext:value-type="string">
            <text:p>Fecha de nacimiento del usuario en el formato AAAA-MM-DD (use como separador el guion “-“)</text:p>
          </table:table-cell>
          <table:table-cell table:style-name="ce10" office:value-type="string" calcext:value-type="string">
            <text:p>M= Masculino F= Femenino</text:p>
          </table:table-cell>
          <table:table-cell table:style-name="ce4" office:value-type="string" calcext:value-type="string">
            <text:p>Código según la Clasificación Internacional Uniforme de Ocupaciones (disponible en página web CAC). 9999= No existe información 5555= Persona con aseguramiento (régimen subsidiado o contributivo y que no son PPNA) que recibió servicios de salud por parte del ente territorial durante el periodo de reporte. 9998= No Aplica</text:p>
          </table:table-cell>
          <table:table-cell table:style-name="ce4" office:value-type="string" calcext:value-type="string">
            <text:p>C= Régimen Contributivo S= Régimen Subsidiado P= Regímenes de excepción E= Régimen especial N= No asegurado</text:p>
          </table:table-cell>
          <table:table-cell table:style-name="ce4" office:value-type="string" calcext:value-type="string">
            <text:p>Cuando el usuario tenga EAPB escriba el código de la empresa que registra al usuario. Cuando el usuario sea notificado por entidad territorial escriba el código de departamento y seguido de tres ceros Ej: 01000 donde 01 corresponde al código de departamento según DANE (disponible en la página web CAC)</text:p>
          </table:table-cell>
          <table:table-cell table:style-name="ce4" office:value-type="string" calcext:value-type="string">
            <text:p>Registre el grupo étnico del usuario: 1= Indígena 2= ROM (gitano) 3= Raizal del archipiélago de San Andrés y Providencia 4= Palenquero de San Basilio 5= Negro(a), mulato(a), afrocolombiano(a) o afrodescendiente 6= Ninguna de las anteriores 55= Persona con aseguramiento (régimen subsidiado o contributivo y que no son PPNA) que recibió servicios de salud por parte del ente territorial durante el periodo de reporte.</text:p>
          </table:table-cell>
          <table:table-cell table:style-name="ce13" office:value-type="string" calcext:value-type="string">
            <text:p>1= Indigentes 2= Población infantil a cargo del ICBF 3= Madres comunitarias 4= Artistas, autores, compositores 7 5= Otro grupo poblacional 6= Recién Nacidos 7= Persona en situación de discapacidad 8= Desmovilizados 9= Desplazados 10= Población ROM 11= Población raizal 12= Población en centros psiquiátricos 13= Migratorio 14= Población en centros carcelarios 15= Población rural no migratoria 16= Afrocolombiano 31= Adulto mayor 32= Cabeza de familia 33= Mujer embarazada 34= Mujer lactante 35= Trabajador urbano 36= Trabajador rural 37= Víctima de violencia armada 38= Jóvenes vulnerables rurales 39= Jóvenes vulnerables urbanos 50= Persona en situación de discapacidad del sistema nervioso 51= Persona en situación de discapacidad de los ojos 52= Persona en situación de discapacidad de los oídos 53= Persona en situación de discapacidad de los demás órganos de los sentidos (olfato, tacto y gusto) 54= Persona en situación de discapacidad de la voz y el habla 55= Persona en situación de discapacidad del sistema cardiorrespiratorio y las defensas 56= Persona en situación de discapacidad de la digestión, el metabolismo, las hormonas 57= Persona en situación de discapacidad del sistema genital y reproductivo 58= Persona en situación de discapacidad del movimiento del cuerpo, manos, brazos, piernas 59= Persona en situación de discapacidad de la piel 60= Persona en situación de discapacidad de otro tipo 61=No definido 62= Comunidad indígena 63= población migrante de la República Bolivariana de Venezuela 555=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 el Código del municipio en donde reside el afiliado según la división político administrativa DIVIPOLA – DANE. Este código debe ser reportado en 5 dígitos, donde los dos primeros dígitos corresponden al departamento donde se localiza el municipio (disponible en la página web CAC). Validar que no se reporte la ciudad en la que recibe las atenciones en salud, cuando es en realidad reside de otro municipio.</text:p>
          </table:table-cell>
          <table:table-cell table:style-name="ce16" office:value-type="string" calcext:value-type="string">
            <text:p>Registre sólo dos números de teléfono(s) fijos y/o móviles completos para contactar al paciente y separe por guion medio (-). Si no se tiene el número telefónico del paciente (incluyendo familiares y cuidadores) diligencie 0.</text:p>
          </table:table-cell>
          <table:table-cell table:style-name="ce4" office:value-type="string" calcext:value-type="string">
            <text:p>Fecha en la que el usuario se afilió a la EAPB en el formato AAAA-MM-DD (use como separador el guion “-“).</text:p>
          </table:table-cell>
          <table:table-cell table:style-name="ce4" office:value-type="string" calcext:value-type="string">
            <text:p> Registre el</text:p>
            <text:p>código de la enfermedad maligna que fue inicialmente diagnosticada al usuario según código CIE -</text:p>
            <text:p>10, (disponible en la página web CAC). Sí el paciente tuvo inicialmente diagnóstico clínico que</text:p>
            <text:p>posteriormente fue confirmado con histopatología, en esta variable debe registrar el CIE-10 de la</text:p>
            <text:p>confirmación histopatológica.</text:p>
          </table:table-cell>
          <table:table-cell table:style-name="ce4" office:value-type="string" calcext:value-type="string">
            <text:p>Escriba la fecha de diagnóstico en formato AAAAMM-DD (con guion “-“ como separador). Si conoce sólo el año y el mes, registre el día 15. Registre 1800-01-01= Desconocido, el dato de esta variable no se encuentra descrito en los soportes clínicos Registre 1846-01-01= Persona con aseguramiento (régimen subsidiado o contributivo y que no son PPNA) que recibió servicios de salud por parte del ente territorial durante el periodo de reporte.</text:p>
          </table:table-cell>
          <table:table-cell table:style-name="ce4" office:value-type="string" calcext:value-type="string">
            <text:p>Revisar en la historia clínica la remisión más antigua disponible previa al diagnóstico y que pudiese estar asociada a la enfermedad maligna actual (debe ser menor o igual a la fecha de ingreso a la institución que realizó el diagnóstico, solicitada en la 10 variable 20). Escriba la fecha de esa remisión en formato AAAA-MM-DD (con guion “-“ como separador). Si conoce sólo el año y el mes, registre el día 15. Registre 1800-01-01= Desconocido, el dato de esta variable no se encuentra descrito en los soportes clínicos Registre 1846-01-01=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 la fecha en formato AAAA-MM-DD. Si conoce sólo el año y el mes, registre el día 15. Registre 1800-01-01= Desconocido, el dato de esta variable no se encuentra descrito en los soportes clínicos. Registre 1846-01-01= Persona con aseguramiento (régimen subsidiado o contributivo y que no son PPNA) que recibió servicios de salud por parte del ente territorial durante el periodo de reporte.</text:p>
          </table:table-cell>
          <table:table-cell table:style-name="ce4" office:value-type="string" calcext:value-type="string">
            <text:p>Tipo de prueba registre: <text:s/>5= Inmunohistoquímica 6= Citometría de flujo 7= Clínica exclusivamente (incluye estudios imagenológicos y/o de laboratorio en aquellos casos clínicamente justificados en donde fue imposible tomar muestra de estudio histopatológico) 8=Otro 9= Genética 10= Patología básica 99= Desconocido, el dato de esta variable no se encuentra descrito en los soportes clínicos. 55= Persona con aseguramiento (régimen subsidiado o contributivo y que no son PPNA) que recibió servicios de salud por parte del ente territorial durante el periodo de reporte.</text:p>
          </table:table-cell>
          <table:table-cell table:style-name="ce4" office:value-type="string" calcext:value-type="string">
            <text:p>1= Clínica, usuario con coagulopatía 2= Clínica, debido a localización del tumor 3= Clínica, debido al estado funcional del usuario (deterioro) 4= Negativa del usuario o su acudiente para realizar el estudio histopatológico, con documentación de soporte 5= Administrativa 6= Clínica por reporte de imágenes o laboratorios. 55= Persona con aseguramiento (régimen subsidiado o contributivo y que no son PPNA) que recibió servicios de salud por parte del ente territorial durante el periodo de reporte. 98= Tiene confirmación por histopatología. 99= Desconocido, el dato de esta variable no se encuentra descrito en los soportes clínicos.</text:p>
          </table:table-cell>
          <table:table-cell table:style-name="ce4" office:value-type="string" calcext:value-type="string">
            <text:p>Registre la fecha en el formato AAAA-MM-DD. Si conoce sólo el año y el mes, registre el día 15. Registre 1800-01-01= Desconocido, el dato de esta variable no se encuentra descrito en los soportes clínicos. Registre 1845-01-01= No se realizó estudio histopatológico (en la variable 21 registro la opción 7). Registre 1846-01-01=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 la fecha en el formato AAAA-MM-DD. (Registre la fecha de la primera prueba que confirmó diagnóstico de cáncer y dio inicio a un manejo, así haya requerido pruebas adicionales posteriormente para el diagnóstico definitivo). Si conoce sólo el año y el mes, registre el día 15. Registre 1800-01-01= Desconocido, el dato de esta variable no se encuentra descrito en los soportes clínicos. Registre 1845-01-01= No se realizó estudio histopatológico (en la variable 21 registro la opción 7). Registre 1846-01-01=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 el código de habilitación de la IPS que proceso la muestra de patología en los casos en que el diagnóstico fue histopatológico (disponible en la página web REPS) o registre el código de la IPS donde se hizo el diagnóstico clínico. Verifique que el código reportado corresponde a una IPS con habilitación para procesamiento de muestra de patología o el servicio especializado que hace el diagnóstico clínico. 55=Persona con aseguramiento (régimen subsidiado o contributivo y que no son PPNA) que recibió servicios de salud por parte del ente territorial durante el periodo de reporte. 96= Diagnóstico fuera del país. 99= Desconocido, el dato de esta variable no se encuentra descrito en los soportes clínicos.</text:p>
          </table:table-cell>
          <table:table-cell table:style-name="ce4" office:value-type="string" calcext:value-type="string">
            <text:p>(médico especialista que define la primera conducta terapéutica -terapia sistémica, cirugía, radioterapia o cuidados paliativos- Manejo expectante): Registre la fecha en el formato AAAA-MM-DD. Si conoce sólo el año y el mes, registre el día 15. Registre 1800-01-01= Desconocido, el dato de esta variable no se encuentra descrito en los soportes clínicos. 13 Registre 1846-01-01=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 el número que corresponde al subtipo histológico de la biopsia diagnóstica del cáncer (como primera opción), si no hay información en ese reporte use la quirúrgica: 1= Adenocarcinoma, con o sin otra especificación 2= Carcinoma escamocelular (epidermoide), con o sin otra especificación 3= Carcinoma de células basales (basocelular) 4= Carcinoma, con o sin otra especificación diferentes a las anteriores 5= Oligodendroglioma, con o sin otra especificación 6= Astrocitoma, con o sin otra especificación 7= Ependimoma, con o sin otra especificación 8= Neuroblastoma, con o sin otra especificación 9= Meduloblastoma, con o sin otra especificación 10= Hepatoblastoma, con o sin otra especificación 11= Rabdomiosarcoma, con o sin otra especificación 12= Leiomiosarcoma, con o sin otra especificación 13= Osteosarcoma, con o sin otra especificación 14= Fibrosarcoma, con o sin otra especificación 15= Angiosarcoma, con o sin otra especificación 16= Condrosarcoma, con o sin otra especificación 17= Otros sarcomas, con o sin otra especificación 18= Pancreatoblastoma, con o sin otra especificación 19= Blastoma pleuropulmonar, con o sin otra especificación 20= Otros tipos histológicos no mencionados 23= Melanoma 24= Carcinoma papilar de tiroides 55= Persona con aseguramiento (régimen subsidiado o contributivo y que no son PPNA) que recibió servicios de salud por parte del ente territorial durante el periodo de reporte. 98= No se realizó estudio histopatológico (en la variable 21 registró la opción 7). 99= Desconocido, el dato de esta variable no se encuentra descrito en los soportes clínicos.</text:p>
          </table:table-cell>
          <table:table-cell table:style-name="ce4" office:value-type="string" calcext:value-type="string">
            <text:p>Apunte el número que corresponde al grado de diferenciación de la biopsia diagnóstica del cáncer (como primera opción), si no hay información en ese informe, use la quirúrgica. 1= Bien diferenciado (grado 1) 2= Moderadamente diferenciado (grado 2) 3= Mal diferenciado (grado 3) 4= Anaplásico o indiferenciado (grado 4) 55= Persona con aseguramiento (régimen subsidiado o contributivo y que no son PPNA) que recibió servicios de salud por parte del ente territorial durante el periodo de reporte. 94= Es un cáncer sólido cuyo reporte de patología no incluye la descripción de la diferenciación celular. (ejemplo: cáncer de tiroides, carcinoma basocelular, tumores in situ, melanoma, próstata, entre otros). 95= No es sólido (cáncer hematolinfático) 98= No se realizó estudio histopatológico (en la variable 21 registró la opción 7). 99= No hay información en la historia clínica</text:p>
          </table:table-cell>
          <table:table-cell table:style-name="ce4" office:value-type="string" calcext:value-type="string">
            <text:p>CÁNCER DE MAMA Y CÁNCER GÁSTRICO 15 0= estadio clínico (ec) 0 (tumor in situ) 2= ec IA o 1A 5= ec IB o 1b 11= ec IIA o 2a 14= ec IIB 17= ec IIIA o 3a 18= ec IIIB o 3b 19= ec IIIC o 3c 20= ec IV o 4 CANCER DE PRÓSTATA 7a Edición TNM 0= estadio clínico (ec) o (tumor in situ) 1= ec I o 1 11= ec IIA o 2a 14= ec IIB 16= ec III o 3 20= ec IV o 4 8ª Edición TNM 15= ec IIC o 2c 17= ec IIIA o 3a 18= ec IIIB o 3b 19= ec IIIC o 3c 21= ec IVA o 4a 22= ec IVB o 4b CANCER DE PULMON 7a Edición TNM 0= estadio clínico (ec) o (tumor in situ) 2= ec IA o 1A 5= ec IB o 1b 11= ec IIA o 2a 14= ec IIB 17= ec IIIA o 3a 18= ec IIIB o 3b 20= ec IV o 4 8ª Edición TNM 3= ec IA1 4= ec IA2 19= ec IIIC o 3c 21= ec IVA o 4a 22= ec IVB o 4b 16 26= Estadio IAB MELANOMA 0= estadio clínico (ec) o (tumor in situ) 2= ec IA o 1A 5= ec IB o 1b 11= ec IIA o 2a 14= ec IIB 15= ec IIC o 2c 16= ec III o 3 17= ec IIIA o 3a 18= ec IIIB o 3b 19= ec IIIC o 3c 20= ec IV o 4 29= ec IIID o 3d CÁNCER DE COLON Y RECTO 0= estadio clínico (ec) o (tumor in situ) 1= ec I o 1 11= ec IIA o 2a 14= ec IIB 15= ec IIC o 2c 17= ec IIIA o 3a 18= ec IIIB o 3b 19= ec IIIC o 3c 21= ec IVA o 4a 22= ec IVB o 4b CÁNCER ANAL (Agrupador Colon y recto) 0= estadio clínico (ec) o (tumor in situ) 1= ec I o 1 10= ec II o 2 17= ec IIIA o 3a 18= ec IIIB o 3b 20= ec IV o 4 8ª Edición TNM 1= ec I o 1 11= ec IIA o 2a 14= ec IIB o 2b 17= ec IIIA o 3a 18= ec IIIB o 3b 19= ec IIIC o 3c 20=ec IV o 4 17 CÁNCER DE CÉRVIX (FIGO) 0= estadio clínico (ec) o (tumor in situ) 1= ec I o 1 2= ec IA o 1A 3= ec IA1 4= ec IA2 5= ec IB o 1b 6= ec IB1 7= ec IB2 10= ec II o 2 11= ec IIA o 2a 12= ec IIA1 13= ec IIA2 14= ec IIB 16= ec III o 3 17= ec IIIA o 3a 18= ec IIIB o 3b 19= ec IIIC o 3c 21= ec IVA o 4a 22= ec IVB o 4b 27= ec IIIC1 o 3c1 28= ec IIIC2 o 3c2 30= ec IB3 31= ec IC1 32= ec IC2 33= ec IC3 OTRAS OPCIONES 8= ec IC o 1c 9= ec IS o 1s 23= ec IVC o 4c 24= ec 4S (para neuroblastoma) 25= ec V o 5 55= Persona con aseguramiento (régimen subsidiado o contributivo y que no son PPNA) que recibió servicios de salud por parte del ente territorial durante el periodo de reporte. 98= No Aplica (Es cáncer de piel basocelular, es cáncer hematológico o es cáncer en SNC, excepto neuroblastoma). 99= Desconocido, el dato de esta variable no se encuentra descrito en los soportes clínicos.</text:p>
          </table:table-cell>
          <table:table-cell table:style-name="ce4" office:value-type="string" calcext:value-type="string">
            <text:p>Registre la fecha en el formato AAAA-MM-DD. Si conoce sólo el año y el mes, registre el día 15. Registre 1800-01-01= Desconocido, el dato de esta variable no se encuentra descrito en los soportes clínicos. Registre 1845-01-01= No Aplica (Es cáncer de piel basocelular, es cáncer hematológico o es cáncer en SNC, excepto neuroblastoma) Registre 1846-01-01= Persona con aseguramiento (régimen subsidiado o contributivo y que no son PPNA) que recibió servicios de salud por parte del ente territorial durante el periodo de reporte.</text:p>
          </table:table-cell>
          <table:table-cell table:style-name="ce4" office:value-type="string" calcext:value-type="string">
            <text:p>1= Sí se le realizó</text:p>
            <text:p>2= No se le realizó</text:p>
            <text:p>55= Persona con aseguramiento (régimen subsidiado o contributivo y que no son PPNA) que recibió</text:p>
            <text:p>servicios de salud por parte del ente territorial durante el periodo de reporte.</text:p>
            <text:p>97= No Aplica porque es cáncer de mama in situ</text:p>
            <text:p>98= No Aplica (no es cáncer de mama) </text:p>
            <text:p>19</text:p>
            <text:p>99= Desconocido, el dato de esta variable no se encuentra descrito en los soportes clínicos</text:p>
          </table:table-cell>
          <table:table-cell table:style-name="ce4" office:value-type="string" calcext:value-type="string">
            <text:p> Registre la fecha</text:p>
            <text:p>en el formato AAAA-MM-DD. Si conoce sólo el año y el mes, registre el día 15.</text:p>
            <text:p>Registre 1800-01-01= Desconocido, el dato de esta variable no se encuentra descrito en los soportes</text:p>
            <text:p>clínicos</text:p>
            <text:p>Registre 1840-01-01= No Aplica porque es cáncer de mama in situ.</text:p>
            <text:p>Registre 1845-01-01= No Aplica (no es cáncer de mama) o marcó la variable 31 con la opción 2.</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 Registre:</text:p>
            <text:p>1= +++ (positivo)</text:p>
            <text:p>2= ++ (equivoco o indeterminado)</text:p>
            <text:p>3= + (negativo)</text:p>
            <text:p>4= cero ó (negativo)</text:p>
            <text:p>97= No Aplica porque es cáncer de mama in situ.</text:p>
            <text:p>98= No Aplica (no es cáncer de mama) o marcó la variable 31 con la opción 2.</text:p>
            <text:p>99= Desconocido, el dato de esta variable no se encuentra descrito en los soportes clínicos.</text:p>
            <text:p>55=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1= A 2= B 3= C 4= D 55= Persona con aseguramiento (régimen subsidiado o contributivo y que no son PPNA) que recibió servicios de salud por parte del ente territorial durante el periodo de reporte. 98= No Aplica (no es cáncer colorrectal) 99= Es cáncer colorrectal pero no hay información en la historia clínica acerca de esta estadificación</text:p>
          </table:table-cell>
          <table:table-cell table:style-name="ce4" office:value-type="string" calcext:value-type="string">
            <text:p>Registre la fecha en el formato AAAA-MMDD. Si conoce sólo el año y el mes, registre el día 15. Registre 1845-01-01= No Aplica (no es cáncer colorrectal o respuesta 99 en la variable anterior) Registre 1846-01-01=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text:p>
            <text:p>1= Estadio I</text:p>
            <text:p>2= Estadio II</text:p>
            <text:p>3= Estadio III</text:p>
            <text:p>4= Estadio IV</text:p>
            <text:p>5= Estadio IA</text:p>
            <text:p>6= Estadio IB</text:p>
            <text:p>7= Estadio IIA</text:p>
            <text:p>8= Estadio IIB</text:p>
            <text:p>9= Estadio IIIA</text:p>
            <text:p>10= Estadio IIIB</text:p>
            <text:p>11= Estadio IVA</text:p>
            <text:p>12= Estadio IVB</text:p>
            <text:p>13= Extranodal cualquier estadio</text:p>
            <text:p>14= Primario SNC</text:p>
            <text:p>15= Primario Mediastinal</text:p>
            <text:p>16= Primario de otros órganos</text:p>
            <text:p>55= Persona con aseguramiento (régimen subsidiado o contributivo y que no son PPNA) que recibió</text:p>
            <text:p>servicios de salud por parte del ente territorial durante el periodo de reporte.</text:p>
            <text:p>98= No Aplica (porque es un tumor diferente a los enunciados)</text:p>
            <text:p>99= Desconocido, el dato de esta variable no se encuentra descrito en los soportes clínicos.</text:p>
          </table:table-cell>
          <table:table-cell table:style-name="ce4" office:value-type="string" calcext:value-type="string">
            <text:p> Registre la opción que corresponde a la clasificación Gleason.</text:p>
            <text:p>11= Gleason ≤ 6: ≤ 3+3</text:p>
            <text:p>12= Gleason 7: 3+4</text:p>
            <text:p>13= Gleason 7: 4+3</text:p>
            <text:p>14= Gleason 8: 4+4 o 3+5 o 5+3</text:p>
            <text:p>15= Gleason 9 o 10: 4+5 o 5+4 o 5+5</text:p>
            <text:p/>
            <text:p>97= Es cáncer de próstata, pero no hay información acerca de esta estadificación porque el</text:p>
            <text:p>diagnóstico fue clínico.</text:p>
            <text:p>98= No es cáncer de próstata.</text:p>
            <text:p>99= Es cáncer de próstata, pero no hay información en la historia clínica acerca de esta clasificación</text:p>
            <text:p>a pesar de que fue diagnóstico histopatológico.</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Clasificación de riesgo en linfomas</text:p>
            <text:p>Registre:</text:p>
            <text:p>1= Bajo Riesgo</text:p>
            <text:p>2= Riesgo intermedio bajo</text:p>
            <text:p>3= Intermedio</text:p>
            <text:p>4= Riesgo intermedio alto</text:p>
            <text:p>5= Riesgo alto</text:p>
            <text:p>Clasificación del riesgo en adultos (LLA y LMA)</text:p>
            <text:p>Registre:</text:p>
            <text:p>1= Riesgo estándar, bajo</text:p>
            <text:p>3= Riesgo intermedio</text:p>
            <text:p>5= Riesgo alto</text:p>
            <text:p>Clasificación del riesgo en Pediatría (LLA y LMA)</text:p>
            <text:p>Registre:</text:p>
            <text:p>1= Riesgo estándar, favorable</text:p>
            <text:p>3= Riesgo intermedio</text:p>
            <text:p>5= Riesgo alto, desfavorable</text:p>
            <text:p>55= Persona con aseguramiento (régimen subsidiado o contributivo y que no son PPNA) que recibió</text:p>
            <text:p>servicios de salud por parte del ente territorial durante el periodo de reporte.</text:p>
            <text:p>98= No Aplica (no es leucemia ni linfoma)</text:p>
            <text:p>99= Desconocido, el dato de esta variable no se encuentra descrito en los soportes clínicos</text:p>
          </table:table-cell>
          <table:table-cell table:style-name="ce4" office:value-type="string" calcext:value-type="string">
            <text:p>Registre la fecha en el formato AAAA-MM-DD. Si conoce sólo</text:p>
            <text:p>el año y el mes, registre el día 15.</text:p>
            <text:p>Registre 1800-01-01= Desconocido, el dato de esta variable no se encuentra descrito en los soportes</text:p>
            <text:p>clínicos.</text:p>
            <text:p>Registre 1845-01-01= No Aplica (no es leucemia, ni linfoma)</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 Registre:</text:p>
            <text:p>1= Curación</text:p>
            <text:p>2= Paliación (intención paliativa) exclusivamente.</text:p>
            <text:p>55= Persona con aseguramiento (régimen subsidiado o contributivo y que no son PPNA) que recibió</text:p>
            <text:p>servicios de salud por parte del ente territorial durante el periodo de reporte.</text:p>
            <text:p>99= Desconocido, el dato de esta variable no se encuentra descrito en los soportes clínicos.</text:p>
          </table:table-cell>
          <table:table-cell table:style-name="ce4" office:value-type="string" calcext:value-type="string">
            <text:p>Registre:</text:p>
            <text:p>1= Observación previa a tratamiento (manejo expectante o casos en los que ya tienen orden médica</text:p>
            <text:p>de tratamiento, pero no alcanzó a ser administrado, dado que está cercano a la fecha del corte)</text:p>
            <text:p>2= Ofrecer tratamiento curativo (quimioterapia, hormonoterapia, radioterapia, cirugía, terapia</text:p>
            <text:p>biológica) o paliativo dirigido al cáncer inicial o por recaída</text:p>
            <text:p>3= Observación o seguimiento oncológico luego de tratamiento inicial (incluye tratamientos</text:p>
            <text:p>médicos para enfermedad general -no oncológica- y métodos diagnósticos de seguimiento)</text:p>
            <text:p>4= 1 y 2 únicamente</text:p>
            <text:p>5= 2 y 3 únicamente</text:p>
            <text:p>6= 1, 2 y 3</text:p>
            <text:p>55= Persona con aseguramiento (régimen subsidiado o contributivo y que no son PPNA) que recibió</text:p>
            <text:p>servicios de salud por parte del ente territorial durante el periodo de reporte.</text:p>
            <text:p>23</text:p>
            <text:p>99= No hay intervención en el periodo (abandono de terapia, alta onc</text:p>
          </table:table-cell>
          <table:table-cell table:style-name="ce4" office:value-type="string" calcext:value-type="string">
            <text:p> Registre:</text:p>
            <text:p>1= Sí</text:p>
            <text:p>2= No</text:p>
            <text:p>55= Persona con aseguramiento (régimen subsidiado o contributivo y que no son PPNA) que recibió</text:p>
            <text:p>servicios de salud por parte del ente territorial durante el periodo de reporte</text:p>
            <text:p>99= Desconocido, el dato de esta variable no se encuentra descrito en los soportes clínicos.</text:p>
          </table:table-cell>
          <table:table-cell table:style-name="ce4" office:value-type="string" calcext:value-type="string">
            <text:p>Fecha en que se diagnosticó el otro cáncer</text:p>
            <text:p>primario que afecta al usuario en el formato AAAA-MM-DD. Si conoce sólo el año y el mes, registre</text:p>
            <text:p>el día 15.</text:p>
            <text:p>Registre 1800-01-01= Desconocido, el dato de esta variable no se encuentra descrito en los soportes</text:p>
            <text:p>clínicos.</text:p>
            <text:p>Registre 1845-01-01= No Aplica (no ha tenido otro cáncer primario)</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Registre la enfermedad maligna</text:p>
            <text:p>antecedente o concurrente. Tenga en cuenta que antes de definir, por ejemplo, un linfoma, el</text:p>
            <text:p>usuario pudo tener un diagnóstico de cáncer a estudio o tumor de células pequeñas, redondas y</text:p>
            <text:p>azules, debe notificarse el linfoma. Registre el código de la enfermedad maligna diagnosticada al</text:p>
            <text:p>usuario según código CIE -10 (disponible en la página web CAC).</text:p>
            <text:p/>
            <text:p>Registre 55= Persona con aseguramiento (régimen subsidiado o contributivo y que no son PPNA)</text:p>
            <text:p>que recibió servicios de salud por parte del ente territorial durante el periodo de reporte.</text:p>
            <text:p>Registre 99= No Aplica (no hay antecedente o concurrencia de otro cáncer primario)</text:p>
          </table:table-cell>
          <table:table-cell table:style-name="ce4" office:value-type="string" calcext:value-type="string">
            <text:p>Registre:</text:p>
            <text:p>1= Sí recibió</text:p>
            <text:p>98= No Aplica (no está indicada esta terapia, verifique que en las variables 46 a 73 se registra No</text:p>
            <text:p>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Escriba el número</text:p>
            <text:p>de fases de quimioterapia propuestas para este periodo.</text:p>
            <text:p>0= Es cáncer hematolinfático con los siguientes códigos de clasificación diagnóstica CIE 10 ( C835,</text:p>
            <text:p>C910, C920, C924 y C925) y en la variable 45 respondió la opción 2 ó 98</text:p>
            <text:p>55= Persona con aseguramiento (régimen subsidiado o contributivo y que no son PPNA) que recibió</text:p>
            <text:p>servicios de salud por parte del ente territorial durante el periodo de reporte.</text:p>
            <text:p>98= No Aplica (es sólido o es cáncer diferente a los enunciados en las fases)</text:p>
          </table:table-cell>
          <table:table-cell table:style-name="ce4" office:value-type="string" calcext:value-type="string">
            <text:p> Registre:</text:p>
            <text:p>1= Sí recibió</text:p>
            <text:p>2= No recibió (aplica únicamente para los CIE 10 C835, C910, C920, C924 y C925)</text:p>
            <text:p>55= Persona con aseguramiento (régimen subsidiado o contributivo y que no son PPNA) que recibió</text:p>
            <text:p>servicios de salud por parte del ente territorial durante el periodo de reporte.</text:p>
            <text:p>25</text:p>
            <text:p>97= No Aplica (no es leucemia linfoide o mieloide aguda ni linfoma linfoblástico) </text:p>
          </table:table-cell>
          <table:table-cell table:style-name="ce4" office:value-type="string" calcext:value-type="string">
            <text:p>Registre:</text:p>
            <text:p>1= Sí recibió</text:p>
            <text:p>2= No recibió (aplica únicamente para los CIE 10 C835, C910, C920, C924 y C925)</text:p>
            <text:p>55= Persona con aseguramiento (régimen subsidiado o contributivo y que no son PPNA) que recibió</text:p>
            <text:p>servicios de salud por parte del ente territorial durante el periodo de reporte.</text:p>
            <text:p>97= No Aplica (no es leucemia linfoide o mieloide aguda ni linfoma linfoblástico)</text:p>
          </table:table-cell>
          <table:table-cell table:style-name="ce4" office:value-type="string" calcext:value-type="string">
            <text:p> Registre:</text:p>
            <text:p>1= Sí recibió</text:p>
            <text:p>2= No recibió (aplica únicamente para los CIE 10 C835, C910, C920, C924 y C925)</text:p>
            <text:p>55= Persona con aseguramiento (régimen subsidiado o contributivo y que no son PPNA) que recibió</text:p>
            <text:p>servicios de salud por parte del ente territorial durante el periodo de reporte.</text:p>
            <text:p>97= No Aplica (no es leucemia linfoide o mieloide aguda ni linfoma linfoblástico)</text:p>
          </table:table-cell>
          <table:table-cell table:style-name="ce4" office:value-type="string" calcext:value-type="string">
            <text:p> Registre:</text:p>
            <text:p>1= Sí recibió</text:p>
            <text:p>2= No recibió (aplica únicamente para los CIE 10 C835, C910, C920, C924 y C925)</text:p>
            <text:p>55= Persona con aseguramiento (régimen subsidiado o contributivo y que no son PPNA) que recibió</text:p>
            <text:p>servicios de salud por parte del ente territorial durante el periodo de reporte.</text:p>
            <text:p>97= No Aplica (no es leucemia linfoide o mieloide aguda ni linfoma linfoblástico)</text:p>
          </table:table-cell>
          <table:table-cell table:style-name="ce4" office:value-type="string" calcext:value-type="string">
            <text:p>Registre:</text:p>
            <text:p>1= Sí recibió</text:p>
            <text:p>2= No recibió (aplica únicamente para los CIE 10 C835, C910, C920, C924 y C925)</text:p>
            <text:p>55= Persona con aseguramiento (régimen subsidiado o contributivo y que no son PPNA) que recibió</text:p>
            <text:p>servicios de salud por parte del ente territorial durante el periodo de reporte.</text:p>
            <text:p>97= No Aplica (no es leucemia linfoide aguda ni linfoma linfoblástico) </text:p>
          </table:table-cell>
          <table:table-cell table:style-name="ce4" office:value-type="string" calcext:value-type="string">
            <text:p> Registre:</text:p>
            <text:p>1= Sí recibió</text:p>
            <text:p>2= No recibió (aplica únicamente para los CIE 10 C835, C910, C920, C924 y C925)</text:p>
            <text:p>55= Persona con aseguramiento (régimen subsidiado o contributivo y que no son PPNA) que recibió</text:p>
            <text:p>servicios de salud por parte del ente territorial durante el periodo de reporte.</text:p>
            <text:p>97= No Aplica (no es leucemia linfoide o mieloide aguda ni linfoma linfoblástico)</text:p>
          </table:table-cell>
          <table:table-cell table:style-name="ce4" office:value-type="string" calcext:value-type="string">
            <text:p>Registre:</text:p>
            <text:p>1= Sí recibió</text:p>
            <text:p>2= No recibió (aplica únicamente para los CIE 10 C835, C910, C920, C924 y C925)</text:p>
            <text:p>55= Persona con aseguramiento (régimen subsidiado o contributivo y que no son PPNA) que recibió</text:p>
            <text:p>servicios de salud por parte del ente territorial durante el periodo de reporte.</text:p>
            <text:p>97= No Aplica (no es leucemia linfoide o mieloide aguda ni linfoma linfoblástico)</text:p>
          </table:table-cell>
          <table:table-cell table:style-name="ce4" office:value-type="string" calcext:value-type="string">
            <text:p> Registre:</text:p>
            <text:p>1= Sí recibió</text:p>
            <text:p>2= No recibió (aplica únicamente para los CIE 10 C835, C910, C920, C924 y C925)</text:p>
            <text:p>55= Persona con aseguramiento (régimen subsidiado o contributivo y que no son PPNA) que recibió</text:p>
            <text:p>servicios de salud por parte del ente territorial durante el periodo de reporte.</text:p>
            <text:p>97= No Aplica (no es leucemia linfoide o mieloide aguda ni linfoma linfoblástico)</text:p>
          </table:table-cell>
          <table:table-cell table:style-name="ce4" office:value-type="string" calcext:value-type="string">
            <text:p> Escriba el número</text:p>
            <text:p>de ciclos iniciados en el periodo de reporte actual (pueden ser ciclos en diferentes esquemas de</text:p>
            <text:p>manejo)</text:p>
            <text:p>55= Persona con aseguramiento (régimen subsidiado o contributivo y que no son PPNA) que recibió</text:p>
            <text:p>servicios de salud por parte del ente territorial durante el periodo de reporte.</text:p>
            <text:p>98= No Aplica o no la recibió, aunque fue formulada (en la variable 45 seleccionó 2 o 98)</text:p>
          </table:table-cell>
          <table:table-cell table:style-name="ce4" office:value-type="string" calcext:value-type="string">
            <text:p> Registre:</text:p>
            <text:p>1= Neoadyuvancia (manejo inicial prequirúrgico)</text:p>
            <text:p>2= Tratamiento inicial curativo sin cirugía sugerida (por ejemplo, sería una opción frecuente en caso</text:p>
            <text:p>de leucemias o linfomas, u otros cánceres a quienes no se les hizo cirugía)</text:p>
            <text:p>3= Adyuvancia (manejo inicial postquirúrgico)</text:p>
            <text:p>11= Manejo de recaída</text:p>
            <text:p>12= Manejo de enfermedad metastásica</text:p>
            <text:p>13= Manejo paliativo (sin manejo de recaída ni enfermedad metastásica)</text:p>
            <text:p>55= Persona con aseguramiento (régimen subsidiado o contributivo y que no son PPNA) que recibió</text:p>
            <text:p>servicios de salud por parte del ente territorial durante el periodo de reporte.</text:p>
            <text:p>98= No Aplica (en la variable 45 seleccionó la opción 98)</text:p>
          </table:table-cell>
          <table:table-cell table:style-name="ce4" office:value-type="string" calcext:value-type="string">
            <text:p> Registre</text:p>
            <text:p>esta fecha en que se inició este esquema de quimioterapia en el formato AAAA-MM-DD. Si conoce</text:p>
            <text:p>sólo el año y el mes, registre el día 15.</text:p>
            <text:p>Registre 1845-01-01= No Aplica (en la variable 45 seleccionó la opción 2 ó 98).</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Registre el número de Instituciones Prestadoras de Servicios</text:p>
            <text:p>de Salud que suministran el primer esquema de quimioterapia del periodo de reporte.</text:p>
            <text:p>55= Persona con aseguramiento (régimen subsidiado o contributivo y que no son PPNA) que recibió</text:p>
            <text:p>servicios de salud por parte del ente territorial durante el periodo de reporte.</text:p>
            <text:p>98= No aplica (en la variable 45 seleccionó la opción 2 y 98)</text:p>
          </table:table-cell>
          <table:table-cell table:style-name="ce4" office:value-type="string" calcext:value-type="string">
            <text:p> Código de Habilitación de IPS (disponible en la página web</text:p>
            <text:p>REPS) Para todos los tratamientos orales, se debe consignar el código de habilitación de la IPS que</text:p>
            <text:p>le prescribió el tratamiento no el código del operador logístico que realiza la entrega.</text:p>
            <text:p>55= Persona con aseguramiento (régimen subsidiado o contributivo y que no son PPNA) que recibió</text:p>
            <text:p>servicios de salud por parte del ente territorial durante el periodo de reporte.</text:p>
            <text:p>98= No Aplica (en la variable 45 seleccionó la opción 2 ó 98)</text:p>
          </table:table-cell>
          <table:table-cell table:style-name="ce4" office:value-type="string" calcext:value-type="string">
            <text:p> Código de Habilitación de IPS (disponible en la página web</text:p>
            <text:p>REPS)</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Escriba el número de medicamentos</text:p>
            <text:p>antineoplásicos propuestos en el primer esquema de este periodo. Recuerde descontar el número</text:p>
            <text:p>de medicamento adyuvantes o de premedicación de la terapia que no son antineoplásicos.</text:p>
            <text:p>98= No Aplica (en la variable 45 seleccionó la opción 98)</text:p>
            <text:p>99=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text:p>
            <text:p>beneficios)</text:p>
            <text:p>98= No aplica, en la variable 45 seleccionó la opción 98</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 Registre el código ATC del medicamento (Incluido o no en el plan de</text:p>
            <text:p>beneficios)</text:p>
            <text:p>97= Sí recibió quimioterapia, ya registrada en las variables anteriores (en la variable 45 seleccionó</text:p>
            <text:p>la opción 1)</text:p>
            <text:p>98= No aplica, en la variable 45 seleccionó la opción 98</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text:p>
            <text:p>beneficios)</text:p>
            <text:p>97= Sí recibió quimioterapia, ya registrada en las variables anteriores (en la variable 45 seleccionó</text:p>
            <text:p>la opción 1)</text:p>
            <text:p>98= No aplica, en la variable 45 seleccionó la opción 98</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text:p>
            <text:p>beneficios)</text:p>
            <text:p>97= Sí recibió quimioterapia, ya registrada en las variables anteriores (en la variable 45 seleccionó</text:p>
            <text:p>la opción 1)</text:p>
            <text:p>98= No aplica, en la variable 45 seleccionó la opción 98</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text:p>
            <text:p>beneficios)</text:p>
            <text:p>97= Sí recibió quimioterapia, ya registrada en las variables anteriores (en la variable 45 seleccionó</text:p>
            <text:p>la opción 1)</text:p>
            <text:p>98= No aplica, en la variable 45 seleccionó la opción 98</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text:p>
            <text:p>beneficios)</text:p>
            <text:p>97= Sí recibió quimioterapia, ya registrada en las variables anteriores (en la variable 45 seleccionó</text:p>
            <text:p>la opción 1)</text:p>
            <text:p>98= No aplica, en la variable 45 seleccionó la opción 98</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text:p>
            <text:p>beneficios)</text:p>
            <text:p>97= Sí recibió quimioterapia, ya registrada en las variables anteriores (en la variable 45 seleccionó</text:p>
            <text:p>la opción 1)</text:p>
            <text:p>98= No aplica, en la variable 45 seleccionó la opción 98</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text:p>
            <text:p>beneficios)</text:p>
            <text:p>97= Sí recibió quimioterapia, ya registrada en las variables anteriores (en la variable 45 seleccionó</text:p>
            <text:p>la opción 1)</text:p>
            <text:p>98= No aplica, en la variable 45 seleccionó la opción 98</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text:p>
            <text:p>beneficios)</text:p>
            <text:p>97= Sí recibió quimioterapia, ya registrada en las variables anteriores (en la variable 45 seleccionó</text:p>
            <text:p>la opción 1)</text:p>
            <text:p>98= No aplica, en la variable 45 seleccionó la opción 98</text:p>
            <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no se tiene presente la cobertura del plan de</text:p>
            <text:p>beneficios en salud) del listado usado en este caso (disponible en la página web CAC)</text:p>
            <text:p>97= No Aplica (No recibió medicamentos diferentes a los enunciados en las variables 53.1 a la 53.9</text:p>
            <text:p>y en la variable 45 seleccionó la opción 1)</text:p>
            <text:p>98= No Aplica (no tuvo este esquema y en la variable 45 seleccionó la opción 98)</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 Registre el código ATC del medicamento (no se tiene presente la cobertura del plan de</text:p>
            <text:p>beneficios en salud) listado usado en este caso (disponible en la página web CAC).</text:p>
            <text:p>97= No Aplica (No recibió medicamento diferente a los enunciados en las variables 53.1 a la 53.9 y</text:p>
            <text:p>en la variable 45 seleccionó la opción 1)</text:p>
            <text:p>98= No Aplica (no tuvo este esquema y en la variable 45 seleccionó la opción 98)</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 código ATC del medicamento (no se tiene presente la cobertura del plan de</text:p>
            <text:p>beneficios en salud) listado usado en este caso (disponible en la página web CAC).</text:p>
            <text:p>97= No Aplica (No recibió medicamento diferente a los enunciados en las variables 53.1 a la 53.9 y</text:p>
            <text:p>en la variable 45 seleccionó la opción 1)</text:p>
            <text:p>98= No Aplica (no tuvo este esquema y en la variable 45 seleccionó la opción 98)</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text:p>
            <text:p>1= Sí recibió</text:p>
            <text:p>2= No recibió</text:p>
            <text:p>98= No Aplica (no tuvo ningún esquema de quimioterapia)</text:p>
          </table:table-cell>
          <table:table-cell table:style-name="ce4" office:value-type="string" calcext:value-type="string">
            <text:p>Fecha en que terminó la administración del primer o único esquema de</text:p>
            <text:p>quimioterapia en el formato AAAA-MM-DD. Si conoce sólo el año y el mes, registre el día 15.</text:p>
            <text:p>Registre 1845-01-01= No Aplica (en la variable 45 seleccionó la opción 2 ó 98).</text:p>
            <text:p>Registre 1800-01-01= para casos de hormonoterapia o de esquema que aún no finalizan.</text:p>
            <text:p>Registre 1846-01-01=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1= Finalizado, esquema completo según medicamentos programados</text:p>
            <text:p>2= Finalizado, esquema incompleto pero finalizado por algún motivo</text:p>
            <text:p>3= No finalizado, esquema incompleto, pero aún bajo tratamiento (ejemplo: hormonoterapia o</text:p>
            <text:p>esquema no finalizado)</text:p>
            <text:p/>
            <text:p>98= No Aplica (no tuvo ningún esquema de terapia sistémica y en la variable 45 seleccionó la opción</text:p>
            <text:p>2 ó 98)</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text:p>
            <text:p>1= Toxicidad de uno o más medicamentos</text:p>
            <text:p>2= Otros motivos médicos</text:p>
            <text:p>3= Muerte</text:p>
            <text:p>4= Cambio de EAPB</text:p>
            <text:p>5= Decisión del usuario, abandonó la terapia</text:p>
            <text:p>6= No hay disponibilidad de medicamentos</text:p>
            <text:p>7= Otros motivos administrativos</text:p>
            <text:p>8= Otras causas no contempladas</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Si en el periodo recibió únicamente</text:p>
            <text:p>hormonoterapia no reportar nuevamente en esquema final), Registre:</text:p>
            <text:p>Registre:</text:p>
            <text:p>1= Neoadyuvancia (manejo inicial prequirúrgico)</text:p>
            <text:p>2= Tratamiento inicial curativo sin cirugía sugerida (por ejemplo, sería una opción frecuente en caso</text:p>
            <text:p>de leucemias o linfomas, u otros cánceres a quienes no se les hizo cirugía)</text:p>
            <text:p>3= Adyuvancia (manejo inicial postquirúrgico)</text:p>
            <text:p>11= Manejo de progresión o recaída</text:p>
            <text:p>12= Manejo de enfermedad metastásica</text:p>
            <text:p>13= Cambio por toxicidad</text:p>
            <text:p>14= Manejo paliativo (sin manejo de recaída ni enfermedad metastásica)</text:p>
            <text:p>97=Solo recibió un esquema de quimioterapia en este periodo y en la variable 45 seleccionó la</text:p>
            <text:p>opción 1. (verifique que las variables 62 a 73 registren No Aplica)</text:p>
            <text:p>98= No Aplica (en la variable 45 seleccionó la opción 98)</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Fecha en que se inició este esquema de quimioterapia en el</text:p>
            <text:p>formato AAAA-MM-DD. Si conoce sólo el año y el mes, registre el día 15.</text:p>
            <text:p>Registre 1845-01-01= No Aplica.</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Registre el</text:p>
            <text:p>número de Instituciones Prestadoras de Servicios de Salud que suministran el último esquema de</text:p>
            <text:p>quimioterapia</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Código de</text:p>
            <text:p>Habilitación de IPS (disponible en la página web REPS). Para todos los tratamientos orales, se debe</text:p>
            <text:p>consignar el código de habilitación de la IPS que le prescribió el tratamiento, no el código del</text:p>
            <text:p>operador logístico que realiza la entrega.</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Código de</text:p>
            <text:p>Habilitación de IPS (disponible en la página web REPS). Para todos los tratamientos orales, se debe</text:p>
            <text:p>consignar el código de habilitación de la IPS que le prescribió el tratamiento no el código del</text:p>
            <text:p>operador logístico que realiza la entrega.</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Escriba el número de medicamentos</text:p>
            <text:p>antineoplásicos propuestos en el primer esquema de este periodo. Recuerde descontar el número</text:p>
            <text:p>de medicamento adyuvantes o de premedicación de la terapia que no son antineoplásicos.</text:p>
            <text:p>98= No Aplica, no recibió segundo esquema o en la 45 marcó opción 98</text:p>
            <text:p>99=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 beneficios)</text:p>
            <text:p>98= No aplica</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 beneficios)</text:p>
            <text:p>97= Sí recibió quimioterapia, ya registrada en las variables anteriores (en la variable 45 seleccionó</text:p>
            <text:p>la opción 1)</text:p>
            <text:p>98= No aplica</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 beneficios)</text:p>
            <text:p>97= Sí recibió quimioterapia, ya registrada en las variables anteriores (en la variable 45 seleccionó</text:p>
            <text:p>la opción 1)</text:p>
            <text:p>98= No aplica</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 beneficios)</text:p>
            <text:p>97= Sí recibió quimioterapia, ya registrada en las variables anteriores (en la variable 45 seleccionó</text:p>
            <text:p>la opción 1)</text:p>
            <text:p>98= No aplica</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 beneficios)</text:p>
            <text:p>97= Sí recibió quimioterapia, ya registrada en las variables anteriores (en la variable 45 seleccionó</text:p>
            <text:p>la opción 1)</text:p>
            <text:p>98= No aplica</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 beneficios) 97= Sí recibió quimioterapia, ya registrada en las variables anteriores (en la variable 45 seleccionó la opción 1) 98= No aplica 55= Persona con aseguramiento (régimen subsidiado o contributivo y que no son PPNA) que recibió servicios de salud por parte del ente territorial durante el periodo de reporte</text:p>
          </table:table-cell>
          <table:table-cell table:style-name="ce4" office:value-type="string" calcext:value-type="string">
            <text:p> Registre el código ATC del medicamento (Incluido o no en el plan de beneficios)</text:p>
            <text:p>97= Sí recibió quimioterapia, ya registrada en las variables anteriores (en la variable 45 seleccionó</text:p>
            <text:p>la opción 1)</text:p>
            <text:p>98= No aplica</text:p>
            <text:p>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el código ATC del medicamento (Incluido o no en el plan de beneficios) 97= Sí recibió quimioterapia, ya registrada en las variables anteriores (en la variable 45 seleccionó la opción 1) 98= No aplica 55=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 el código ATC del medicamento (Incluido o no en el plan de beneficios) 97= Sí recibió quimioterapia, ya registrada en las variables anteriores (en la variable 45 seleccionó la opción 1) 98= No aplica 55=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 el código ATC del medicamento (no se tiene presente la cobertura del Plan de Beneficios en Salud) listado usado en este caso (disponible en la página web CAC). 97= No Aplica (No recibió medicamento diferente a los enunciados en las variables 66.1 a la 66.9 y en la variable 61 seleccionó una opción &lt;=10) 98= No Aplica (no tuvo este último esquema o en la variable 61 seleccionó la opción 97 ó 98) 55=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 el código ATC del medicamento (no se tiene presente la cobertura del Plan de Beneficios en Salud) listado usado en este caso (disponible en la página web CAC). 97= No Aplica (No recibió medicamento diferente a los enunciados en las variables 66.1 a la 66.6 y en la variable 61 seleccionó una opción &lt;=10) 98= No Aplica (no tuvo este último esquema o en la variable 61 seleccionó la opción 97 ó 98) 55=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 el código ATC del medicamento (no se tiene presente la cobertura del Plan de Beneficios en Salud) listado usado en este caso (disponible en la página web CAC). 97= No Aplica (No recibió medicamento diferente a los enunciados en las variables 66.1 a la 66.6 y en la variable 61 seleccionó una opción &lt;=10) 98= No Aplica (no tuvo este último esquema o en la variable 61 seleccionó la opción 97 ó 98) 38 55=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text:p>
            <text:p>1= Si recibió</text:p>
            <text:p>2= No recibió</text:p>
            <text:p>98= No Aplica (no tuvo ningún esquema de quimioterapia)</text:p>
          </table:table-cell>
          <table:table-cell table:style-name="ce4" office:value-type="string" calcext:value-type="string">
            <text:p> Fecha en que terminó la administración del último</text:p>
            <text:p>esquema de quimioterapia en el formato AAAA-MM-DD. Si conoce sólo el año y el mes, registre el</text:p>
            <text:p>día 15.</text:p>
            <text:p>Registre 1845-01-01= No Aplica.</text:p>
            <text:p>Registre 1800-01-01= para casos de hormonoterapia o de esquema que aún no finalizan.</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Registre:</text:p>
            <text:p>1= Finalizado, esquema completo según medicamentos programados</text:p>
            <text:p>2= Finalizado, esquema incompleto pero finalizado por algún motivo</text:p>
            <text:p>3= No finalizado, esquema incompleto, pero aún bajo tratamiento (ejemplo: hormonoterapia o</text:p>
            <text:p>esquema no finalizado)</text:p>
            <text:p>98= No Aplica (no tuvo ningún esquema de quimioterapi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1= Toxicidad de uno o más medicamentos 2= Otros motivos médicos 3= Muerte 4= Cambio de EPS 5= Decisión del usuario, abandonó la terapia 6= No hay disponibilidad de medicamentos 39 7= Otros motivos administrativos 8= Otras causas no contempladas 98= No Aplica 55=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text:p>
            <text:p>1= Si fue sometido al menos a una cirugía durante este periodo</text:p>
            <text:p>2= No recibió cirugí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 número de cirugías a las que el usuario fue sometido durante el periodo de reporte </text:p>
            <text:p>actual, incluya aquellas por complicaciones relacionadas a la cirugía inicial. Valide que se esté</text:p>
            <text:p>reportando la cantidad de cirugías (tiempos quirúrgicos) y no la cantidad de procedimientos CUPS</text:p>
            <text:p>realizados dentro de una o varias cirugías.</text:p>
            <text:p>98= No Aplica (si respondió 2 en la pregunta anterior)</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la fecha en el</text:p>
            <text:p>formato AAAA-MM-DD. Si conoce sólo el año y el mes, registre el día 15.</text:p>
            <text:p>Registre 1845-01-01= No Aplica.</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Registre el código</text:p>
            <text:p>de habilitación de la IPS (disponible en la página web REPS).</text:p>
            <text:p>96= Cirugía fuera del país</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 código de procedimiento</text:p>
            <text:p>CUPS (disponible en la página web CAC se recomienda utilizar el CUPS que tenga mayor relación con</text:p>
            <text:p>el manejo del cáncer o el que mayor complejidad represente dentro de la cirugía).</text:p>
            <text:p>98= No Aplica (seleccionó la opción 2 en la variable 74)</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Esta cirugía es:</text:p>
            <text:p>1= Parte del manejo inicial para el cáncer (tratamiento inicial curativo)</text:p>
            <text:p>5= Manejo de recaída</text:p>
            <text:p>6= Manejo de enfermedad metastásica.</text:p>
            <text:p>98= No Aplica (seleccionó la opción 2 en la variable 74).</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la Fecha de realización de la última cirugía en el formato AAAA-MM-DD. Si conoce sólo el</text:p>
            <text:p>año y el mes, registre el día 15.</text:p>
            <text:p>1845-01-01= No Aplica (sólo hubo una intervención en este periodo o no hubo cirugías en este</text:p>
            <text:p>periodo).</text:p>
            <text:p>1846-01-01= Persona con aseguramiento (régimen subsidiado o contributivo y que no son PPNA)</text:p>
            <text:p>que recibió servicios de salud por parte del ente territorial durante el periodo de reporte</text:p>
          </table:table-cell>
          <table:table-cell table:style-name="ce4" office:value-type="string" calcext:value-type="string">
            <text:p>Registre:</text:p>
            <text:p>1= Complementar tratamiento quirúrgico del cáncer no asociado a complicaciones de la primera</text:p>
            <text:p>cirugía</text:p>
            <text:p>2= Complicaciones debida a la primera cirugía o siguientes</text:p>
            <text:p>3= Complicaciones por otras condiciones médicas no relacionadas a la cirugía (por ejemplo,</text:p>
            <text:p>comorbilidad)</text:p>
            <text:p>5= 1 y 3</text:p>
            <text:p>6= 2 y 3</text:p>
            <text:p>98= No Aplica (sólo hubo una intervención en este periodo o no hubo cirugías en este periodo)</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 código de</text:p>
            <text:p>Habilitación de IPS (disponible en la página web REPS).</text:p>
            <text:p>98= No Aplica (sólo hubo una intervención en este periodo o no hubo cirugías en este periodo)</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 código de procedimiento CUPS</text:p>
            <text:p>(disponible en la página web CAC). Se recomienda utilizar el CUPS que tenga mayor relación con el</text:p>
            <text:p>manejo del cáncer o el que mayor complejidad represente dentro de la cirugía).</text:p>
            <text:p>98= No Aplica (sólo hubo una intervención en este periodo o no hubo cirugías en este periodo)</text:p>
            <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Esta cirugía es:</text:p>
            <text:p>1= Parte del manejo inicial para el cáncer (manejo inicial curativo)</text:p>
            <text:p>5= Manejo de recaída.</text:p>
            <text:p>6= Manejo de enfermedad metastásica.</text:p>
            <text:p>98= No Aplica (sólo hubo una intervención en este periodo o seleccionó la opción 2 en la variable</text:p>
            <text:p>74)</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text:p>
            <text:p>1= Vivo</text:p>
            <text:p>2= Fallecido</text:p>
            <text:p>98= No Aplica (seleccionó la opción 2 en la variable 74)</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text:p>
            <text:p>1= Si recibió algún tipo de radioterapia</text:p>
            <text:p>98= No aplica (verifique que en las variables 87 a 105 se registre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 número de sesiones</text:p>
            <text:p>de radioterapia suministrados durante el periodo de reporte actual (valide que en los soportes exista</text:p>
            <text:p>la cantidad de sesiones ordenadas que serán capturadas en el momento de la auditoria en variable</text:p>
            <text:p>adicional). Registre un valor numérico.</text:p>
            <text:p>98= No Aplica</text:p>
            <text:p>555= Persona con aseguramiento (régimen subsidiado o contributivo y que no son PPNA) que</text:p>
            <text:p>recibió servicios de salud por parte del ente territorial durante el periodo de reporte</text:p>
          </table:table-cell>
          <table:table-cell table:style-name="ce4" office:value-type="string" calcext:value-type="string">
            <text:p>Registre la fecha en que se inició cualquiera de los tipos de</text:p>
            <text:p>radioterapia en el formato AAAA-MM-DD. Si conoce sólo el año y el mes, registre el día 15.</text:p>
            <text:p>Registre 1845-01-01= No Aplica.</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 Registre para todos los usuarios:</text:p>
            <text:p>1= Neoadyuvancia (manejo inicial prequirúrgico)</text:p>
            <text:p>2= Tratamiento inicial curativo sin cirugía sugerida (por ejemplo, solo algunos cánceres que se curan</text:p>
            <text:p>con radioterapia exclusiva)</text:p>
            <text:p>3= Adyuvancia (manejo inicial postquirúrgico)</text:p>
            <text:p>11= Manejo de recaída</text:p>
            <text:p>12= Manejo de enfermedad metastásica</text:p>
            <text:p>13= Manejo paliativo (sin manejo de recaída ni enfermedad metastásica)</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 código de</text:p>
            <text:p>procedimiento CUPS (archivo operativo CAC)</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text:p>
            <text:p>número de IPS que intervinieron en la administración de la dosis de radioterapia.</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text:p>
            <text:p>código de Habilitación de IPS (disponible en la página web REPS).</text:p>
            <text:p>96= Radioterapia fuera del país</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 código de Habilitación de IPS (disponible en la página web REPS).</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la fecha de</text:p>
            <text:p>finalización de cualquiera de los tipos de radioterapia en el formato AAAA-MM-DD. Si conoce sólo</text:p>
            <text:p>el año y el mes, registre el día 15.</text:p>
            <text:p>Registre 1800-01-01= esquema de radioterapia que aún no finalizan.</text:p>
            <text:p>Registre 1845-01-01= No Aplica.</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Registre:</text:p>
            <text:p>1= Finalizado, dosis completa de radioterapia prescrita</text:p>
            <text:p>2= Finalizado, dosis incompleta pero finalizada por algún motivo</text:p>
            <text:p>3= No finalizado, esquema incompleto, pero aún bajo tratamiento</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1= Toxicidad 2= Otros motivos médicos 3= Muerte 4= Cambio de EPS 5= Decisión del usuario, abandono la terapia. 6= Otros motivos administrativos 7= Otras causas no contempladas 98= No Aplica 55=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 la fecha en que se inició el último esquema, de cualquiera de</text:p>
            <text:p>los tipos de radioterapia en el formato AAAA-MM-DD. Si conoce sólo el año y el mes, registre el día</text:p>
            <text:p>Registre 1845-01-01= No Aplica.</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Registre:</text:p>
            <text:p>1= Neoadyuvancia (manejo inicial prequirúrgico)</text:p>
            <text:p>2= Tratamiento inicial curativo sin cirugía sugerida (por ejemplo, Solo algunos cánceres que se curan</text:p>
            <text:p>con radioterapia exclusiva)</text:p>
            <text:p>3= Adyuvancia (manejo inicial postquirúrgico)</text:p>
            <text:p>11= Manejo de recaída</text:p>
            <text:p>12= Manejo de enfermedad metastásica</text:p>
            <text:p>13= Manejo paliativo (sin manejo de recaída ni enfermedad metastásica)</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 código de procedimiento CUPS (archivo</text:p>
            <text:p>operativo CAC)</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 Registre el número de IPS que intervinieron en la administración de la</text:p>
            <text:p>dosis de radioterapia</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 código de Habilitación de IPS (disponible en la página web</text:p>
            <text:p>REPS).</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 código de Habilitación de IPS (disponible en la página web</text:p>
            <text:p>REPS).</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la Fecha de finalización de cualquiera de los tipos de</text:p>
            <text:p>radioterapia en el formato AAAA-MM-DD. Si conoce sólo el año y el mes, registre el día 15.</text:p>
            <text:p>Registre 1800-01-01= para esquemas de radioterapia que aún no finalizan</text:p>
            <text:p>Registre 1845-01-01= No Aplica.</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Registre:</text:p>
            <text:p>1= Finalizado, dosis completa de radioterapia prescrita</text:p>
            <text:p>2= Finalizado, dosis incompleta pero finalizada por algún motivo</text:p>
            <text:p>3= No finalizado, esquema incompleto, pero aún bajo tratamiento</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 Registre:</text:p>
            <text:p>1= Toxicidad</text:p>
            <text:p>2= Otros motivos médicos</text:p>
            <text:p>3= Muerte</text:p>
            <text:p>4= Cambio de EPS</text:p>
            <text:p>5= Decisión del usuario, abandono la terapia.</text:p>
            <text:p>6= Otros motivos administrativos</text:p>
            <text:p>7= Otras causas no contempladas</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text:p>
            <text:p>1= Sí recibió</text:p>
            <text:p>98= No Aplica (verifique que en las variables 107 a 110 se registra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text:p>
            <text:p>1= Autólogo</text:p>
            <text:p>2= Alogénico de donante idéntico relacionado</text:p>
            <text:p>3= Alogénico de donante no idéntico relacionado</text:p>
            <text:p>4= Alogénico de donante idéntico no relacionado</text:p>
            <text:p>5= Alogénico de donante no idéntico no relacionado</text:p>
            <text:p>6= Alogénico de cordón umbilical idéntico familiar</text:p>
            <text:p>7= Alogénico de cordón umbilical idéntico no familiar</text:p>
            <text:p>8= Alogénico de cordón no idéntico no familiar</text:p>
            <text:p>9= Alogénico de dos unidades de cordón</text:p>
            <text:p>98= No Aplica (respondió 2 o 98 en la pregunta anterior)</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Este trasplante de</text:p>
            <text:p>células progenitoras hematopoyéticas fue:</text:p>
            <text:p>95= Recaída</text:p>
            <text:p>96= Refractariedad</text:p>
            <text:p>97= Esquema de consolidación</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Fecha de realización del trasplante en el formato AAAA-MM-DD. Registre:</text:p>
            <text:p>1845-01-01= No Aplica.</text:p>
            <text:p>1846-01-01= Persona con aseguramiento (régimen subsidiado o contributivo y que no son PPNA)</text:p>
            <text:p>que recibió servicios de salud por parte del ente territorial durante el periodo de reporte.</text:p>
          </table:table-cell>
          <table:table-cell table:style-name="ce4" office:value-type="string" calcext:value-type="string">
            <text:p>Registre código de Habilitación de IPS (disponible</text:p>
            <text:p>en la página web REPS).</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 Registre:</text:p>
            <text:p>1= Sí recibió cirugía</text:p>
            <text:p>98= No Aplica (No recibió este tipo de cirugía, verifique que en las variables 112 y 113 se registra No</text:p>
            <text:p>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 Fecha en que se realizó la cirugía en el formato AAAA-MMDD. Si conoce sólo el año y el mes, registre el día 15.</text:p>
            <text:p>Registre 1845-01-01= No Aplica.</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 Registre código de Habilitación de IPS</text:p>
            <text:p>(disponible en la página web REPS).</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text:p>
            <text:p>1= Sí fue valorado</text:p>
            <text:p>2= No recibió</text:p>
            <text:p>55= Persona con aseguramiento (régimen subsidiado o contributivo y que no son PPNA) que recibió</text:p>
            <text:p>servicios de salud por parte del ente territorial durante el periodo de report</text:p>
          </table:table-cell>
          <table:table-cell table:style-name="ce4" office:value-type="string" calcext:value-type="string">
            <text:p>Registre:</text:p>
            <text:p>1= Sí fue valorado.</text:p>
            <text:p>2= No recibió</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text:p>
            <text:p>1= Sí fue valorado.</text:p>
            <text:p>2= No recibió</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 Registre:</text:p>
            <text:p>1= Sí fue valorado.</text:p>
            <text:p>2= No recibió</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 Registre:</text:p>
            <text:p>1= Sí fue valorado.</text:p>
            <text:p>2= No recibió</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1= Sí fue valorado. 2= No recibió 55=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text:p>
            <text:p>1= Sí fue valorado.</text:p>
            <text:p>2= No recibió</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la fecha de primera interconsulta o procedimiento en el formato AAAA-MM-DD. Si conoce sólo el año y el mes, registre el día 15. Registre 1845-01-01= No Aplica. Registre 1846-01-01=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 el código de Habilitación de IPS (disponible en la página web REPS).</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text:p>
            <text:p>1= Sí fue valorado.</text:p>
            <text:p>2= No, se ordenó, pero está pendiente</text:p>
            <text:p>98= No aplica, no se ha ordenado valoración por psiquiatrí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 Fecha de primera interconsulta en el formato AAAA-MM-DD. Si conoce</text:p>
            <text:p>sólo el año y el mes, registre el día 15.</text:p>
            <text:p>Registre 1845-01-01= No Aplica.</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 Registre el código de Habilitación de IPS (disponible en la página web REPS).</text:p>
            <text:p>98= No Aplica</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text:p>
            <text:p>1= Sí fue valorado</text:p>
            <text:p>2= No, se ordenó, pero está pendiente</text:p>
            <text:p>98= No aplica, no se ha ordenado valoración por nutrición</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la Fecha en</text:p>
            <text:p>que se inició esta atención en el formato AAAA-MM-DD. Si conoce sólo el año y el mes, registre el</text:p>
            <text:p>día 15.</text:p>
            <text:p>Registre 1845-01-01= No Aplica.</text:p>
            <text:p>Registre 1846-01-01= Persona con aseguramiento (régimen subsidiado o contributivo y que no son</text:p>
            <text:p>PPNA) que recibió servicios de salud por parte del ente territorial durante el periodo de reporte</text:p>
          </table:table-cell>
          <table:table-cell table:style-name="ce4" office:value-type="string" calcext:value-type="string">
            <text:p>Registre el código de Habilitación de IPS (disponible en la página web REPS). 98= No Aplica 55=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text:p>
            <text:p>1=Si recibió soporte nutricional enteral</text:p>
            <text:p>2= Si recibió soporte nutricional, parenteral</text:p>
            <text:p>3= Si recibió soporte nutricional enteral y parenteral (opciones:1 y 2)</text:p>
            <text:p>4= No recibió soporte nutricional</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1= Si, Terapia física 2= Si, terapia de lenguaje 3= Si, Terapia ocupacional 5= 1 y 2 6= 1 y 3 7= 2 y 3 8= 1, 2 y 3 98= No aplica, no se han ordenado terapias. <text:s/>55=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text:p>
            <text:p>1= Radioterapia</text:p>
            <text:p>2= Terapia sistémica (incluye quimioterapia, anticuerpos monoclonales, terapia biológica, terapia</text:p>
            <text:p>hormonal)</text:p>
            <text:p>3= Cirugía (reporte solo cuando el procedimiento se haya realizado a partir del 1 de noviembre de</text:p>
            <text:p>2020)</text:p>
            <text:p>4= 1 y 2</text:p>
            <text:p>5= 1 y 3</text:p>
            <text:p>6= 2 y 3</text:p>
            <text:p>7= Manejo expectante pretratamiento</text:p>
            <text:p>8= En seguimiento, luego de tratamiento durante el periodo</text:p>
            <text:p>9= Antecedente de cáncer (no recibió ningún tratamiento, pero tiene como mínimo una consulta de</text:p>
            <text:p>seguimiento relacionada con el cáncer dentro del periodo)</text:p>
            <text:p>10=1, 2 y 3</text:p>
            <text:p>11= Manejo de cuidado paliativo o terapia complementaria.</text:p>
            <text:p>98= No Aplica (paciente se encuentra fallecido, abandonó el tratamiento, alta voluntaria o se</text:p>
            <text:p>encuentra desafiliado)</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1= Pseudoprogresión (aplica solo para inmunoterapia)</text:p>
            <text:p>2= Progresión o recaída</text:p>
            <text:p>3= Respuesta parcial</text:p>
            <text:p>4= Respuesta completa</text:p>
            <text:p>5= Enfermedad estable</text:p>
            <text:p>Aclaraciones</text:p>
            <text:p>*No aplican terapias propuestas pero no realizadas (se eliminó la opción 4)</text:p>
            <text:p>54</text:p>
            <text:p>6= Abandono del tratamiento o alta voluntaria</text:p>
            <text:p>7= Paciente en seguimiento por antecedente de cáncer</text:p>
            <text:p>8= Pendiente iniciar el tratamiento luego del diagnóstico (fue definido por especialista o aún está</text:p>
            <text:p>pendiente por valoración oncológica inicial, en la cual se defina el tratamiento)</text:p>
            <text:p>97= No aplicable en este periodo, aún bajo tratamiento inicial</text:p>
            <text:p>98= No aplicable en este periodo, aún bajo tratamiento de recaída</text:p>
            <text:p>99= No aplica, el paciente se encuentra fallecido, o se encuentra desafiliado</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1= Vivo 2= Fallecido 99= Desconocido 55=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text:p>
            <text:p>0= no presenta novedad con respecto al reporte anterior (vivo y afiliado a la entidad).</text:p>
            <text:p>1= usuario ingresó a la EAPB en el periodo de reporte y ya tenía el diagnóstico de cáncer</text:p>
            <text:p>2= usuario con un nuevo diagnóstico de cáncer entre el 2 de enero de 2020 y el 1 de enero de 2021</text:p>
            <text:p>3= usuario con diagnóstico antiguo de cáncer que no había sido incluido en el reporte anterior</text:p>
            <text:p>4= usuario que falleció</text:p>
            <text:p>5= usuario que se desafilió</text:p>
            <text:p>6= usuario para eliminar de la base de datos por corrección luego de auditoría interna o de CAC</text:p>
            <text:p>7= usuario que firmó alta voluntaria del tratamiento</text:p>
            <text:p>8= usuario con cambio de tipo o número de ID</text:p>
            <text:p>9= usuario abandonó el tratamiento y es imposible de ubicar</text:p>
            <text:p>10= usuario no incluido en reporte anterior y está fallecido en el momento del reporte actual</text:p>
            <text:p>11= trasladado de IPS</text:p>
            <text:p>12= usuario que es notificado con dos o más cánceres en este periodo</text:p>
            <text:p>13=usuario no incluido en reporte anterior y está desafiliado en el momento del reporte actual</text:p>
            <text:p>14= Persona con aseguramiento (régimen subsidiado o contributivo y que no son PPNA) que recibió</text:p>
            <text:p>servicios de salud por parte del ente territorial durante el periodo de reporte.</text:p>
            <text:p>15 = Comunidad migrante de la República de Venezuela</text:p>
            <text:p>16= Usuario con cambio de CIE-10: aplica para casos con cánceres secundarios o no especificados</text:p>
            <text:p>en los que se define el primario o se especifica el tipo de cáncer</text:p>
          </table:table-cell>
          <table:table-cell table:style-name="ce4" office:value-type="string" calcext:value-type="string">
            <text:p>Registre: 1= Usuario que está en manejo inicial curativo 3= Usuario que finalizó tratamiento inicial y está en seguimiento 8= Abandono de tratamiento 9= Usuario firmó alta voluntaria 10= Usuario en manejo expectante antes de tratamiento 11= Usuario que está en manejo de metástasis o de recaída 12= Usuario fallecido o desafiliado 55= Persona con aseguramiento (régimen subsidiado o contributivo y que no son PPNA) que recibió servicios de salud por parte del ente territorial durante el periodo de reporte</text:p>
          </table:table-cell>
          <table:table-cell table:style-name="ce4" office:value-type="string" calcext:value-type="string">
            <text:p>Registre la fecha en la que el usuario se desafilió de la EAPB en el formato AAAA-MM-DD</text:p>
            <text:p>1845-01-01= No Aplica, el usuario no se desafilió</text:p>
            <text:p>1846-01-01= Persona con aseguramiento (régimen subsidiado o contributivo y que no son PPNA)</text:p>
            <text:p>que recibió servicios de salud por parte del ente territorial durante el periodo de reporte</text:p>
          </table:table-cell>
          <table:table-cell table:style-name="ce4" office:value-type="string" calcext:value-type="string">
            <text:p>Registre la fecha en la que el usuario falleció en el formato AAAA-MM-DD</text:p>
            <text:p>1845-01-01=No Aplica, el usuario no falleció o su estado vital no se conoce</text:p>
            <text:p>1846-01-01= Persona con aseguramiento (régimen subsidiado o contributivo y que no son PPNA)</text:p>
            <text:p>que recibió servicios de salud por parte del ente territorial durante el periodo de reporte</text:p>
          </table:table-cell>
          <table:table-cell table:style-name="ce4" office:value-type="string" calcext:value-type="string">
            <text:p>Registre:</text:p>
            <text:p>1= Muerte asociada al cáncer</text:p>
            <text:p>2= Muerte por patología clínica no relacionada al cáncer</text:p>
            <text:p>3= Muerte por causa externa</text:p>
            <text:p>4= Muerte por causa no conocida</text:p>
            <text:p>98= No Aplica, usuario vivo o se desconoce su estado vital</text:p>
            <text:p>55= Persona con aseguramiento (régimen subsidiado o contributivo y que no son PPNA) que recibió</text:p>
            <text:p>servicios de salud por parte del ente territorial durante el periodo de reporte.</text:p>
          </table:table-cell>
          <table:table-cell table:style-name="ce4" office:value-type="string" calcext:value-type="string">
            <text:p>Registre el código único serial de</text:p>
            <text:p>identificación BDUA- BDEX- PVS asignado al paciente por el Ministerio de Salud y Protección Social</text:p>
          </table:table-cell>
          <table:table-cell table:style-name="ce13" office:value-type="string" calcext:value-type="string">
            <text:p>Diligencie esta variable con la fecha 2021-01-01</text:p>
          </table:table-cell>
          <table:table-cell table:style-name="ce51"/>
          <table:table-cell table:style-name="ce53" table:number-columns-repeated="13"/>
          <table:table-cell table:number-columns-repeated="844"/>
        </table:table-row>
        <table:table-row table:style-name="ro6">
          <table:table-cell table:style-name="ce5" table:number-columns-repeated="166"/>
          <table:table-cell table:style-name="ce52" table:number-columns-repeated="858"/>
        </table:table-row>
        <table:table-row table:style-name="ro6">
          <table:table-cell table:style-name="ce6" office:value-type="string" calcext:value-type="string">
            <text:p>ERIKA</text:p>
          </table:table-cell>
          <table:table-cell table:style-name="ce6" office:value-type="string" calcext:value-type="string">
            <text:p>DEL</text:p>
          </table:table-cell>
          <table:table-cell table:style-name="ce6" office:value-type="string" calcext:value-type="string">
            <text:p>CARMEN</text:p>
          </table:table-cell>
          <table:table-cell table:style-name="ce6" office:value-type="string" calcext:value-type="string">
            <text:p>RENTERIA</text:p>
          </table:table-cell>
          <table:table-cell table:style-name="ce6" office:value-type="string" calcext:value-type="string">
            <text:p>CC</text:p>
          </table:table-cell>
          <table:table-cell table:style-name="ce6" office:value-type="string" calcext:value-type="string">
            <text:p>33066894</text:p>
          </table:table-cell>
          <table:table-cell table:style-name="ce6" office:value-type="string" calcext:value-type="string">
            <text:p>1975 -08-26</text:p>
          </table:table-cell>
          <table:table-cell table:style-name="ce6" office:value-type="string" calcext:value-type="string">
            <text:p>F</text:p>
          </table:table-cell>
          <table:table-cell table:style-name="ce6" office:value-type="string" calcext:value-type="string">
            <text:p>9622</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08001</text:p>
          </table:table-cell>
          <table:table-cell table:style-name="ce6" office:value-type="string" calcext:value-type="string">
            <text:p>3153217562 </text:p>
          </table:table-cell>
          <table:table-cell table:style-name="ce6"/>
          <table:table-cell table:style-name="ce6" office:value-type="string" calcext:value-type="string">
            <text:p>C211</text:p>
          </table:table-cell>
          <table:table-cell table:number-columns-repeated="3" table:style-name="ce6" office:value-type="string" calcext:value-type="string">
            <text:p><text:s/></text:p>
          </table:table-cell>
          <table:table-cell table:style-name="ce6" office:value-type="string" calcext:value-type="string">
            <text:p>99</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2</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98</text:p>
          </table:table-cell>
          <table:table-cell table:style-name="ce6" office:value-type="string" calcext:value-type="string">
            <text:p><text:s/></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style-name="ce6" office:value-type="string" calcext:value-type="string">
            <text:p>1</text:p>
          </table:table-cell>
          <table:table-cell table:style-name="ce6" office:value-type="string" calcext:value-type="string">
            <text:p>98</text:p>
          </table:table-cell>
          <table:table-cell table:number-columns-repeated="8" table:style-name="ce6" office:value-type="string" calcext:value-type="string">
            <text:p>97</text:p>
          </table:table-cell>
          <table:table-cell table:style-name="ce6" office:value-type="string" calcext:value-type="string">
            <text:p>1</text:p>
          </table:table-cell>
          <table:table-cell table:style-name="ce6"/>
          <table:table-cell table:style-name="ce6" office:value-type="string" calcext:value-type="string">
            <text:p>2021-01-06</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L01BC02</text:p>
          </table:table-cell>
          <table:table-cell table:style-name="ce6" office:value-type="string" calcext:value-type="string">
            <text:p>L01DC03</text:p>
          </table:table-cell>
          <table:table-cell table:number-columns-repeated="10" table:style-name="ce6" office:value-type="string" calcext:value-type="string">
            <text:p>97</text:p>
          </table:table-cell>
          <table:table-cell table:style-name="ce6" office:value-type="string" calcext:value-type="string">
            <text:p>2</text:p>
          </table:table-cell>
          <table:table-cell table:style-name="ce6" office:value-type="string" calcext:value-type="string">
            <text:p>2021-01-06</text:p>
          </table:table-cell>
          <table:table-cell table:style-name="ce6" office:value-type="string" calcext:value-type="string">
            <text:p>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2021-01-14</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00-01-0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CARMEN</text:p>
          </table:table-cell>
          <table:table-cell table:style-name="ce6" office:value-type="string" calcext:value-type="string">
            <text:p>CECILIA</text:p>
          </table:table-cell>
          <table:table-cell table:style-name="ce6" office:value-type="string" calcext:value-type="string">
            <text:p>BUELVAS</text:p>
          </table:table-cell>
          <table:table-cell table:style-name="ce6" office:value-type="string" calcext:value-type="string">
            <text:p>SIERRA</text:p>
          </table:table-cell>
          <table:table-cell table:style-name="ce6" office:value-type="string" calcext:value-type="string">
            <text:p>CC</text:p>
          </table:table-cell>
          <table:table-cell table:style-name="ce6" office:value-type="string" calcext:value-type="string">
            <text:p>49693967</text:p>
          </table:table-cell>
          <table:table-cell table:style-name="ce6" office:value-type="string" calcext:value-type="string">
            <text:p>1964 -10-31</text:p>
          </table:table-cell>
          <table:table-cell table:style-name="ce6" office:value-type="string" calcext:value-type="string">
            <text:p>F</text:p>
          </table:table-cell>
          <table:table-cell table:style-name="ce6" office:value-type="string" calcext:value-type="string">
            <text:p>9622</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13430</text:p>
          </table:table-cell>
          <table:table-cell table:style-name="ce6" office:value-type="string" calcext:value-type="string">
            <text:p>3232257988 </text:p>
          </table:table-cell>
          <table:table-cell table:style-name="ce6"/>
          <table:table-cell table:style-name="ce6" office:value-type="string" calcext:value-type="string">
            <text:p>C539</text:p>
          </table:table-cell>
          <table:table-cell table:number-columns-repeated="3" table:style-name="ce6" office:value-type="string" calcext:value-type="string">
            <text:p><text:s/></text:p>
          </table:table-cell>
          <table:table-cell table:style-name="ce6" office:value-type="string" calcext:value-type="string">
            <text:p>99</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94</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98</text:p>
          </table:table-cell>
          <table:table-cell table:style-name="ce6" office:value-type="string" calcext:value-type="string">
            <text:p><text:s/></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98</text:p>
          </table:table-cell>
          <table:table-cell table:number-columns-repeated="8" table:style-name="ce6" office:value-type="string" calcext:value-type="string">
            <text:p>97</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1"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2021-01-21</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00-01-0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ENESSI</text:p>
          </table:table-cell>
          <table:table-cell table:style-name="ce6" office:value-type="string" calcext:value-type="string">
            <text:p>ESTER</text:p>
          </table:table-cell>
          <table:table-cell table:style-name="ce6" office:value-type="string" calcext:value-type="string">
            <text:p>RINCON</text:p>
          </table:table-cell>
          <table:table-cell table:style-name="ce6" office:value-type="string" calcext:value-type="string">
            <text:p>CARIAGA</text:p>
          </table:table-cell>
          <table:table-cell table:style-name="ce6" office:value-type="string" calcext:value-type="string">
            <text:p>CC</text:p>
          </table:table-cell>
          <table:table-cell table:style-name="ce6" office:value-type="string" calcext:value-type="string">
            <text:p>36719050</text:p>
          </table:table-cell>
          <table:table-cell table:style-name="ce6" office:value-type="string" calcext:value-type="string">
            <text:p>1974 -12-01</text:p>
          </table:table-cell>
          <table:table-cell table:style-name="ce6" office:value-type="string" calcext:value-type="string">
            <text:p>F</text:p>
          </table:table-cell>
          <table:table-cell table:style-name="ce6" office:value-type="string" calcext:value-type="string">
            <text:p>9622</text:p>
          </table:table-cell>
          <table:table-cell table:style-name="ce6" office:value-type="string" calcext:value-type="string">
            <text:p>C</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47001</text:p>
          </table:table-cell>
          <table:table-cell table:style-name="ce6" office:value-type="string" calcext:value-type="string">
            <text:p>0</text:p>
          </table:table-cell>
          <table:table-cell table:style-name="ce6"/>
          <table:table-cell table:style-name="ce6" office:value-type="string" calcext:value-type="string">
            <text:p>C329</text:p>
          </table:table-cell>
          <table:table-cell table:number-columns-repeated="3" table:style-name="ce6" office:value-type="string" calcext:value-type="string">
            <text:p><text:s/></text:p>
          </table:table-cell>
          <table:table-cell table:style-name="ce6" office:value-type="string" calcext:value-type="string">
            <text:p>10</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94</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98</text:p>
          </table:table-cell>
          <table:table-cell table:style-name="ce6" office:value-type="string" calcext:value-type="string">
            <text:p><text:s/></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98</text:p>
          </table:table-cell>
          <table:table-cell table:number-columns-repeated="8" table:style-name="ce6" office:value-type="string" calcext:value-type="string">
            <text:p>97</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1"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string" calcext:value-type="string">
            <text:p>2021-04-22</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00-01-0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6</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8</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LEYDIS</text:p>
          </table:table-cell>
          <table:table-cell table:style-name="ce6" office:value-type="string" calcext:value-type="string">
            <text:p>YARITZA</text:p>
          </table:table-cell>
          <table:table-cell table:style-name="ce6" office:value-type="string" calcext:value-type="string">
            <text:p>MENDOZA</text:p>
          </table:table-cell>
          <table:table-cell table:style-name="ce6" office:value-type="string" calcext:value-type="string">
            <text:p>ASTUDILLO</text:p>
          </table:table-cell>
          <table:table-cell table:style-name="ce6" office:value-type="string" calcext:value-type="string">
            <text:p>PE</text:p>
          </table:table-cell>
          <table:table-cell table:style-name="ce6" office:value-type="string" calcext:value-type="string">
            <text:p>996141410051976</text:p>
          </table:table-cell>
          <table:table-cell table:style-name="ce6" office:value-type="string" calcext:value-type="string">
            <text:p>1976 -05-10</text:p>
          </table:table-cell>
          <table:table-cell table:style-name="ce6" office:value-type="string" calcext:value-type="string">
            <text:p>F</text:p>
          </table:table-cell>
          <table:table-cell table:style-name="ce6" office:value-type="string" calcext:value-type="string">
            <text:p>9622</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44001</text:p>
          </table:table-cell>
          <table:table-cell table:style-name="ce6" office:value-type="string" calcext:value-type="string">
            <text:p>3043324539 </text:p>
          </table:table-cell>
          <table:table-cell table:style-name="ce6"/>
          <table:table-cell table:style-name="ce6" office:value-type="string" calcext:value-type="string">
            <text:p>C509</text:p>
          </table:table-cell>
          <table:table-cell table:number-columns-repeated="3" table:style-name="ce6" office:value-type="string" calcext:value-type="string">
            <text:p><text:s/></text:p>
          </table:table-cell>
          <table:table-cell table:style-name="ce6" office:value-type="string" calcext:value-type="string">
            <text:p>10</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2</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1</text:p>
          </table:table-cell>
          <table:table-cell table:style-name="ce6" office:value-type="string" calcext:value-type="string">
            <text:p><text:s/></text:p>
          </table:table-cell>
          <table:table-cell table:style-name="ce6" office:value-type="float" office:value="3" calcext:value-type="float">
            <text:p>3</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style-name="ce6" office:value-type="string" calcext:value-type="string">
            <text:p>1</text:p>
          </table:table-cell>
          <table:table-cell table:style-name="ce6" office:value-type="string" calcext:value-type="string">
            <text:p>98</text:p>
          </table:table-cell>
          <table:table-cell table:number-columns-repeated="8" table:style-name="ce6" office:value-type="string" calcext:value-type="string">
            <text:p>97</text:p>
          </table:table-cell>
          <table:table-cell table:style-name="ce6" office:value-type="string" calcext:value-type="string">
            <text:p>8</text:p>
          </table:table-cell>
          <table:table-cell table:style-name="ce6"/>
          <table:table-cell table:style-name="ce6" office:value-type="string" calcext:value-type="string">
            <text:p>2021-01-15</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L01XA02</text:p>
          </table:table-cell>
          <table:table-cell table:style-name="ce6" office:value-type="string" calcext:value-type="string">
            <text:p>L01BC05</text:p>
          </table:table-cell>
          <table:table-cell table:number-columns-repeated="10" table:style-name="ce6" office:value-type="string" calcext:value-type="string">
            <text:p>97</text:p>
          </table:table-cell>
          <table:table-cell table:style-name="ce6" office:value-type="string" calcext:value-type="string">
            <text:p>2</text:p>
          </table:table-cell>
          <table:table-cell table:style-name="ce6" office:value-type="string" calcext:value-type="string">
            <text:p>2021-01-15</text:p>
          </table:table-cell>
          <table:table-cell table:style-name="ce6" office:value-type="string" calcext:value-type="string">
            <text:p>1</text:p>
          </table:table-cell>
          <table:table-cell table:style-name="ce6" office:value-type="string" calcext:value-type="string">
            <text:p>98</text:p>
          </table:table-cell>
          <table:table-cell table:style-name="ce6" office:value-type="string" calcext:value-type="string">
            <text:p><text:s/></text:p>
          </table:table-cell>
          <table:table-cell table:style-name="ce6" office:value-type="string" calcext:value-type="string">
            <text:p>1845-01-01</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L01XA02</text:p>
          </table:table-cell>
          <table:table-cell table:style-name="ce6" office:value-type="string" calcext:value-type="string">
            <text:p>L01BC05</text:p>
          </table:table-cell>
          <table:table-cell table:number-columns-repeated="10" table:style-name="ce6" office:value-type="string" calcext:value-type="string">
            <text:p>97</text:p>
          </table:table-cell>
          <table:table-cell table:style-name="ce6" office:value-type="string" calcext:value-type="string">
            <text:p>2</text:p>
          </table:table-cell>
          <table:table-cell table:style-name="ce6" office:value-type="string" calcext:value-type="string">
            <text:p>1800-01-01</text:p>
          </table:table-cell>
          <table:table-cell table:style-name="ce6" office:value-type="string" calcext:value-type="string">
            <text:p>1</text:p>
          </table:table-cell>
          <table:table-cell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7"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2" table:style-name="ce6" office:value-type="string" calcext:value-type="string">
            <text:p>1</text:p>
          </table:table-cell>
          <table:table-cell table:number-columns-repeated="4" table:style-name="ce6" office:value-type="string" calcext:value-type="string">
            <text:p>2</text:p>
          </table:table-cell>
          <table:table-cell table:style-name="ce6" office:value-type="string" calcext:value-type="string">
            <text:p>1</text:p>
          </table:table-cell>
          <table:table-cell table:style-name="ce6" office:value-type="string" calcext:value-type="string">
            <text:p>2021-01-28</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ANA</text:p>
          </table:table-cell>
          <table:table-cell table:style-name="ce6" office:value-type="string" calcext:value-type="string">
            <text:p>MARUJA</text:p>
          </table:table-cell>
          <table:table-cell table:style-name="ce6" office:value-type="string" calcext:value-type="string">
            <text:p>RUIZ</text:p>
          </table:table-cell>
          <table:table-cell table:style-name="ce6" office:value-type="string" calcext:value-type="string">
            <text:p>PELUFFO</text:p>
          </table:table-cell>
          <table:table-cell table:style-name="ce6" office:value-type="string" calcext:value-type="string">
            <text:p>CC</text:p>
          </table:table-cell>
          <table:table-cell table:style-name="ce6" office:value-type="string" calcext:value-type="string">
            <text:p>32718574</text:p>
          </table:table-cell>
          <table:table-cell table:style-name="ce6" office:value-type="string" calcext:value-type="string">
            <text:p>1968 -03-24</text:p>
          </table:table-cell>
          <table:table-cell table:style-name="ce6" office:value-type="string" calcext:value-type="string">
            <text:p>F</text:p>
          </table:table-cell>
          <table:table-cell table:style-name="ce6" office:value-type="string" calcext:value-type="string">
            <text:p>9622</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08758</text:p>
          </table:table-cell>
          <table:table-cell table:style-name="ce6" office:value-type="string" calcext:value-type="string">
            <text:p>3024532736 </text:p>
          </table:table-cell>
          <table:table-cell table:style-name="ce6"/>
          <table:table-cell table:style-name="ce6" office:value-type="string" calcext:value-type="string">
            <text:p>c509</text:p>
          </table:table-cell>
          <table:table-cell table:number-columns-repeated="3" table:style-name="ce6" office:value-type="string" calcext:value-type="string">
            <text:p><text:s/></text:p>
          </table:table-cell>
          <table:table-cell table:style-name="ce6" office:value-type="string" calcext:value-type="string">
            <text:p>10</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94</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98</text:p>
          </table:table-cell>
          <table:table-cell table:style-name="ce6" office:value-type="string" calcext:value-type="string">
            <text:p><text:s/></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98</text:p>
          </table:table-cell>
          <table:table-cell table:number-columns-repeated="8" table:style-name="ce6" office:value-type="string" calcext:value-type="string">
            <text:p>97</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1"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string" calcext:value-type="string">
            <text:p>2021-02-26</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2021-04-06</text:p>
          </table:table-cell>
          <table:table-cell table:style-name="ce6" office:value-type="string" calcext:value-type="string">
            <text:p>1</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MARITZA</text:p>
          </table:table-cell>
          <table:table-cell table:style-name="ce6" office:value-type="string" calcext:value-type="string">
            <text:p>CECILIA</text:p>
          </table:table-cell>
          <table:table-cell table:style-name="ce6" office:value-type="string" calcext:value-type="string">
            <text:p>SUAREZ</text:p>
          </table:table-cell>
          <table:table-cell table:style-name="ce6" office:value-type="string" calcext:value-type="string">
            <text:p>MARTINEZ</text:p>
          </table:table-cell>
          <table:table-cell table:style-name="ce6" office:value-type="string" calcext:value-type="string">
            <text:p>CC</text:p>
          </table:table-cell>
          <table:table-cell table:style-name="ce6" office:value-type="string" calcext:value-type="string">
            <text:p>57402094</text:p>
          </table:table-cell>
          <table:table-cell table:style-name="ce6" office:value-type="string" calcext:value-type="string">
            <text:p>1963 -05-10</text:p>
          </table:table-cell>
          <table:table-cell table:style-name="ce6" office:value-type="string" calcext:value-type="string">
            <text:p>F</text:p>
          </table:table-cell>
          <table:table-cell table:style-name="ce6" office:value-type="string" calcext:value-type="string">
            <text:p>9622</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47001</text:p>
          </table:table-cell>
          <table:table-cell table:style-name="ce6" office:value-type="string" calcext:value-type="string">
            <text:p>3188216588 </text:p>
          </table:table-cell>
          <table:table-cell table:style-name="ce6"/>
          <table:table-cell table:style-name="ce6" office:value-type="string" calcext:value-type="string">
            <text:p>c509</text:p>
          </table:table-cell>
          <table:table-cell table:number-columns-repeated="3" table:style-name="ce6" office:value-type="string" calcext:value-type="string">
            <text:p><text:s/></text:p>
          </table:table-cell>
          <table:table-cell table:style-name="ce6" office:value-type="string" calcext:value-type="string">
            <text:p>10</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94</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1</text:p>
          </table:table-cell>
          <table:table-cell table:style-name="ce6" office:value-type="string" calcext:value-type="string">
            <text:p><text:s/></text:p>
          </table:table-cell>
          <table:table-cell table:style-name="ce6" office:value-type="float" office:value="3" calcext:value-type="float">
            <text:p>3</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98</text:p>
          </table:table-cell>
          <table:table-cell table:number-columns-repeated="8" table:style-name="ce6" office:value-type="string" calcext:value-type="string">
            <text:p>97</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1"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string" calcext:value-type="string">
            <text:p><text:s/></text:p>
          </table:table-cell>
          <table:table-cell table:style-name="ce6" office:value-type="string" calcext:value-type="string">
            <text:p>2021-03-25</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00-01-0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MYRIAM</text:p>
          </table:table-cell>
          <table:table-cell table:style-name="ce6" office:value-type="string" calcext:value-type="string">
            <text:p>NONE</text:p>
          </table:table-cell>
          <table:table-cell table:style-name="ce6" office:value-type="string" calcext:value-type="string">
            <text:p>ARENILLA</text:p>
          </table:table-cell>
          <table:table-cell table:style-name="ce6" office:value-type="string" calcext:value-type="string">
            <text:p>MADRID</text:p>
          </table:table-cell>
          <table:table-cell table:style-name="ce6" office:value-type="string" calcext:value-type="string">
            <text:p>CC</text:p>
          </table:table-cell>
          <table:table-cell table:style-name="ce6" office:value-type="string" calcext:value-type="string">
            <text:p>32821495</text:p>
          </table:table-cell>
          <table:table-cell table:style-name="ce6" office:value-type="string" calcext:value-type="string">
            <text:p>1960 -10-21</text:p>
          </table:table-cell>
          <table:table-cell table:style-name="ce6" office:value-type="string" calcext:value-type="string">
            <text:p>F</text:p>
          </table:table-cell>
          <table:table-cell table:style-name="ce6" office:value-type="string" calcext:value-type="string">
            <text:p>9629</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08001</text:p>
          </table:table-cell>
          <table:table-cell table:style-name="ce6" office:value-type="string" calcext:value-type="string">
            <text:p>3142909670 </text:p>
          </table:table-cell>
          <table:table-cell table:style-name="ce6"/>
          <table:table-cell table:style-name="ce6" office:value-type="string" calcext:value-type="string">
            <text:p>C530</text:p>
          </table:table-cell>
          <table:table-cell table:number-columns-repeated="3" table:style-name="ce6" office:value-type="string" calcext:value-type="string">
            <text:p><text:s/></text:p>
          </table:table-cell>
          <table:table-cell table:style-name="ce6" office:value-type="string" calcext:value-type="string">
            <text:p>10</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2</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98</text:p>
          </table:table-cell>
          <table:table-cell table:style-name="ce6" office:value-type="string" calcext:value-type="string">
            <text:p><text:s/></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98</text:p>
          </table:table-cell>
          <table:table-cell table:number-columns-repeated="8" table:style-name="ce6" office:value-type="string" calcext:value-type="string">
            <text:p>97</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1"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number-columns-repeated="2" table:style-name="ce6" office:value-type="string" calcext:value-type="string">
            <text:p>1</text:p>
          </table:table-cell>
          <table:table-cell table:style-name="ce6" office:value-type="string" calcext:value-type="string">
            <text:p>2021-01-28</text:p>
          </table:table-cell>
          <table:table-cell table:style-name="ce6" office:value-type="string" calcext:value-type="string">
            <text:p>80010054401</text:p>
          </table:table-cell>
          <table:table-cell table:style-name="ce6" office:value-type="string" calcext:value-type="string">
            <text:p>559300</text:p>
          </table:table-cell>
          <table:table-cell table:style-name="ce6" office:value-type="string" calcext:value-type="string">
            <text:p><text:s/></text:p>
          </table:table-cell>
          <table:table-cell table:style-name="ce6" office:value-type="string" calcext:value-type="string">
            <text:p>1845-01-01</text:p>
          </table:table-cell>
          <table:table-cell table:number-columns-repeated="4" table:style-name="ce6" office:value-type="string" calcext:value-type="string">
            <text:p>98</text:p>
          </table:table-cell>
          <table:table-cell table:style-name="ce6" office:value-type="string" calcext:value-type="string">
            <text:p>1</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string" calcext:value-type="string">
            <text:p>2001-04-15</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00-01-0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2" table:style-name="ce6" office:value-type="string" calcext:value-type="string">
            <text:p>1</text:p>
          </table:table-cell>
          <table:table-cell table:number-columns-repeated="4" table:style-name="ce6" office:value-type="string" calcext:value-type="string">
            <text:p>2</text:p>
          </table:table-cell>
          <table:table-cell table:style-name="ce6" office:value-type="string" calcext:value-type="string">
            <text:p>1</text:p>
          </table:table-cell>
          <table:table-cell table:style-name="ce6" office:value-type="string" calcext:value-type="string">
            <text:p>2021-01-23</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number-columns-repeated="2" table:style-name="ce6" office:value-type="string" calcext:value-type="string">
            <text:p>98</text:p>
          </table:table-cell>
          <table:table-cell table:style-name="ce6" office:value-type="string" calcext:value-type="string">
            <text:p>99</text:p>
          </table:table-cell>
          <table:table-cell table:style-name="ce6" office:value-type="string" calcext:value-type="string">
            <text:p>2</text:p>
          </table:table-cell>
          <table:table-cell table:style-name="ce6" office:value-type="string" calcext:value-type="string">
            <text:p>4</text:p>
          </table:table-cell>
          <table:table-cell table:style-name="ce6" office:value-type="string" calcext:value-type="string">
            <text:p>12</text:p>
          </table:table-cell>
          <table:table-cell table:style-name="ce6" office:value-type="string" calcext:value-type="string">
            <text:p>1845-01-01</text:p>
          </table:table-cell>
          <table:table-cell table:style-name="ce6" office:value-type="string" calcext:value-type="string">
            <text:p>2021-04-15</text:p>
          </table:table-cell>
          <table:table-cell table:style-name="ce6" office:value-type="string" calcext:value-type="string">
            <text:p>1</text:p>
          </table:table-cell>
          <table:table-cell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ANA</text:p>
          </table:table-cell>
          <table:table-cell table:style-name="ce6" office:value-type="string" calcext:value-type="string">
            <text:p>LUISA</text:p>
          </table:table-cell>
          <table:table-cell table:style-name="ce6" office:value-type="string" calcext:value-type="string">
            <text:p>TACHE</text:p>
          </table:table-cell>
          <table:table-cell table:style-name="ce6" office:value-type="string" calcext:value-type="string">
            <text:p>MALDONADO</text:p>
          </table:table-cell>
          <table:table-cell table:style-name="ce6" office:value-type="string" calcext:value-type="string">
            <text:p>CC</text:p>
          </table:table-cell>
          <table:table-cell table:style-name="ce6" office:value-type="string" calcext:value-type="string">
            <text:p>32821248</text:p>
          </table:table-cell>
          <table:table-cell table:style-name="ce6" office:value-type="string" calcext:value-type="string">
            <text:p>1962 -02-05</text:p>
          </table:table-cell>
          <table:table-cell table:style-name="ce6" office:value-type="string" calcext:value-type="string">
            <text:p>F</text:p>
          </table:table-cell>
          <table:table-cell table:style-name="ce6" office:value-type="string" calcext:value-type="string">
            <text:p>9622</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08758</text:p>
          </table:table-cell>
          <table:table-cell table:style-name="ce6" office:value-type="string" calcext:value-type="string">
            <text:p>3024131501 </text:p>
          </table:table-cell>
          <table:table-cell table:style-name="ce6"/>
          <table:table-cell table:style-name="ce6" office:value-type="string" calcext:value-type="string">
            <text:p>C504</text:p>
          </table:table-cell>
          <table:table-cell table:number-columns-repeated="3" table:style-name="ce6" office:value-type="string" calcext:value-type="string">
            <text:p><text:s/></text:p>
          </table:table-cell>
          <table:table-cell table:style-name="ce6" office:value-type="string" calcext:value-type="string">
            <text:p>10</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2</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1</text:p>
          </table:table-cell>
          <table:table-cell table:style-name="ce6" office:value-type="string" calcext:value-type="string">
            <text:p><text:s/></text:p>
          </table:table-cell>
          <table:table-cell table:style-name="ce6" office:value-type="float" office:value="1" calcext:value-type="float">
            <text:p>1</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style-name="ce6" office:value-type="string" calcext:value-type="string">
            <text:p>1</text:p>
          </table:table-cell>
          <table:table-cell table:style-name="ce6" office:value-type="string" calcext:value-type="string">
            <text:p>98</text:p>
          </table:table-cell>
          <table:table-cell table:number-columns-repeated="8" table:style-name="ce6" office:value-type="string" calcext:value-type="string">
            <text:p>97</text:p>
          </table:table-cell>
          <table:table-cell table:style-name="ce6" office:value-type="string" calcext:value-type="string">
            <text:p>3</text:p>
          </table:table-cell>
          <table:table-cell table:style-name="ce6"/>
          <table:table-cell table:style-name="ce6" office:value-type="string" calcext:value-type="string">
            <text:p>2021-02-18</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L01XC03</text:p>
          </table:table-cell>
          <table:table-cell table:number-columns-repeated="11" table:style-name="ce6" office:value-type="string" calcext:value-type="string">
            <text:p>97</text:p>
          </table:table-cell>
          <table:table-cell table:style-name="ce6" office:value-type="string" calcext:value-type="string">
            <text:p>2</text:p>
          </table:table-cell>
          <table:table-cell table:style-name="ce6" office:value-type="string" calcext:value-type="string">
            <text:p>2021-02-18</text:p>
          </table:table-cell>
          <table:table-cell table:style-name="ce6" office:value-type="string" calcext:value-type="string">
            <text:p>1</text:p>
          </table:table-cell>
          <table:table-cell table:style-name="ce6" office:value-type="string" calcext:value-type="string">
            <text:p>98</text:p>
          </table:table-cell>
          <table:table-cell table:style-name="ce6" office:value-type="string" calcext:value-type="string">
            <text:p><text:s/></text:p>
          </table:table-cell>
          <table:table-cell table:style-name="ce6" office:value-type="string" calcext:value-type="string">
            <text:p>1845-01-01</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L01XC03</text:p>
          </table:table-cell>
          <table:table-cell table:number-columns-repeated="11" table:style-name="ce6" office:value-type="string" calcext:value-type="string">
            <text:p>97</text:p>
          </table:table-cell>
          <table:table-cell table:style-name="ce6" office:value-type="string" calcext:value-type="string">
            <text:p>2</text:p>
          </table:table-cell>
          <table:table-cell table:style-name="ce6" office:value-type="string" calcext:value-type="string">
            <text:p>1800-01-01</text:p>
          </table:table-cell>
          <table:table-cell table:style-name="ce6" office:value-type="string" calcext:value-type="string">
            <text:p>1</text:p>
          </table:table-cell>
          <table:table-cell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2001-03-11</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00-01-0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SOL</text:p>
          </table:table-cell>
          <table:table-cell table:style-name="ce6" office:value-type="string" calcext:value-type="string">
            <text:p>MARIA</text:p>
          </table:table-cell>
          <table:table-cell table:style-name="ce6" office:value-type="string" calcext:value-type="string">
            <text:p>ZAMBRANO</text:p>
          </table:table-cell>
          <table:table-cell table:style-name="ce6" office:value-type="string" calcext:value-type="string">
            <text:p>LEON</text:p>
          </table:table-cell>
          <table:table-cell table:style-name="ce6" office:value-type="string" calcext:value-type="string">
            <text:p>CC</text:p>
          </table:table-cell>
          <table:table-cell table:style-name="ce6" office:value-type="string" calcext:value-type="string">
            <text:p>41542222</text:p>
          </table:table-cell>
          <table:table-cell table:style-name="ce6" office:value-type="string" calcext:value-type="string">
            <text:p>1947 -07-25</text:p>
          </table:table-cell>
          <table:table-cell table:style-name="ce6" office:value-type="string" calcext:value-type="string">
            <text:p>F</text:p>
          </table:table-cell>
          <table:table-cell table:style-name="ce6" office:value-type="string" calcext:value-type="string">
            <text:p>9111</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31</text:p>
          </table:table-cell>
          <table:table-cell table:style-name="ce6" office:value-type="string" calcext:value-type="string">
            <text:p>08758</text:p>
          </table:table-cell>
          <table:table-cell table:style-name="ce6" office:value-type="string" calcext:value-type="string">
            <text:p>3145887272 </text:p>
          </table:table-cell>
          <table:table-cell table:style-name="ce6"/>
          <table:table-cell table:style-name="ce6" office:value-type="string" calcext:value-type="string">
            <text:p>C09 </text:p>
          </table:table-cell>
          <table:table-cell table:number-columns-repeated="3" table:style-name="ce6" office:value-type="string" calcext:value-type="string">
            <text:p><text:s/></text:p>
          </table:table-cell>
          <table:table-cell table:style-name="ce6" office:value-type="string" calcext:value-type="string">
            <text:p>5</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3</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1</text:p>
          </table:table-cell>
          <table:table-cell table:style-name="ce6" office:value-type="string" calcext:value-type="string">
            <text:p><text:s/></text:p>
          </table:table-cell>
          <table:table-cell table:style-name="ce6" office:value-type="float" office:value="3" calcext:value-type="float">
            <text:p>3</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98</text:p>
          </table:table-cell>
          <table:table-cell table:number-columns-repeated="8" table:style-name="ce6" office:value-type="string" calcext:value-type="string">
            <text:p>97</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1"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number-columns-repeated="2" table:style-name="ce6" office:value-type="string" calcext:value-type="string">
            <text:p>1</text:p>
          </table:table-cell>
          <table:table-cell table:style-name="ce6" office:value-type="string" calcext:value-type="string">
            <text:p>2021-01-15</text:p>
          </table:table-cell>
          <table:table-cell table:style-name="ce6" office:value-type="string" calcext:value-type="string">
            <text:p>80010054401</text:p>
          </table:table-cell>
          <table:table-cell table:style-name="ce6" office:value-type="string" calcext:value-type="string">
            <text:p>405101</text:p>
          </table:table-cell>
          <table:table-cell table:style-name="ce6" office:value-type="string" calcext:value-type="string">
            <text:p><text:s/></text:p>
          </table:table-cell>
          <table:table-cell table:style-name="ce6" office:value-type="string" calcext:value-type="string">
            <text:p>1845-01-01</text:p>
          </table:table-cell>
          <table:table-cell table:number-columns-repeated="4" table:style-name="ce6" office:value-type="string" calcext:value-type="string">
            <text:p>98</text:p>
          </table:table-cell>
          <table:table-cell table:style-name="ce6" office:value-type="string" calcext:value-type="string">
            <text:p>1</text:p>
          </table:table-cell>
          <table:table-cell table:style-name="ce6" office:value-type="float" office:value="1" calcext:value-type="float">
            <text:p>1</text:p>
          </table:table-cell>
          <table:table-cell table:style-name="ce6" office:value-type="float" office:value="16" calcext:value-type="float">
            <text:p>16</text:p>
          </table:table-cell>
          <table:table-cell table:style-name="ce6" office:value-type="string" calcext:value-type="string">
            <text:p>2021-04-08</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00-01-0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number-columns-repeated="2" table:style-name="ce6" office:value-type="string" calcext:value-type="string">
            <text:p>98</text:p>
          </table:table-cell>
          <table:table-cell table:style-name="ce6" office:value-type="string" calcext:value-type="string">
            <text:p>99</text:p>
          </table:table-cell>
          <table:table-cell table:style-name="ce6" office:value-type="string" calcext:value-type="string">
            <text:p>2</text:p>
          </table:table-cell>
          <table:table-cell table:style-name="ce6" office:value-type="string" calcext:value-type="string">
            <text:p>4</text:p>
          </table:table-cell>
          <table:table-cell table:style-name="ce6" office:value-type="string" calcext:value-type="string">
            <text:p>12</text:p>
          </table:table-cell>
          <table:table-cell table:style-name="ce6" office:value-type="string" calcext:value-type="string">
            <text:p>1845-01-01</text:p>
          </table:table-cell>
          <table:table-cell table:style-name="ce6" office:value-type="string" calcext:value-type="string">
            <text:p>2021-05-20</text:p>
          </table:table-cell>
          <table:table-cell table:style-name="ce6" office:value-type="string" calcext:value-type="string">
            <text:p>1</text:p>
          </table:table-cell>
          <table:table-cell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ASTRID</text:p>
          </table:table-cell>
          <table:table-cell table:style-name="ce6" office:value-type="string" calcext:value-type="string">
            <text:p>NONE</text:p>
          </table:table-cell>
          <table:table-cell table:style-name="ce6" office:value-type="string" calcext:value-type="string">
            <text:p>CISNEROS</text:p>
          </table:table-cell>
          <table:table-cell table:style-name="ce6" office:value-type="string" calcext:value-type="string">
            <text:p>DE</text:p>
          </table:table-cell>
          <table:table-cell table:style-name="ce6" office:value-type="string" calcext:value-type="string">
            <text:p>CC</text:p>
          </table:table-cell>
          <table:table-cell table:style-name="ce6" office:value-type="string" calcext:value-type="string">
            <text:p>32840720</text:p>
          </table:table-cell>
          <table:table-cell table:style-name="ce6" office:value-type="string" calcext:value-type="string">
            <text:p>1970 -10-05</text:p>
          </table:table-cell>
          <table:table-cell table:style-name="ce6" office:value-type="string" calcext:value-type="string">
            <text:p>F</text:p>
          </table:table-cell>
          <table:table-cell table:style-name="ce6" office:value-type="string" calcext:value-type="string">
            <text:p>9622</text:p>
          </table:table-cell>
          <table:table-cell table:style-name="ce6" office:value-type="string" calcext:value-type="string">
            <text:p>C</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08001</text:p>
          </table:table-cell>
          <table:table-cell table:style-name="ce6" office:value-type="string" calcext:value-type="string">
            <text:p>3015496230 </text:p>
          </table:table-cell>
          <table:table-cell table:style-name="ce6"/>
          <table:table-cell table:style-name="ce6" office:value-type="string" calcext:value-type="string">
            <text:p>C531</text:p>
          </table:table-cell>
          <table:table-cell table:number-columns-repeated="3" table:style-name="ce6" office:value-type="string" calcext:value-type="string">
            <text:p><text:s/></text:p>
          </table:table-cell>
          <table:table-cell table:style-name="ce6" office:value-type="string" calcext:value-type="string">
            <text:p>10</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3</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98</text:p>
          </table:table-cell>
          <table:table-cell table:style-name="ce6" office:value-type="string" calcext:value-type="string">
            <text:p><text:s/></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style-name="ce6" office:value-type="string" calcext:value-type="string">
            <text:p>1</text:p>
          </table:table-cell>
          <table:table-cell table:style-name="ce6" office:value-type="string" calcext:value-type="string">
            <text:p>98</text:p>
          </table:table-cell>
          <table:table-cell table:number-columns-repeated="8" table:style-name="ce6" office:value-type="string" calcext:value-type="string">
            <text:p>97</text:p>
          </table:table-cell>
          <table:table-cell table:style-name="ce6" office:value-type="string" calcext:value-type="string">
            <text:p>3</text:p>
          </table:table-cell>
          <table:table-cell table:style-name="ce6"/>
          <table:table-cell table:style-name="ce6" office:value-type="string" calcext:value-type="string">
            <text:p>2021-02-04</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L01XA01</text:p>
          </table:table-cell>
          <table:table-cell table:number-columns-repeated="11" table:style-name="ce6" office:value-type="string" calcext:value-type="string">
            <text:p>97</text:p>
          </table:table-cell>
          <table:table-cell table:style-name="ce6" office:value-type="string" calcext:value-type="string">
            <text:p>2</text:p>
          </table:table-cell>
          <table:table-cell table:style-name="ce6" office:value-type="string" calcext:value-type="string">
            <text:p>2021-02-04</text:p>
          </table:table-cell>
          <table:table-cell table:style-name="ce6" office:value-type="string" calcext:value-type="string">
            <text:p>1</text:p>
          </table:table-cell>
          <table:table-cell table:style-name="ce6" office:value-type="string" calcext:value-type="string">
            <text:p>98</text:p>
          </table:table-cell>
          <table:table-cell table:style-name="ce6" office:value-type="string" calcext:value-type="string">
            <text:p><text:s/></text:p>
          </table:table-cell>
          <table:table-cell table:style-name="ce6" office:value-type="string" calcext:value-type="string">
            <text:p>1845-01-01</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L01XA01</text:p>
          </table:table-cell>
          <table:table-cell table:number-columns-repeated="11" table:style-name="ce6" office:value-type="string" calcext:value-type="string">
            <text:p>97</text:p>
          </table:table-cell>
          <table:table-cell table:style-name="ce6" office:value-type="string" calcext:value-type="string">
            <text:p>2</text:p>
          </table:table-cell>
          <table:table-cell table:style-name="ce6" office:value-type="string" calcext:value-type="string">
            <text:p>1800-01-01</text:p>
          </table:table-cell>
          <table:table-cell table:style-name="ce6" office:value-type="string" calcext:value-type="string">
            <text:p>1</text:p>
          </table:table-cell>
          <table:table-cell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7"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2" table:style-name="ce6" office:value-type="string" calcext:value-type="string">
            <text:p>1</text:p>
          </table:table-cell>
          <table:table-cell table:number-columns-repeated="4" table:style-name="ce6" office:value-type="string" calcext:value-type="string">
            <text:p>2</text:p>
          </table:table-cell>
          <table:table-cell table:style-name="ce6" office:value-type="string" calcext:value-type="string">
            <text:p>1</text:p>
          </table:table-cell>
          <table:table-cell table:style-name="ce6" office:value-type="string" calcext:value-type="string">
            <text:p>2021-03-10</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7" office:value-type="string" calcext:value-type="string">
            <text:p>NIDIAN</text:p>
          </table:table-cell>
          <table:table-cell table:style-name="ce7" office:value-type="string" calcext:value-type="string">
            <text:p>ZENIT</text:p>
          </table:table-cell>
          <table:table-cell table:style-name="ce7" office:value-type="string" calcext:value-type="string">
            <text:p>POLO</text:p>
          </table:table-cell>
          <table:table-cell table:style-name="ce7" office:value-type="string" calcext:value-type="string">
            <text:p>ESCORCIA</text:p>
          </table:table-cell>
          <table:table-cell table:style-name="ce7" office:value-type="string" calcext:value-type="string">
            <text:p>CC</text:p>
          </table:table-cell>
          <table:table-cell table:style-name="ce7" office:value-type="string" calcext:value-type="string">
            <text:p>32657114</text:p>
          </table:table-cell>
          <table:table-cell table:style-name="ce7" office:value-type="string" calcext:value-type="string">
            <text:p>1958 -09-27</text:p>
          </table:table-cell>
          <table:table-cell table:style-name="ce7" office:value-type="string" calcext:value-type="string">
            <text:p>F</text:p>
          </table:table-cell>
          <table:table-cell table:style-name="ce7" office:value-type="string" calcext:value-type="string">
            <text:p>9111</text:p>
          </table:table-cell>
          <table:table-cell table:style-name="ce7" office:value-type="string" calcext:value-type="string">
            <text:p>S</text:p>
          </table:table-cell>
          <table:table-cell table:style-name="ce7" office:value-type="string" calcext:value-type="string">
            <text:p>cura_tu vida</text:p>
          </table:table-cell>
          <table:table-cell table:style-name="ce7" office:value-type="string" calcext:value-type="string">
            <text:p>6</text:p>
          </table:table-cell>
          <table:table-cell table:style-name="ce7" office:value-type="string" calcext:value-type="string">
            <text:p>31</text:p>
          </table:table-cell>
          <table:table-cell table:style-name="ce7" office:value-type="string" calcext:value-type="string">
            <text:p>08001</text:p>
          </table:table-cell>
          <table:table-cell table:style-name="ce7" office:value-type="string" calcext:value-type="string">
            <text:p>3005595249 </text:p>
          </table:table-cell>
          <table:table-cell table:style-name="ce7"/>
          <table:table-cell table:style-name="ce7" office:value-type="string" calcext:value-type="string">
            <text:p>C509</text:p>
          </table:table-cell>
          <table:table-cell table:number-columns-repeated="3" table:style-name="ce7" office:value-type="string" calcext:value-type="string">
            <text:p><text:s/></text:p>
          </table:table-cell>
          <table:table-cell table:style-name="ce7" office:value-type="string" calcext:value-type="string">
            <text:p>10</text:p>
          </table:table-cell>
          <table:table-cell table:style-name="ce7" office:value-type="string" calcext:value-type="string">
            <text:p>98</text:p>
          </table:table-cell>
          <table:table-cell table:number-columns-repeated="4" table:style-name="ce7" office:value-type="string" calcext:value-type="string">
            <text:p><text:s/></text:p>
          </table:table-cell>
          <table:table-cell table:style-name="ce7" office:value-type="string" calcext:value-type="string">
            <text:p>4</text:p>
          </table:table-cell>
          <table:table-cell table:style-name="ce7" office:value-type="string" calcext:value-type="string">
            <text:p>2</text:p>
          </table:table-cell>
          <table:table-cell table:style-name="ce7" office:value-type="string" calcext:value-type="string">
            <text:p>99</text:p>
          </table:table-cell>
          <table:table-cell table:style-name="ce7" office:value-type="string" calcext:value-type="string">
            <text:p><text:s/></text:p>
          </table:table-cell>
          <table:table-cell table:style-name="ce7" office:value-type="string" calcext:value-type="string">
            <text:p>98</text:p>
          </table:table-cell>
          <table:table-cell table:style-name="ce7" office:value-type="string" calcext:value-type="string">
            <text:p><text:s/></text:p>
          </table:table-cell>
          <table:table-cell table:number-columns-repeated="2" table:style-name="ce7" office:value-type="string" calcext:value-type="string">
            <text:p>98</text:p>
          </table:table-cell>
          <table:table-cell table:style-name="ce7" office:value-type="string" calcext:value-type="string">
            <text:p>1845-01-01</text:p>
          </table:table-cell>
          <table:table-cell table:number-columns-repeated="3" table:style-name="ce7" office:value-type="string" calcext:value-type="string">
            <text:p>98</text:p>
          </table:table-cell>
          <table:table-cell table:style-name="ce7" office:value-type="string" calcext:value-type="string">
            <text:p>1845-01-01</text:p>
          </table:table-cell>
          <table:table-cell table:style-name="ce7" office:value-type="string" calcext:value-type="string">
            <text:p>1</text:p>
          </table:table-cell>
          <table:table-cell table:number-columns-repeated="2" table:style-name="ce7" office:value-type="string" calcext:value-type="string">
            <text:p>2</text:p>
          </table:table-cell>
          <table:table-cell table:style-name="ce7" office:value-type="string" calcext:value-type="string">
            <text:p>1845-01-01</text:p>
          </table:table-cell>
          <table:table-cell table:style-name="ce7" office:value-type="string" calcext:value-type="string">
            <text:p>99</text:p>
          </table:table-cell>
          <table:table-cell table:number-columns-repeated="2" table:style-name="ce7" office:value-type="string" calcext:value-type="string">
            <text:p>98</text:p>
          </table:table-cell>
          <table:table-cell table:number-columns-repeated="8" table:style-name="ce7" office:value-type="string" calcext:value-type="string">
            <text:p>97</text:p>
          </table:table-cell>
          <table:table-cell table:number-columns-repeated="2" table:style-name="ce7" office:value-type="string" calcext:value-type="string">
            <text:p>98</text:p>
          </table:table-cell>
          <table:table-cell table:style-name="ce7" office:value-type="string" calcext:value-type="string">
            <text:p>1845-01-01</text:p>
          </table:table-cell>
          <table:table-cell table:number-columns-repeated="21" table:style-name="ce7" office:value-type="string" calcext:value-type="string">
            <text:p>98</text:p>
          </table:table-cell>
          <table:table-cell table:style-name="ce7" office:value-type="string" calcext:value-type="string">
            <text:p>1845-01-01</text:p>
          </table:table-cell>
          <table:table-cell table:number-columns-repeated="17" table:style-name="ce7" office:value-type="string" calcext:value-type="string">
            <text:p>98</text:p>
          </table:table-cell>
          <table:table-cell table:style-name="ce7" office:value-type="string" calcext:value-type="string">
            <text:p>1845-01-01</text:p>
          </table:table-cell>
          <table:table-cell table:number-columns-repeated="2" table:style-name="ce7" office:value-type="string" calcext:value-type="string">
            <text:p>98</text:p>
          </table:table-cell>
          <table:table-cell table:style-name="ce7" office:value-type="string" calcext:value-type="string">
            <text:p>2</text:p>
          </table:table-cell>
          <table:table-cell table:style-name="ce7" office:value-type="string" calcext:value-type="string">
            <text:p>98</text:p>
          </table:table-cell>
          <table:table-cell table:style-name="ce7" office:value-type="string" calcext:value-type="string">
            <text:p>1845-01-01</text:p>
          </table:table-cell>
          <table:table-cell table:number-columns-repeated="3" table:style-name="ce7" office:value-type="string" calcext:value-type="string">
            <text:p>98</text:p>
          </table:table-cell>
          <table:table-cell table:style-name="ce7" office:value-type="string" calcext:value-type="string">
            <text:p>1845-01-01</text:p>
          </table:table-cell>
          <table:table-cell table:number-columns-repeated="5" table:style-name="ce7" office:value-type="string" calcext:value-type="string">
            <text:p>98</text:p>
          </table:table-cell>
          <table:table-cell table:style-name="ce7" office:value-type="float" office:value="1" calcext:value-type="float">
            <text:p>1</text:p>
          </table:table-cell>
          <table:table-cell table:style-name="ce7" office:value-type="float" office:value="1599" calcext:value-type="float">
            <text:p>1599</text:p>
          </table:table-cell>
          <table:table-cell table:style-name="ce7" office:value-type="string" calcext:value-type="string">
            <text:p>2021-01-12</text:p>
          </table:table-cell>
          <table:table-cell table:style-name="ce7" office:value-type="string" calcext:value-type="string">
            <text:p><text:s/></text:p>
          </table:table-cell>
          <table:table-cell table:style-name="ce7" office:value-type="string" calcext:value-type="string">
            <text:p>922443</text:p>
          </table:table-cell>
          <table:table-cell table:style-name="ce7" office:value-type="string" calcext:value-type="string">
            <text:p>1</text:p>
          </table:table-cell>
          <table:table-cell table:style-name="ce7" office:value-type="string" calcext:value-type="string">
            <text:p>80010054401</text:p>
          </table:table-cell>
          <table:table-cell table:style-name="ce7" office:value-type="string" calcext:value-type="string">
            <text:p>98</text:p>
          </table:table-cell>
          <table:table-cell table:style-name="ce7" office:value-type="string" calcext:value-type="string">
            <text:p>2021-02-02</text:p>
          </table:table-cell>
          <table:table-cell table:style-name="ce7" office:value-type="string" calcext:value-type="string">
            <text:p>1</text:p>
          </table:table-cell>
          <table:table-cell table:style-name="ce7" office:value-type="string" calcext:value-type="string">
            <text:p>98</text:p>
          </table:table-cell>
          <table:table-cell table:style-name="ce7" office:value-type="string" calcext:value-type="string">
            <text:p>1845-01-01</text:p>
          </table:table-cell>
          <table:table-cell table:number-columns-repeated="5" table:style-name="ce7" office:value-type="string" calcext:value-type="string">
            <text:p>98</text:p>
          </table:table-cell>
          <table:table-cell table:style-name="ce7" office:value-type="string" calcext:value-type="string">
            <text:p>1845-01-01</text:p>
          </table:table-cell>
          <table:table-cell table:number-columns-repeated="5" table:style-name="ce7" office:value-type="string" calcext:value-type="string">
            <text:p>98</text:p>
          </table:table-cell>
          <table:table-cell table:style-name="ce7" office:value-type="string" calcext:value-type="string">
            <text:p>1845-01-01</text:p>
          </table:table-cell>
          <table:table-cell table:number-columns-repeated="2" table:style-name="ce7" office:value-type="string" calcext:value-type="string">
            <text:p>98</text:p>
          </table:table-cell>
          <table:table-cell table:style-name="ce7" office:value-type="string" calcext:value-type="string">
            <text:p>1845-01-01</text:p>
          </table:table-cell>
          <table:table-cell table:style-name="ce7" office:value-type="string" calcext:value-type="string">
            <text:p>98</text:p>
          </table:table-cell>
          <table:table-cell table:number-columns-repeated="7" table:style-name="ce7" office:value-type="string" calcext:value-type="string">
            <text:p>2</text:p>
          </table:table-cell>
          <table:table-cell table:style-name="ce7" office:value-type="string" calcext:value-type="string">
            <text:p>1845-01-01</text:p>
          </table:table-cell>
          <table:table-cell table:number-columns-repeated="2" table:style-name="ce7" office:value-type="string" calcext:value-type="string">
            <text:p>98</text:p>
          </table:table-cell>
          <table:table-cell table:style-name="ce7" office:value-type="string" calcext:value-type="string">
            <text:p>1845-01-01</text:p>
          </table:table-cell>
          <table:table-cell table:number-columns-repeated="2" table:style-name="ce7" office:value-type="string" calcext:value-type="string">
            <text:p>98</text:p>
          </table:table-cell>
          <table:table-cell table:style-name="ce7" office:value-type="string" calcext:value-type="string">
            <text:p>1845-01-01</text:p>
          </table:table-cell>
          <table:table-cell table:style-name="ce7" office:value-type="string" calcext:value-type="string">
            <text:p>98</text:p>
          </table:table-cell>
          <table:table-cell table:style-name="ce7" office:value-type="string" calcext:value-type="string">
            <text:p>4</text:p>
          </table:table-cell>
          <table:table-cell table:style-name="ce7" office:value-type="string" calcext:value-type="string">
            <text:p>98</text:p>
          </table:table-cell>
          <table:table-cell table:style-name="ce7" office:value-type="string" calcext:value-type="string">
            <text:p>1</text:p>
          </table:table-cell>
          <table:table-cell table:style-name="ce7" office:value-type="string" calcext:value-type="string">
            <text:p>5</text:p>
          </table:table-cell>
          <table:table-cell table:style-name="ce7" office:value-type="string" calcext:value-type="string">
            <text:p>1</text:p>
          </table:table-cell>
          <table:table-cell table:style-name="ce7" office:value-type="string" calcext:value-type="string">
            <text:p>0</text:p>
          </table:table-cell>
          <table:table-cell table:style-name="ce7" office:value-type="string" calcext:value-type="string">
            <text:p>1</text:p>
          </table:table-cell>
          <table:table-cell table:number-columns-repeated="2" table:style-name="ce7" office:value-type="string" calcext:value-type="string">
            <text:p>1845-01-01</text:p>
          </table:table-cell>
          <table:table-cell table:number-columns-repeated="2" table:style-name="ce7" office:value-type="string" calcext:value-type="string">
            <text:p>98</text:p>
          </table:table-cell>
          <table:table-cell table:style-name="ce7" office:value-type="string" calcext:value-type="string">
            <text:p>2021-01-01</text:p>
          </table:table-cell>
          <table:table-cell table:style-name="ce7"/>
          <table:table-cell table:style-name="ce54" table:number-columns-repeated="857"/>
        </table:table-row>
        <table:table-row table:style-name="ro6">
          <table:table-cell table:style-name="ce6" office:value-type="string" calcext:value-type="string">
            <text:p>CARMEN</text:p>
          </table:table-cell>
          <table:table-cell table:style-name="ce6" office:value-type="string" calcext:value-type="string">
            <text:p>JULIA</text:p>
          </table:table-cell>
          <table:table-cell table:style-name="ce6" office:value-type="string" calcext:value-type="string">
            <text:p>GARCIA</text:p>
          </table:table-cell>
          <table:table-cell table:style-name="ce6" office:value-type="string" calcext:value-type="string">
            <text:p>FERNELY</text:p>
          </table:table-cell>
          <table:table-cell table:style-name="ce6" office:value-type="string" calcext:value-type="string">
            <text:p>CC</text:p>
          </table:table-cell>
          <table:table-cell table:style-name="ce6" office:value-type="string" calcext:value-type="string">
            <text:p>34985584</text:p>
          </table:table-cell>
          <table:table-cell table:style-name="ce6" office:value-type="string" calcext:value-type="string">
            <text:p>1960 -03-27</text:p>
          </table:table-cell>
          <table:table-cell table:style-name="ce6" office:value-type="string" calcext:value-type="string">
            <text:p>F</text:p>
          </table:table-cell>
          <table:table-cell table:style-name="ce6" office:value-type="string" calcext:value-type="string">
            <text:p>9111</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31</text:p>
          </table:table-cell>
          <table:table-cell table:style-name="ce6" office:value-type="string" calcext:value-type="string">
            <text:p>08001</text:p>
          </table:table-cell>
          <table:table-cell table:style-name="ce6" office:value-type="string" calcext:value-type="string">
            <text:p>3013442548 </text:p>
          </table:table-cell>
          <table:table-cell table:style-name="ce6"/>
          <table:table-cell table:style-name="ce6" office:value-type="string" calcext:value-type="string">
            <text:p>C504</text:p>
          </table:table-cell>
          <table:table-cell table:number-columns-repeated="3" table:style-name="ce6" office:value-type="string" calcext:value-type="string">
            <text:p><text:s/></text:p>
          </table:table-cell>
          <table:table-cell table:style-name="ce6" office:value-type="string" calcext:value-type="string">
            <text:p>10</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1</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1</text:p>
          </table:table-cell>
          <table:table-cell table:style-name="ce6" office:value-type="string" calcext:value-type="string">
            <text:p><text:s/></text:p>
          </table:table-cell>
          <table:table-cell table:style-name="ce6" office:value-type="float" office:value="1" calcext:value-type="float">
            <text:p>1</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style-name="ce6" office:value-type="string" calcext:value-type="string">
            <text:p>1</text:p>
          </table:table-cell>
          <table:table-cell table:style-name="ce6" office:value-type="string" calcext:value-type="string">
            <text:p>98</text:p>
          </table:table-cell>
          <table:table-cell table:number-columns-repeated="8" table:style-name="ce6" office:value-type="string" calcext:value-type="string">
            <text:p>97</text:p>
          </table:table-cell>
          <table:table-cell table:style-name="ce6" office:value-type="string" calcext:value-type="string">
            <text:p>2</text:p>
          </table:table-cell>
          <table:table-cell table:style-name="ce6"/>
          <table:table-cell table:style-name="ce6" office:value-type="string" calcext:value-type="string">
            <text:p>2021-03-12</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L01XC03</text:p>
          </table:table-cell>
          <table:table-cell table:number-columns-repeated="11" table:style-name="ce6" office:value-type="string" calcext:value-type="string">
            <text:p>97</text:p>
          </table:table-cell>
          <table:table-cell table:style-name="ce6" office:value-type="string" calcext:value-type="string">
            <text:p>2</text:p>
          </table:table-cell>
          <table:table-cell table:style-name="ce6" office:value-type="string" calcext:value-type="string">
            <text:p>2021-03-12</text:p>
          </table:table-cell>
          <table:table-cell table:style-name="ce6" office:value-type="string" calcext:value-type="string">
            <text:p>1</text:p>
          </table:table-cell>
          <table:table-cell table:style-name="ce6" office:value-type="string" calcext:value-type="string">
            <text:p>98</text:p>
          </table:table-cell>
          <table:table-cell table:style-name="ce6" office:value-type="string" calcext:value-type="string">
            <text:p><text:s/></text:p>
          </table:table-cell>
          <table:table-cell table:style-name="ce6" office:value-type="string" calcext:value-type="string">
            <text:p>1845-01-01</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L01XC03</text:p>
          </table:table-cell>
          <table:table-cell table:number-columns-repeated="11" table:style-name="ce6" office:value-type="string" calcext:value-type="string">
            <text:p>97</text:p>
          </table:table-cell>
          <table:table-cell table:style-name="ce6" office:value-type="string" calcext:value-type="string">
            <text:p>2</text:p>
          </table:table-cell>
          <table:table-cell table:style-name="ce6" office:value-type="string" calcext:value-type="string">
            <text:p>1800-01-01</text:p>
          </table:table-cell>
          <table:table-cell table:style-name="ce6" office:value-type="string" calcext:value-type="string">
            <text:p>1</text:p>
          </table:table-cell>
          <table:table-cell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float" office:value="10" calcext:value-type="float">
            <text:p>10</text:p>
          </table:table-cell>
          <table:table-cell table:style-name="ce6" office:value-type="string" calcext:value-type="string">
            <text:p>2021-02-16</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2021-02-09</text:p>
          </table:table-cell>
          <table:table-cell table:style-name="ce6" office:value-type="string" calcext:value-type="string">
            <text:p>1</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MARGARITA</text:p>
          </table:table-cell>
          <table:table-cell table:style-name="ce6" office:value-type="string" calcext:value-type="string">
            <text:p>ROSA</text:p>
          </table:table-cell>
          <table:table-cell table:style-name="ce6" office:value-type="string" calcext:value-type="string">
            <text:p>DIAZ</text:p>
          </table:table-cell>
          <table:table-cell table:style-name="ce6" office:value-type="string" calcext:value-type="string">
            <text:p>TORREGROSA</text:p>
          </table:table-cell>
          <table:table-cell table:style-name="ce6" office:value-type="string" calcext:value-type="string">
            <text:p>CC</text:p>
          </table:table-cell>
          <table:table-cell table:style-name="ce6" office:value-type="string" calcext:value-type="string">
            <text:p>32638813</text:p>
          </table:table-cell>
          <table:table-cell table:style-name="ce6" office:value-type="string" calcext:value-type="string">
            <text:p>1959 -05-26</text:p>
          </table:table-cell>
          <table:table-cell table:style-name="ce6" office:value-type="string" calcext:value-type="string">
            <text:p>F</text:p>
          </table:table-cell>
          <table:table-cell table:style-name="ce6" office:value-type="string" calcext:value-type="string">
            <text:p>9111</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31</text:p>
          </table:table-cell>
          <table:table-cell table:style-name="ce6" office:value-type="string" calcext:value-type="string">
            <text:p>08758</text:p>
          </table:table-cell>
          <table:table-cell table:style-name="ce6" office:value-type="string" calcext:value-type="string">
            <text:p>3013157874 </text:p>
          </table:table-cell>
          <table:table-cell table:style-name="ce6"/>
          <table:table-cell table:style-name="ce6" office:value-type="string" calcext:value-type="string">
            <text:p>C504</text:p>
          </table:table-cell>
          <table:table-cell table:number-columns-repeated="3" table:style-name="ce6" office:value-type="string" calcext:value-type="string">
            <text:p><text:s/></text:p>
          </table:table-cell>
          <table:table-cell table:style-name="ce6" office:value-type="string" calcext:value-type="string">
            <text:p>5</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3</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1</text:p>
          </table:table-cell>
          <table:table-cell table:style-name="ce6" office:value-type="string" calcext:value-type="string">
            <text:p><text:s/></text:p>
          </table:table-cell>
          <table:table-cell table:style-name="ce6" office:value-type="float" office:value="3" calcext:value-type="float">
            <text:p>3</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98</text:p>
          </table:table-cell>
          <table:table-cell table:number-columns-repeated="8" table:style-name="ce6" office:value-type="string" calcext:value-type="string">
            <text:p>97</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1"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float" office:value="267" calcext:value-type="float">
            <text:p>267</text:p>
          </table:table-cell>
          <table:table-cell table:style-name="ce6" office:value-type="string" calcext:value-type="string">
            <text:p>2021-01-18</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00-01-0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KAREN</text:p>
          </table:table-cell>
          <table:table-cell table:style-name="ce6" office:value-type="string" calcext:value-type="string">
            <text:p>MARGARITA</text:p>
          </table:table-cell>
          <table:table-cell table:style-name="ce6" office:value-type="string" calcext:value-type="string">
            <text:p>JIMENEZ</text:p>
          </table:table-cell>
          <table:table-cell table:style-name="ce6" office:value-type="string" calcext:value-type="string">
            <text:p>VILORIA</text:p>
          </table:table-cell>
          <table:table-cell table:style-name="ce6" office:value-type="string" calcext:value-type="string">
            <text:p>CC</text:p>
          </table:table-cell>
          <table:table-cell table:style-name="ce6" office:value-type="string" calcext:value-type="string">
            <text:p>55230262</text:p>
          </table:table-cell>
          <table:table-cell table:style-name="ce6" office:value-type="string" calcext:value-type="string">
            <text:p>1984 -10-03</text:p>
          </table:table-cell>
          <table:table-cell table:style-name="ce6" office:value-type="string" calcext:value-type="string">
            <text:p>F</text:p>
          </table:table-cell>
          <table:table-cell table:style-name="ce6" office:value-type="string" calcext:value-type="string">
            <text:p>9622</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08001</text:p>
          </table:table-cell>
          <table:table-cell table:style-name="ce6" office:value-type="string" calcext:value-type="string">
            <text:p>3176695392 </text:p>
          </table:table-cell>
          <table:table-cell table:style-name="ce6"/>
          <table:table-cell table:style-name="ce6" office:value-type="string" calcext:value-type="string">
            <text:p>C39 </text:p>
          </table:table-cell>
          <table:table-cell table:number-columns-repeated="3" table:style-name="ce6" office:value-type="string" calcext:value-type="string">
            <text:p><text:s/></text:p>
          </table:table-cell>
          <table:table-cell table:style-name="ce6" office:value-type="string" calcext:value-type="string">
            <text:p>10</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94</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98</text:p>
          </table:table-cell>
          <table:table-cell table:style-name="ce6" office:value-type="string" calcext:value-type="string">
            <text:p><text:s/></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style-name="ce6" office:value-type="string" calcext:value-type="string">
            <text:p>1</text:p>
          </table:table-cell>
          <table:table-cell table:style-name="ce6" office:value-type="string" calcext:value-type="string">
            <text:p>98</text:p>
          </table:table-cell>
          <table:table-cell table:number-columns-repeated="8" table:style-name="ce6" office:value-type="string" calcext:value-type="string">
            <text:p>97</text:p>
          </table:table-cell>
          <table:table-cell table:style-name="ce6" office:value-type="string" calcext:value-type="string">
            <text:p>5</text:p>
          </table:table-cell>
          <table:table-cell table:style-name="ce6"/>
          <table:table-cell table:style-name="ce6" office:value-type="string" calcext:value-type="string">
            <text:p>2021-02-17</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L01XA01</text:p>
          </table:table-cell>
          <table:table-cell table:number-columns-repeated="11" table:style-name="ce6" office:value-type="string" calcext:value-type="string">
            <text:p>97</text:p>
          </table:table-cell>
          <table:table-cell table:style-name="ce6" office:value-type="string" calcext:value-type="string">
            <text:p>2</text:p>
          </table:table-cell>
          <table:table-cell table:style-name="ce6" office:value-type="string" calcext:value-type="string">
            <text:p>2021-02-17</text:p>
          </table:table-cell>
          <table:table-cell table:style-name="ce6" office:value-type="string" calcext:value-type="string">
            <text:p>N/A</text:p>
          </table:table-cell>
          <table:table-cell table:style-name="ce6" office:value-type="string" calcext:value-type="string">
            <text:p>98</text:p>
          </table:table-cell>
          <table:table-cell table:style-name="ce6" office:value-type="string" calcext:value-type="string">
            <text:p><text:s/></text:p>
          </table:table-cell>
          <table:table-cell table:style-name="ce6" office:value-type="string" calcext:value-type="string">
            <text:p>1845-01-01</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L01XA01</text:p>
          </table:table-cell>
          <table:table-cell table:number-columns-repeated="11" table:style-name="ce6" office:value-type="string" calcext:value-type="string">
            <text:p>97</text:p>
          </table:table-cell>
          <table:table-cell table:style-name="ce6" office:value-type="string" calcext:value-type="string">
            <text:p>2</text:p>
          </table:table-cell>
          <table:table-cell table:style-name="ce6" office:value-type="string" calcext:value-type="string">
            <text:p>1800-01-01</text:p>
          </table:table-cell>
          <table:table-cell table:style-name="ce6" office:value-type="string" calcext:value-type="string">
            <text:p>N/A</text:p>
          </table:table-cell>
          <table:table-cell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2001-2901</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00-01-0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MARTHA</text:p>
          </table:table-cell>
          <table:table-cell table:style-name="ce6" office:value-type="string" calcext:value-type="string">
            <text:p>ISABEL</text:p>
          </table:table-cell>
          <table:table-cell table:style-name="ce6" office:value-type="string" calcext:value-type="string">
            <text:p>JIMENEZ</text:p>
          </table:table-cell>
          <table:table-cell table:style-name="ce6" office:value-type="string" calcext:value-type="string">
            <text:p>GOMEZ</text:p>
          </table:table-cell>
          <table:table-cell table:style-name="ce6" office:value-type="string" calcext:value-type="string">
            <text:p>CC</text:p>
          </table:table-cell>
          <table:table-cell table:style-name="ce6" office:value-type="string" calcext:value-type="string">
            <text:p>33311604</text:p>
          </table:table-cell>
          <table:table-cell table:style-name="ce6" office:value-type="string" calcext:value-type="string">
            <text:p>1969 -01-22</text:p>
          </table:table-cell>
          <table:table-cell table:style-name="ce6" office:value-type="string" calcext:value-type="string">
            <text:p>F</text:p>
          </table:table-cell>
          <table:table-cell table:style-name="ce6" office:value-type="string" calcext:value-type="string">
            <text:p>9622</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13430</text:p>
          </table:table-cell>
          <table:table-cell table:style-name="ce6" office:value-type="string" calcext:value-type="string">
            <text:p>0</text:p>
          </table:table-cell>
          <table:table-cell table:style-name="ce6"/>
          <table:table-cell table:style-name="ce6" office:value-type="string" calcext:value-type="string">
            <text:p>C059</text:p>
          </table:table-cell>
          <table:table-cell table:number-columns-repeated="3" table:style-name="ce6" office:value-type="string" calcext:value-type="string">
            <text:p><text:s/></text:p>
          </table:table-cell>
          <table:table-cell table:style-name="ce6" office:value-type="string" calcext:value-type="string">
            <text:p>6</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20</text:p>
          </table:table-cell>
          <table:table-cell table:style-name="ce6" office:value-type="string" calcext:value-type="string">
            <text:p>2</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98</text:p>
          </table:table-cell>
          <table:table-cell table:style-name="ce6" office:value-type="string" calcext:value-type="string">
            <text:p><text:s/></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98</text:p>
          </table:table-cell>
          <table:table-cell table:number-columns-repeated="8" table:style-name="ce6" office:value-type="string" calcext:value-type="string">
            <text:p>97</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1"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float" office:value="10" calcext:value-type="float">
            <text:p>10</text:p>
          </table:table-cell>
          <table:table-cell table:style-name="ce6" office:value-type="string" calcext:value-type="string">
            <text:p>2001-05-21</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2021-04-26</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2" table:style-name="ce6" office:value-type="string" calcext:value-type="string">
            <text:p>1</text:p>
          </table:table-cell>
          <table:table-cell table:number-columns-repeated="4" table:style-name="ce6" office:value-type="string" calcext:value-type="string">
            <text:p>2</text:p>
          </table:table-cell>
          <table:table-cell table:style-name="ce6" office:value-type="string" calcext:value-type="string">
            <text:p>1</text:p>
          </table:table-cell>
          <table:table-cell table:style-name="ce6" office:value-type="string" calcext:value-type="string">
            <text:p>2021-03-09</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ANA</text:p>
          </table:table-cell>
          <table:table-cell table:style-name="ce6" office:value-type="string" calcext:value-type="string">
            <text:p>ROSA</text:p>
          </table:table-cell>
          <table:table-cell table:style-name="ce6" office:value-type="string" calcext:value-type="string">
            <text:p>OROZCO</text:p>
          </table:table-cell>
          <table:table-cell table:style-name="ce6" office:value-type="string" calcext:value-type="string">
            <text:p>MARTINEZ</text:p>
          </table:table-cell>
          <table:table-cell table:style-name="ce6" office:value-type="string" calcext:value-type="string">
            <text:p>CC</text:p>
          </table:table-cell>
          <table:table-cell table:style-name="ce6" office:value-type="string" calcext:value-type="string">
            <text:p>57433537</text:p>
          </table:table-cell>
          <table:table-cell table:style-name="ce6" office:value-type="string" calcext:value-type="string">
            <text:p>1970 -11-08</text:p>
          </table:table-cell>
          <table:table-cell table:style-name="ce6" office:value-type="string" calcext:value-type="string">
            <text:p>F</text:p>
          </table:table-cell>
          <table:table-cell table:style-name="ce6" office:value-type="string" calcext:value-type="string">
            <text:p>9622</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47001</text:p>
          </table:table-cell>
          <table:table-cell table:style-name="ce6" office:value-type="string" calcext:value-type="string">
            <text:p>3116297363 </text:p>
          </table:table-cell>
          <table:table-cell table:style-name="ce6"/>
          <table:table-cell table:style-name="ce6" office:value-type="string" calcext:value-type="string">
            <text:p>C539</text:p>
          </table:table-cell>
          <table:table-cell table:number-columns-repeated="3" table:style-name="ce6" office:value-type="string" calcext:value-type="string">
            <text:p><text:s/></text:p>
          </table:table-cell>
          <table:table-cell table:style-name="ce6" office:value-type="string" calcext:value-type="string">
            <text:p>99</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3</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98</text:p>
          </table:table-cell>
          <table:table-cell table:style-name="ce6" office:value-type="string" calcext:value-type="string">
            <text:p><text:s/></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style-name="ce6" office:value-type="string" calcext:value-type="string">
            <text:p>3</text:p>
          </table:table-cell>
          <table:table-cell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98</text:p>
          </table:table-cell>
          <table:table-cell table:number-columns-repeated="8" table:style-name="ce6" office:value-type="string" calcext:value-type="string">
            <text:p>97</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1"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7"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9</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PAOLA</text:p>
          </table:table-cell>
          <table:table-cell table:style-name="ce6" office:value-type="string" calcext:value-type="string">
            <text:p>PATRICIA</text:p>
          </table:table-cell>
          <table:table-cell table:style-name="ce6" office:value-type="string" calcext:value-type="string">
            <text:p>POLO</text:p>
          </table:table-cell>
          <table:table-cell table:style-name="ce6" office:value-type="string" calcext:value-type="string">
            <text:p>MORENO</text:p>
          </table:table-cell>
          <table:table-cell table:style-name="ce6" office:value-type="string" calcext:value-type="string">
            <text:p>CC</text:p>
          </table:table-cell>
          <table:table-cell table:style-name="ce6" office:value-type="string" calcext:value-type="string">
            <text:p>55312587</text:p>
          </table:table-cell>
          <table:table-cell table:style-name="ce6" office:value-type="string" calcext:value-type="string">
            <text:p>1985 -03-13</text:p>
          </table:table-cell>
          <table:table-cell table:style-name="ce6" office:value-type="string" calcext:value-type="string">
            <text:p>F</text:p>
          </table:table-cell>
          <table:table-cell table:style-name="ce6" office:value-type="string" calcext:value-type="string">
            <text:p>9622</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08001</text:p>
          </table:table-cell>
          <table:table-cell table:style-name="ce6" office:value-type="string" calcext:value-type="string">
            <text:p>3114320211 </text:p>
          </table:table-cell>
          <table:table-cell table:style-name="ce6"/>
          <table:table-cell table:style-name="ce6" office:value-type="string" calcext:value-type="string">
            <text:p>C09 </text:p>
          </table:table-cell>
          <table:table-cell table:number-columns-repeated="3" table:style-name="ce6" office:value-type="string" calcext:value-type="string">
            <text:p><text:s/></text:p>
          </table:table-cell>
          <table:table-cell table:style-name="ce6" office:value-type="string" calcext:value-type="string">
            <text:p>10</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1</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1</text:p>
          </table:table-cell>
          <table:table-cell table:style-name="ce6" office:value-type="string" calcext:value-type="string">
            <text:p><text:s/></text:p>
          </table:table-cell>
          <table:table-cell table:style-name="ce6" office:value-type="float" office:value="3" calcext:value-type="float">
            <text:p>3</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98</text:p>
          </table:table-cell>
          <table:table-cell table:number-columns-repeated="8" table:style-name="ce6" office:value-type="string" calcext:value-type="string">
            <text:p>97</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1"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string" calcext:value-type="string">
            <text:p>2021-01-20</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00-01-0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ELIZABETH</text:p>
          </table:table-cell>
          <table:table-cell table:style-name="ce6" office:value-type="string" calcext:value-type="string">
            <text:p>MUÑOZ</text:p>
          </table:table-cell>
          <table:table-cell table:style-name="ce6" office:value-type="string" calcext:value-type="string">
            <text:p>ARMENTA</text:p>
          </table:table-cell>
          <table:table-cell table:style-name="ce6" office:value-type="string" calcext:value-type="string">
            <text:p>NONE</text:p>
          </table:table-cell>
          <table:table-cell table:style-name="ce6" office:value-type="string" calcext:value-type="string">
            <text:p>CC</text:p>
          </table:table-cell>
          <table:table-cell table:style-name="ce6" office:value-type="string" calcext:value-type="string">
            <text:p>32672854</text:p>
          </table:table-cell>
          <table:table-cell table:style-name="ce6" office:value-type="string" calcext:value-type="string">
            <text:p>1952 -02-08</text:p>
          </table:table-cell>
          <table:table-cell table:style-name="ce6" office:value-type="string" calcext:value-type="string">
            <text:p>F</text:p>
          </table:table-cell>
          <table:table-cell table:style-name="ce6" office:value-type="string" calcext:value-type="string">
            <text:p>9111</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31</text:p>
          </table:table-cell>
          <table:table-cell table:style-name="ce6" office:value-type="string" calcext:value-type="string">
            <text:p>08758</text:p>
          </table:table-cell>
          <table:table-cell table:style-name="ce6" office:value-type="string" calcext:value-type="string">
            <text:p>3008474909 </text:p>
          </table:table-cell>
          <table:table-cell table:style-name="ce6"/>
          <table:table-cell table:style-name="ce6" office:value-type="string" calcext:value-type="string">
            <text:p>c509</text:p>
          </table:table-cell>
          <table:table-cell table:number-columns-repeated="3" table:style-name="ce6" office:value-type="string" calcext:value-type="string">
            <text:p><text:s/></text:p>
          </table:table-cell>
          <table:table-cell table:style-name="ce6" office:value-type="string" calcext:value-type="string">
            <text:p>10</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1</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1</text:p>
          </table:table-cell>
          <table:table-cell table:style-name="ce6" office:value-type="string" calcext:value-type="string">
            <text:p><text:s/></text:p>
          </table:table-cell>
          <table:table-cell table:style-name="ce6" office:value-type="float" office:value="3" calcext:value-type="float">
            <text:p>3</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98</text:p>
          </table:table-cell>
          <table:table-cell table:number-columns-repeated="8" table:style-name="ce6" office:value-type="string" calcext:value-type="string">
            <text:p>97</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1"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float" office:value="25" calcext:value-type="float">
            <text:p>25</text:p>
          </table:table-cell>
          <table:table-cell table:style-name="ce6" office:value-type="string" calcext:value-type="string">
            <text:p>2021-03-02</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00-01-0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MARLENE</text:p>
          </table:table-cell>
          <table:table-cell table:style-name="ce6" office:value-type="string" calcext:value-type="string">
            <text:p>ISABEL</text:p>
          </table:table-cell>
          <table:table-cell table:style-name="ce6" office:value-type="string" calcext:value-type="string">
            <text:p>CASTILLO</text:p>
          </table:table-cell>
          <table:table-cell table:style-name="ce6" office:value-type="string" calcext:value-type="string">
            <text:p>ROMERO</text:p>
          </table:table-cell>
          <table:table-cell table:style-name="ce6" office:value-type="string" calcext:value-type="string">
            <text:p>CC</text:p>
          </table:table-cell>
          <table:table-cell table:style-name="ce6" office:value-type="string" calcext:value-type="string">
            <text:p>33144487</text:p>
          </table:table-cell>
          <table:table-cell table:style-name="ce6" office:value-type="string" calcext:value-type="string">
            <text:p>1950 -05-31</text:p>
          </table:table-cell>
          <table:table-cell table:style-name="ce6" office:value-type="string" calcext:value-type="string">
            <text:p>F</text:p>
          </table:table-cell>
          <table:table-cell table:style-name="ce6" office:value-type="string" calcext:value-type="string">
            <text:p>9111</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31</text:p>
          </table:table-cell>
          <table:table-cell table:style-name="ce6" office:value-type="string" calcext:value-type="string">
            <text:p>05628</text:p>
          </table:table-cell>
          <table:table-cell table:style-name="ce6" office:value-type="string" calcext:value-type="string">
            <text:p>3024426891 </text:p>
          </table:table-cell>
          <table:table-cell table:style-name="ce6"/>
          <table:table-cell table:style-name="ce6" office:value-type="string" calcext:value-type="string">
            <text:p>C509</text:p>
          </table:table-cell>
          <table:table-cell table:number-columns-repeated="3" table:style-name="ce6" office:value-type="string" calcext:value-type="string">
            <text:p><text:s/></text:p>
          </table:table-cell>
          <table:table-cell table:style-name="ce6" office:value-type="string" calcext:value-type="string">
            <text:p>10</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2</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1</text:p>
          </table:table-cell>
          <table:table-cell table:style-name="ce6" office:value-type="string" calcext:value-type="string">
            <text:p><text:s/></text:p>
          </table:table-cell>
          <table:table-cell table:style-name="ce6" office:value-type="float" office:value="3" calcext:value-type="float">
            <text:p>3</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98</text:p>
          </table:table-cell>
          <table:table-cell table:number-columns-repeated="8" table:style-name="ce6" office:value-type="string" calcext:value-type="string">
            <text:p>97</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1"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float" office:value="14" calcext:value-type="float">
            <text:p>14</text:p>
          </table:table-cell>
          <table:table-cell table:style-name="ce6" office:value-type="string" calcext:value-type="string">
            <text:p>202-19d01</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00-01-0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style-name="ce6" office:value-type="string" calcext:value-type="string">
            <text:p>MILDRED</text:p>
          </table:table-cell>
          <table:table-cell table:style-name="ce6" office:value-type="string" calcext:value-type="string">
            <text:p>DEL</text:p>
          </table:table-cell>
          <table:table-cell table:style-name="ce6" office:value-type="string" calcext:value-type="string">
            <text:p>CARMEN</text:p>
          </table:table-cell>
          <table:table-cell table:style-name="ce6" office:value-type="string" calcext:value-type="string">
            <text:p>BETANCOURT</text:p>
          </table:table-cell>
          <table:table-cell table:style-name="ce6" office:value-type="string" calcext:value-type="string">
            <text:p>CC</text:p>
          </table:table-cell>
          <table:table-cell table:style-name="ce6" office:value-type="string" calcext:value-type="string">
            <text:p>32794903</text:p>
          </table:table-cell>
          <table:table-cell table:style-name="ce6" office:value-type="string" calcext:value-type="string">
            <text:p>1975 -09-20</text:p>
          </table:table-cell>
          <table:table-cell table:style-name="ce6" office:value-type="string" calcext:value-type="string">
            <text:p>F</text:p>
          </table:table-cell>
          <table:table-cell table:style-name="ce6" office:value-type="string" calcext:value-type="string">
            <text:p>9622</text:p>
          </table:table-cell>
          <table:table-cell table:style-name="ce6" office:value-type="string" calcext:value-type="string">
            <text:p>S</text:p>
          </table:table-cell>
          <table:table-cell table:style-name="ce6" office:value-type="string" calcext:value-type="string">
            <text:p>cura_tu vida</text:p>
          </table:table-cell>
          <table:table-cell table:style-name="ce6" office:value-type="string" calcext:value-type="string">
            <text:p>6</text:p>
          </table:table-cell>
          <table:table-cell table:style-name="ce6" office:value-type="string" calcext:value-type="string">
            <text:p>5</text:p>
          </table:table-cell>
          <table:table-cell table:style-name="ce6" office:value-type="string" calcext:value-type="string">
            <text:p>08001</text:p>
          </table:table-cell>
          <table:table-cell table:style-name="ce6" office:value-type="string" calcext:value-type="string">
            <text:p>300issies2 </text:p>
          </table:table-cell>
          <table:table-cell table:style-name="ce6"/>
          <table:table-cell table:style-name="ce6" office:value-type="string" calcext:value-type="string">
            <text:p>C09 </text:p>
          </table:table-cell>
          <table:table-cell table:number-columns-repeated="3" table:style-name="ce6" office:value-type="string" calcext:value-type="string">
            <text:p><text:s/></text:p>
          </table:table-cell>
          <table:table-cell table:style-name="ce6" office:value-type="string" calcext:value-type="string">
            <text:p>10</text:p>
          </table:table-cell>
          <table:table-cell table:style-name="ce6" office:value-type="string" calcext:value-type="string">
            <text:p>98</text:p>
          </table:table-cell>
          <table:table-cell table:number-columns-repeated="4" table:style-name="ce6" office:value-type="string" calcext:value-type="string">
            <text:p><text:s/></text:p>
          </table:table-cell>
          <table:table-cell table:style-name="ce6" office:value-type="string" calcext:value-type="string">
            <text:p>4</text:p>
          </table:table-cell>
          <table:table-cell table:style-name="ce6" office:value-type="string" calcext:value-type="string">
            <text:p>2</text:p>
          </table:table-cell>
          <table:table-cell table:style-name="ce6" office:value-type="string" calcext:value-type="string">
            <text:p>99</text:p>
          </table:table-cell>
          <table:table-cell table:style-name="ce6" office:value-type="string" calcext:value-type="string">
            <text:p><text:s/></text:p>
          </table:table-cell>
          <table:table-cell table:style-name="ce6" office:value-type="string" calcext:value-type="string">
            <text:p>1</text:p>
          </table:table-cell>
          <table:table-cell table:style-name="ce6" office:value-type="string" calcext:value-type="string">
            <text:p><text:s/></text:p>
          </table:table-cell>
          <table:table-cell table:style-name="ce6" office:value-type="float" office:value="3" calcext:value-type="float">
            <text:p>3</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2</text:p>
          </table:table-cell>
          <table:table-cell table:style-name="ce6" office:value-type="string" calcext:value-type="string">
            <text:p>1845-01-01</text:p>
          </table:table-cell>
          <table:table-cell table:style-name="ce6" office:value-type="string" calcext:value-type="string">
            <text:p>99</text:p>
          </table:table-cell>
          <table:table-cell table:number-columns-repeated="2" table:style-name="ce6" office:value-type="string" calcext:value-type="string">
            <text:p>98</text:p>
          </table:table-cell>
          <table:table-cell table:number-columns-repeated="8" table:style-name="ce6" office:value-type="string" calcext:value-type="string">
            <text:p>97</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1" table:style-name="ce6" office:value-type="string" calcext:value-type="string">
            <text:p>98</text:p>
          </table:table-cell>
          <table:table-cell table:style-name="ce6" office:value-type="string" calcext:value-type="string">
            <text:p>1845-01-01</text:p>
          </table:table-cell>
          <table:table-cell table:number-columns-repeated="17"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text:p>
          </table:table-cell>
          <table:table-cell table:style-name="ce6" office:value-type="string" calcext:value-type="string">
            <text:p>98</text:p>
          </table:table-cell>
          <table:table-cell table:style-name="ce6" office:value-type="string" calcext:value-type="string">
            <text:p>1845-01-01</text:p>
          </table:table-cell>
          <table:table-cell table:number-columns-repeated="3"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2021-01-14</text:p>
          </table:table-cell>
          <table:table-cell table:style-name="ce6" office:value-type="string" calcext:value-type="string">
            <text:p><text:s/></text:p>
          </table:table-cell>
          <table:table-cell table:style-name="ce6" office:value-type="string" calcext:value-type="string">
            <text:p>922443</text:p>
          </table:table-cell>
          <table:table-cell table:style-name="ce6" office:value-type="string" calcext:value-type="string">
            <text:p>1</text:p>
          </table:table-cell>
          <table:table-cell table:style-name="ce6" office:value-type="string" calcext:value-type="string">
            <text:p>80010054401</text:p>
          </table:table-cell>
          <table:table-cell table:style-name="ce6" office:value-type="string" calcext:value-type="string">
            <text:p>98</text:p>
          </table:table-cell>
          <table:table-cell table:style-name="ce6" office:value-type="string" calcext:value-type="string">
            <text:p>1800-01-01</text:p>
          </table:table-cell>
          <table:table-cell table:number-columns-repeated="2" table:style-name="ce6" office:value-type="string" calcext:value-type="string">
            <text:p>2</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5"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number-columns-repeated="7" table:style-name="ce6" office:value-type="string" calcext:value-type="string">
            <text:p>2</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1845-01-01</text:p>
          </table:table-cell>
          <table:table-cell table:style-name="ce6" office:value-type="string" calcext:value-type="string">
            <text:p>98</text:p>
          </table:table-cell>
          <table:table-cell table:style-name="ce6" office:value-type="string" calcext:value-type="string">
            <text:p>4</text:p>
          </table:table-cell>
          <table:table-cell table:style-name="ce6" office:value-type="string" calcext:value-type="string">
            <text:p>98</text:p>
          </table:table-cell>
          <table:table-cell table:style-name="ce6" office:value-type="string" calcext:value-type="string">
            <text:p>1</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0</text:p>
          </table:table-cell>
          <table:table-cell table:style-name="ce6" office:value-type="string" calcext:value-type="string">
            <text:p>1</text:p>
          </table:table-cell>
          <table:table-cell table:number-columns-repeated="2" table:style-name="ce6" office:value-type="string" calcext:value-type="string">
            <text:p>1845-01-01</text:p>
          </table:table-cell>
          <table:table-cell table:number-columns-repeated="2" table:style-name="ce6" office:value-type="string" calcext:value-type="string">
            <text:p>98</text:p>
          </table:table-cell>
          <table:table-cell table:style-name="ce6" office:value-type="string" calcext:value-type="string">
            <text:p>2021-01-01</text:p>
          </table:table-cell>
          <table:table-cell table:style-name="ce6"/>
          <table:table-cell table:style-name="ce52" table:number-columns-repeated="857"/>
        </table:table-row>
        <table:table-row table:style-name="ro6">
          <table:table-cell table:number-columns-repeated="166" office:value-type="string" calcext:value-type="string">
            <text:p><text:s/></text:p>
          </table:table-cell>
          <table:table-cell table:style-name="ce6"/>
          <table:table-cell table:number-columns-repeated="857"/>
        </table:table-row>
        <table:table-row table:style-name="ro6">
          <table:table-cell table:number-columns-repeated="166" office:value-type="string" calcext:value-type="string">
            <text:p><text:s/></text:p>
          </table:table-cell>
          <table:table-cell table:style-name="ce6"/>
          <table:table-cell table:number-columns-repeated="857"/>
        </table:table-row>
        <table:table-row table:style-name="ro7">
          <table:table-cell table:number-columns-repeated="166" office:value-type="string" calcext:value-type="string">
            <text:p><text:s/></text:p>
          </table:table-cell>
          <table:table-cell table:style-name="ce6"/>
          <table:table-cell table:number-columns-repeated="857"/>
        </table:table-row>
        <table:table-row table:style-name="ro7" table:number-rows-repeated="12">
          <table:table-cell table:number-columns-repeated="166"/>
          <table:table-cell table:style-name="ce6"/>
          <table:table-cell table:number-columns-repeated="857"/>
        </table:table-row>
        <table:table-row table:style-name="ro7" table:number-rows-repeated="133">
          <table:table-cell table:style-name="ce6" table:number-columns-repeated="167"/>
          <table:table-cell table:number-columns-repeated="857"/>
        </table:table-row>
        <table:table-row table:style-name="ro8" table:number-rows-repeated="1048401">
          <table:table-cell table:number-columns-repeated="1024"/>
        </table:table-row>
        <table:table-row table:style-name="ro9">
          <table:table-cell table:number-columns-repeated="1024"/>
        </table:table-row>
      </table:table>
      <table:table table:name="Sheet" table:style-name="ta2">
        <table:table-column table:style-name="co4" table:number-columns-repeated="64" table:default-cell-style-name="Default"/>
        <table:table-row table:style-name="ro8" table:number-rows-repeated="1048575">
          <table:table-cell table:number-columns-repeated="64"/>
        </table:table-row>
        <table:table-row table:style-name="ro8">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date-style style:name="N144P0" style:volatile="true">
      <number:year number:style="long"/>
      <number:text>-</number:text>
      <number:month number:style="long"/>
      <number:text>-</number:text>
      <number:day number:style="long"/>
    </number:date-style>
    <number:text-style style:name="N144">
      <number:text-content/>
      <style:map style:condition="value()&lt;=1.7976931348623157E+308" style:apply-style-name="N144P0"/>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 style:display-name="PageStyle_Sheet" style:page-layout-name="Mpm3">
      <style:header style:display="false"/>
      <style:header-left style:display="false"/>
      <style:footer style:display="false"/>
      <style:footer-left style:display="false"/>
    </style:master-page>
    <style:master-page style:name="PageStyle_5f_CAC" style:display-name="PageStyle_CA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penpyxl</meta:initial-creator>
    <dc:language>en-US</dc:language>
    <meta:creation-date>2021-06-14T20:03:51</meta:creation-date>
    <dc:date>2021-08-05T16:12:25.332000000</dc:date>
    <meta:editing-cycles>29</meta:editing-cycles>
    <meta:generator>LibreOffice/7.1.5.2$Windows_X86_64 LibreOffice_project/85f04e9f809797b8199d13c421bd8a2b025d52b5</meta:generator>
    <meta:editing-duration>PT1H47M56S</meta:editing-duration>
    <meta:document-statistic meta:table-count="2" meta:cell-count="4474" meta:object-count="0"/>
    <meta:user-defined meta:name="AppVersion">3.0</meta:user-defined>
  </office:meta>
</office:document-meta>
</file>